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pd1" office:value-type="string" calcext:value-type="string">
            <text:p>Presença</text:p>
          </table:table-cell>
          <table:table-cell table:style-name="pd1" office:value-type="string" calcext:value-type="string">
            <text:p>HorasEstudo</text:p>
          </table:table-cell>
          <table:table-cell table:style-name="pd1" office:value-type="string" calcext:value-type="string">
            <text:p>Nota</text:p>
          </table:table-cell>
        </table:table-row>
        <table:table-row table:style-name="ro1">
          <table:table-cell office:value-type="float" office:value="0.374540118847362" calcext:value-type="float">
            <text:p>0,374540118847362</text:p>
          </table:table-cell>
          <table:table-cell office:value-type="float" office:value="5.68351195155432" calcext:value-type="float">
            <text:p>5,68351195155432</text:p>
          </table:table-cell>
          <table:table-cell office:value-type="float" office:value="56.8850186435783" calcext:value-type="float">
            <text:p>56,8850186435783</text:p>
          </table:table-cell>
        </table:table-row>
        <table:table-row table:style-name="ro1">
          <table:table-cell office:value-type="float" office:value="0.950714306409916" calcext:value-type="float">
            <text:p>0,950714306409916</text:p>
          </table:table-cell>
          <table:table-cell office:value-type="float" office:value="8.75234167843177" calcext:value-type="float">
            <text:p>8,75234167843177</text:p>
          </table:table-cell>
          <table:table-cell office:value-type="float" office:value="84.8663832825809" calcext:value-type="float">
            <text:p>84,8663832825809</text:p>
          </table:table-cell>
        </table:table-row>
        <table:table-row table:style-name="ro1">
          <table:table-cell office:value-type="float" office:value="0.731993941811405" calcext:value-type="float">
            <text:p>0,731993941811405</text:p>
          </table:table-cell>
          <table:table-cell office:value-type="float" office:value="6.9008476763721" calcext:value-type="float">
            <text:p>6,9008476763721</text:p>
          </table:table-cell>
          <table:table-cell office:value-type="float" office:value="83.3361238280189" calcext:value-type="float">
            <text:p>83,3361238280189</text:p>
          </table:table-cell>
        </table:table-row>
        <table:table-row table:style-name="ro1">
          <table:table-cell office:value-type="float" office:value="0.598658484197037" calcext:value-type="float">
            <text:p>0,598658484197037</text:p>
          </table:table-cell>
          <table:table-cell office:value-type="float" office:value="3.84619268867519" calcext:value-type="float">
            <text:p>3,84619268867519</text:p>
          </table:table-cell>
          <table:table-cell office:value-type="float" office:value="73.4783514181811" calcext:value-type="float">
            <text:p>73,4783514181811</text:p>
          </table:table-cell>
        </table:table-row>
        <table:table-row table:style-name="ro1">
          <table:table-cell office:value-type="float" office:value="0.156018640442437" calcext:value-type="float">
            <text:p>0,156018640442437</text:p>
          </table:table-cell>
          <table:table-cell office:value-type="float" office:value="3.20317065730328" calcext:value-type="float">
            <text:p>3,20317065730328</text:p>
          </table:table-cell>
          <table:table-cell office:value-type="float" office:value="38.5834446797066" calcext:value-type="float">
            <text:p>38,5834446797066</text:p>
          </table:table-cell>
        </table:table-row>
        <table:table-row table:style-name="ro1">
          <table:table-cell office:value-type="float" office:value="0.155994520336203" calcext:value-type="float">
            <text:p>0,155994520336203</text:p>
          </table:table-cell>
          <table:table-cell office:value-type="float" office:value="5.98383834301301" calcext:value-type="float">
            <text:p>5,98383834301301</text:p>
          </table:table-cell>
          <table:table-cell office:value-type="float" office:value="43.4405052143702" calcext:value-type="float">
            <text:p>43,4405052143702</text:p>
          </table:table-cell>
        </table:table-row>
        <table:table-row table:style-name="ro1">
          <table:table-cell office:value-type="float" office:value="0.0580836121681995" calcext:value-type="float">
            <text:p>0,0580836121681995</text:p>
          </table:table-cell>
          <table:table-cell office:value-type="float" office:value="2.35953358595872" calcext:value-type="float">
            <text:p>2,35953358595872</text:p>
          </table:table-cell>
          <table:table-cell office:value-type="float" office:value="34.2566448657099" calcext:value-type="float">
            <text:p>34,2566448657099</text:p>
          </table:table-cell>
        </table:table-row>
        <table:table-row table:style-name="ro1">
          <table:table-cell office:value-type="float" office:value="0.866176145774935" calcext:value-type="float">
            <text:p>0,866176145774935</text:p>
          </table:table-cell>
          <table:table-cell office:value-type="float" office:value="8.66291753170871" calcext:value-type="float">
            <text:p>8,662917531708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601115011743209" calcext:value-type="float">
            <text:p>0,601115011743209</text:p>
          </table:table-cell>
          <table:table-cell office:value-type="float" office:value="7.35888024144257" calcext:value-type="float">
            <text:p>7,35888024144257</text:p>
          </table:table-cell>
          <table:table-cell office:value-type="float" office:value="93.1456014911134" calcext:value-type="float">
            <text:p>93,1456014911134</text:p>
          </table:table-cell>
        </table:table-row>
        <table:table-row table:style-name="ro1">
          <table:table-cell office:value-type="float" office:value="0.708072577796045" calcext:value-type="float">
            <text:p>0,708072577796045</text:p>
          </table:table-cell>
          <table:table-cell office:value-type="float" office:value="4.06164869579059" calcext:value-type="float">
            <text:p>4,06164869579059</text:p>
          </table:table-cell>
          <table:table-cell office:value-type="float" office:value="71.705147202718" calcext:value-type="float">
            <text:p>71,705147202718</text:p>
          </table:table-cell>
        </table:table-row>
        <table:table-row table:style-name="ro1">
          <table:table-cell office:value-type="float" office:value="0.0205844942958024" calcext:value-type="float">
            <text:p>0,0205844942958024</text:p>
          </table:table-cell>
          <table:table-cell office:value-type="float" office:value="1.57373094181825" calcext:value-type="float">
            <text:p>1,57373094181825</text:p>
          </table:table-cell>
          <table:table-cell office:value-type="float" office:value="4.18763181868404" calcext:value-type="float">
            <text:p>4,18763181868404</text:p>
          </table:table-cell>
        </table:table-row>
        <table:table-row table:style-name="ro1">
          <table:table-cell office:value-type="float" office:value="0.969909852161994" calcext:value-type="float">
            <text:p>0,969909852161994</text:p>
          </table:table-cell>
          <table:table-cell office:value-type="float" office:value="7.70774474833083" calcext:value-type="float">
            <text:p>7,70774474833083</text:p>
          </table:table-cell>
          <table:table-cell office:value-type="float" office:value="91.9598438517094" calcext:value-type="float">
            <text:p>91,9598438517094</text:p>
          </table:table-cell>
        </table:table-row>
        <table:table-row table:style-name="ro1">
          <table:table-cell office:value-type="float" office:value="0.832442640800422" calcext:value-type="float">
            <text:p>0,832442640800422</text:p>
          </table:table-cell>
          <table:table-cell office:value-type="float" office:value="4.77092030949476" calcext:value-type="float">
            <text:p>4,77092030949476</text:p>
          </table:table-cell>
          <table:table-cell office:value-type="float" office:value="93.1604190161715" calcext:value-type="float">
            <text:p>93,1604190161715</text:p>
          </table:table-cell>
        </table:table-row>
        <table:table-row table:style-name="ro1">
          <table:table-cell office:value-type="float" office:value="0.212339110678276" calcext:value-type="float">
            <text:p>0,212339110678276</text:p>
          </table:table-cell>
          <table:table-cell office:value-type="float" office:value="7.47563262394692" calcext:value-type="float">
            <text:p>7,47563262394692</text:p>
          </table:table-cell>
          <table:table-cell office:value-type="float" office:value="26.3041637167395" calcext:value-type="float">
            <text:p>26,3041637167395</text:p>
          </table:table-cell>
        </table:table-row>
        <table:table-row table:style-name="ro1">
          <table:table-cell office:value-type="float" office:value="0.181824967207101" calcext:value-type="float">
            <text:p>0,181824967207101</text:p>
          </table:table-cell>
          <table:table-cell office:value-type="float" office:value="1.81114468241127" calcext:value-type="float">
            <text:p>1,81114468241127</text:p>
          </table:table-cell>
          <table:table-cell office:value-type="float" office:value="25.5275429395291" calcext:value-type="float">
            <text:p>25,5275429395291</text:p>
          </table:table-cell>
        </table:table-row>
        <table:table-row table:style-name="ro1">
          <table:table-cell office:value-type="float" office:value="0.183404509853434" calcext:value-type="float">
            <text:p>0,183404509853434</text:p>
          </table:table-cell>
          <table:table-cell office:value-type="float" office:value="3.80124995409245" calcext:value-type="float">
            <text:p>3,80124995409245</text:p>
          </table:table-cell>
          <table:table-cell office:value-type="float" office:value="18.3424941610286" calcext:value-type="float">
            <text:p>18,3424941610286</text:p>
          </table:table-cell>
        </table:table-row>
        <table:table-row table:style-name="ro1">
          <table:table-cell office:value-type="float" office:value="0.304242242959538" calcext:value-type="float">
            <text:p>0,304242242959538</text:p>
          </table:table-cell>
          <table:table-cell office:value-type="float" office:value="5.01048739943637" calcext:value-type="float">
            <text:p>5,01048739943637</text:p>
          </table:table-cell>
          <table:table-cell office:value-type="float" office:value="38.8713806340141" calcext:value-type="float">
            <text:p>38,8713806340141</text:p>
          </table:table-cell>
        </table:table-row>
        <table:table-row table:style-name="ro1">
          <table:table-cell office:value-type="float" office:value="0.524756431632238" calcext:value-type="float">
            <text:p>0,524756431632238</text:p>
          </table:table-cell>
          <table:table-cell office:value-type="float" office:value="5.09396118752948" calcext:value-type="float">
            <text:p>5,09396118752948</text:p>
          </table:table-cell>
          <table:table-cell office:value-type="float" office:value="77.4302679001982" calcext:value-type="float">
            <text:p>77,4302679001982</text:p>
          </table:table-cell>
        </table:table-row>
        <table:table-row table:style-name="ro1">
          <table:table-cell office:value-type="float" office:value="0.431945018642116" calcext:value-type="float">
            <text:p>0,431945018642116</text:p>
          </table:table-cell>
          <table:table-cell office:value-type="float" office:value="4.09986905704151" calcext:value-type="float">
            <text:p>4,09986905704151</text:p>
          </table:table-cell>
          <table:table-cell office:value-type="float" office:value="46.1381587070911" calcext:value-type="float">
            <text:p>46,1381587070911</text:p>
          </table:table-cell>
        </table:table-row>
        <table:table-row table:style-name="ro1">
          <table:table-cell office:value-type="float" office:value="0.291229140198042" calcext:value-type="float">
            <text:p>0,291229140198042</text:p>
          </table:table-cell>
          <table:table-cell office:value-type="float" office:value="6.245699864695" calcext:value-type="float">
            <text:p>6,245699864695</text:p>
          </table:table-cell>
          <table:table-cell office:value-type="float" office:value="43.3852788337855" calcext:value-type="float">
            <text:p>43,3852788337855</text:p>
          </table:table-cell>
        </table:table-row>
        <table:table-row table:style-name="ro1">
          <table:table-cell office:value-type="float" office:value="0.611852894722379" calcext:value-type="float">
            <text:p>0,611852894722379</text:p>
          </table:table-cell>
          <table:table-cell office:value-type="float" office:value="2.86475914123481" calcext:value-type="float">
            <text:p>2,86475914123481</text:p>
          </table:table-cell>
          <table:table-cell office:value-type="float" office:value="20.9730874286836" calcext:value-type="float">
            <text:p>20,9730874286836</text:p>
          </table:table-cell>
        </table:table-row>
        <table:table-row table:style-name="ro1">
          <table:table-cell office:value-type="float" office:value="0.139493860652042" calcext:value-type="float">
            <text:p>0,139493860652042</text:p>
          </table:table-cell>
          <table:table-cell office:value-type="float" office:value="4.71524102995741" calcext:value-type="float">
            <text:p>4,71524102995741</text:p>
          </table:table-cell>
          <table:table-cell office:value-type="float" office:value="42.1556670794966" calcext:value-type="float">
            <text:p>42,1556670794966</text:p>
          </table:table-cell>
        </table:table-row>
        <table:table-row table:style-name="ro1">
          <table:table-cell office:value-type="float" office:value="0.292144648535218" calcext:value-type="float">
            <text:p>0,292144648535218</text:p>
          </table:table-cell>
          <table:table-cell office:value-type="float" office:value="5.2405912634238" calcext:value-type="float">
            <text:p>5,2405912634238</text:p>
          </table:table-cell>
          <table:table-cell office:value-type="float" office:value="51.4007275886298" calcext:value-type="float">
            <text:p>51,4007275886298</text:p>
          </table:table-cell>
        </table:table-row>
        <table:table-row table:style-name="ro1">
          <table:table-cell office:value-type="float" office:value="0.366361843293692" calcext:value-type="float">
            <text:p>0,366361843293692</text:p>
          </table:table-cell>
          <table:table-cell office:value-type="float" office:value="6.0288776681175" calcext:value-type="float">
            <text:p>6,0288776681175</text:p>
          </table:table-cell>
          <table:table-cell office:value-type="float" office:value="89.3623157362007" calcext:value-type="float">
            <text:p>89,3623157362007</text:p>
          </table:table-cell>
        </table:table-row>
        <table:table-row table:style-name="ro1">
          <table:table-cell office:value-type="float" office:value="0.456069984217036" calcext:value-type="float">
            <text:p>0,456069984217036</text:p>
          </table:table-cell>
          <table:table-cell office:value-type="float" office:value="6.42322975617778" calcext:value-type="float">
            <text:p>6,42322975617778</text:p>
          </table:table-cell>
          <table:table-cell office:value-type="float" office:value="46.9015533786733" calcext:value-type="float">
            <text:p>46,9015533786733</text:p>
          </table:table-cell>
        </table:table-row>
        <table:table-row table:style-name="ro1">
          <table:table-cell office:value-type="float" office:value="0.785175961393014" calcext:value-type="float">
            <text:p>0,785175961393014</text:p>
          </table:table-cell>
          <table:table-cell office:value-type="float" office:value="2.75071581632426" calcext:value-type="float">
            <text:p>2,75071581632426</text:p>
          </table:table-cell>
          <table:table-cell office:value-type="float" office:value="62.4964275021566" calcext:value-type="float">
            <text:p>62,4964275021566</text:p>
          </table:table-cell>
        </table:table-row>
        <table:table-row table:style-name="ro1">
          <table:table-cell office:value-type="float" office:value="0.19967378215836" calcext:value-type="float">
            <text:p>0,19967378215836</text:p>
          </table:table-cell>
          <table:table-cell office:value-type="float" office:value="1.93177165852876" calcext:value-type="float">
            <text:p>1,93177165852876</text:p>
          </table:table-cell>
          <table:table-cell office:value-type="float" office:value="24.6951872378317" calcext:value-type="float">
            <text:p>24,6951872378317</text:p>
          </table:table-cell>
        </table:table-row>
        <table:table-row table:style-name="ro1">
          <table:table-cell office:value-type="float" office:value="0.514234438413612" calcext:value-type="float">
            <text:p>0,514234438413612</text:p>
          </table:table-cell>
          <table:table-cell office:value-type="float" office:value="7.55535364379702" calcext:value-type="float">
            <text:p>7,55535364379702</text:p>
          </table:table-cell>
          <table:table-cell office:value-type="float" office:value="92.6245464752743" calcext:value-type="float">
            <text:p>92,6245464752743</text:p>
          </table:table-cell>
        </table:table-row>
        <table:table-row table:style-name="ro1">
          <table:table-cell office:value-type="float" office:value="0.592414568862042" calcext:value-type="float">
            <text:p>0,592414568862042</text:p>
          </table:table-cell>
          <table:table-cell office:value-type="float" office:value="5.66462802395918" calcext:value-type="float">
            <text:p>5,66462802395918</text:p>
          </table:table-cell>
          <table:table-cell office:value-type="float" office:value="56.2974755798202" calcext:value-type="float">
            <text:p>56,2974755798202</text:p>
          </table:table-cell>
        </table:table-row>
        <table:table-row table:style-name="ro1">
          <table:table-cell office:value-type="float" office:value="0.0464504127199977" calcext:value-type="float">
            <text:p>0,0464504127199977</text:p>
          </table:table-cell>
          <table:table-cell office:value-type="float" office:value="3.50302692688689" calcext:value-type="float">
            <text:p>3,50302692688689</text:p>
          </table:table-cell>
          <table:table-cell office:value-type="float" office:value="22.3795629861542" calcext:value-type="float">
            <text:p>22,3795629861542</text:p>
          </table:table-cell>
        </table:table-row>
        <table:table-row table:style-name="ro1">
          <table:table-cell office:value-type="float" office:value="0.607544851901438" calcext:value-type="float">
            <text:p>0,607544851901438</text:p>
          </table:table-cell>
          <table:table-cell office:value-type="float" office:value="8.10230395104505" calcext:value-type="float">
            <text:p>8,10230395104505</text:p>
          </table:table-cell>
          <table:table-cell office:value-type="float" office:value="81.0198371125973" calcext:value-type="float">
            <text:p>81,0198371125973</text:p>
          </table:table-cell>
        </table:table-row>
        <table:table-row table:style-name="ro1">
          <table:table-cell office:value-type="float" office:value="0.170524123687292" calcext:value-type="float">
            <text:p>0,170524123687292</text:p>
          </table:table-cell>
          <table:table-cell office:value-type="float" office:value="5.23134926858572" calcext:value-type="float">
            <text:p>5,23134926858572</text:p>
          </table:table-cell>
          <table:table-cell office:value-type="float" office:value="34.8890269587075" calcext:value-type="float">
            <text:p>34,8890269587075</text:p>
          </table:table-cell>
        </table:table-row>
        <table:table-row table:style-name="ro1">
          <table:table-cell office:value-type="float" office:value="0.0650515929852795" calcext:value-type="float">
            <text:p>0,0650515929852795</text:p>
          </table:table-cell>
          <table:table-cell office:value-type="float" office:value="7.35859436812765" calcext:value-type="float">
            <text:p>7,35859436812765</text:p>
          </table:table-cell>
          <table:table-cell office:value-type="float" office:value="24.4088007606168" calcext:value-type="float">
            <text:p>24,4088007606168</text:p>
          </table:table-cell>
        </table:table-row>
        <table:table-row table:style-name="ro1">
          <table:table-cell office:value-type="float" office:value="0.948885537253333" calcext:value-type="float">
            <text:p>0,948885537253333</text:p>
          </table:table-cell>
          <table:table-cell office:value-type="float" office:value="5.13503696282022" calcext:value-type="float">
            <text:p>5,13503696282022</text:p>
          </table:table-cell>
          <table:table-cell office:value-type="float" office:value="81.355079944447" calcext:value-type="float">
            <text:p>81,355079944447</text:p>
          </table:table-cell>
        </table:table-row>
        <table:table-row table:style-name="ro1">
          <table:table-cell office:value-type="float" office:value="0.965632033074559" calcext:value-type="float">
            <text:p>0,965632033074559</text:p>
          </table:table-cell>
          <table:table-cell office:value-type="float" office:value="9.12149584976397" calcext:value-type="float">
            <text:p>9,121495849763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808397348116461" calcext:value-type="float">
            <text:p>0,808397348116461</text:p>
          </table:table-cell>
          <table:table-cell office:value-type="float" office:value="8.51068168488641" calcext:value-type="float">
            <text:p>8,51068168488641</text:p>
          </table:table-cell>
          <table:table-cell office:value-type="float" office:value="62.0162616383121" calcext:value-type="float">
            <text:p>62,0162616383121</text:p>
          </table:table-cell>
        </table:table-row>
        <table:table-row table:style-name="ro1">
          <table:table-cell office:value-type="float" office:value="0.304613769173371" calcext:value-type="float">
            <text:p>0,304613769173371</text:p>
          </table:table-cell>
          <table:table-cell office:value-type="float" office:value="4.50207170304185" calcext:value-type="float">
            <text:p>4,50207170304185</text:p>
          </table:table-cell>
          <table:table-cell office:value-type="float" office:value="38.9445064455072" calcext:value-type="float">
            <text:p>38,9445064455072</text:p>
          </table:table-cell>
        </table:table-row>
        <table:table-row table:style-name="ro1">
          <table:table-cell office:value-type="float" office:value="0.0976721140063839" calcext:value-type="float">
            <text:p>0,0976721140063839</text:p>
          </table:table-cell>
          <table:table-cell office:value-type="float" office:value="6.94314190190871" calcext:value-type="float">
            <text:p>6,94314190190871</text:p>
          </table:table-cell>
          <table:table-cell office:value-type="float" office:value="19.6304781492344" calcext:value-type="float">
            <text:p>19,6304781492344</text:p>
          </table:table-cell>
        </table:table-row>
        <table:table-row table:style-name="ro1">
          <table:table-cell office:value-type="float" office:value="0.684233026512157" calcext:value-type="float">
            <text:p>0,684233026512157</text:p>
          </table:table-cell>
          <table:table-cell office:value-type="float" office:value="6.2907518991703" calcext:value-type="float">
            <text:p>6,2907518991703</text:p>
          </table:table-cell>
          <table:table-cell office:value-type="float" office:value="90.1179217659074" calcext:value-type="float">
            <text:p>90,1179217659074</text:p>
          </table:table-cell>
        </table:table-row>
        <table:table-row table:style-name="ro1">
          <table:table-cell office:value-type="float" office:value="0.440152493739601" calcext:value-type="float">
            <text:p>0,440152493739601</text:p>
          </table:table-cell>
          <table:table-cell office:value-type="float" office:value="7.7372631150647" calcext:value-type="float">
            <text:p>7,7372631150647</text:p>
          </table:table-cell>
          <table:table-cell office:value-type="float" office:value="26.8944639889594" calcext:value-type="float">
            <text:p>26,8944639889594</text:p>
          </table:table-cell>
        </table:table-row>
        <table:table-row table:style-name="ro1">
          <table:table-cell office:value-type="float" office:value="0.122038234844779" calcext:value-type="float">
            <text:p>0,122038234844779</text:p>
          </table:table-cell>
          <table:table-cell office:value-type="float" office:value="3.07015307883979" calcext:value-type="float">
            <text:p>3,07015307883979</text:p>
          </table:table-cell>
          <table:table-cell office:value-type="float" office:value="8.42446946061413" calcext:value-type="float">
            <text:p>8,42446946061413</text:p>
          </table:table-cell>
        </table:table-row>
        <table:table-row table:style-name="ro1">
          <table:table-cell office:value-type="float" office:value="0.49517691011127" calcext:value-type="float">
            <text:p>0,49517691011127</text:p>
          </table:table-cell>
          <table:table-cell office:value-type="float" office:value="6.37210291999688" calcext:value-type="float">
            <text:p>6,37210291999688</text:p>
          </table:table-cell>
          <table:table-cell office:value-type="float" office:value="62.7432637879542" calcext:value-type="float">
            <text:p>62,7432637879542</text:p>
          </table:table-cell>
        </table:table-row>
        <table:table-row table:style-name="ro1">
          <table:table-cell office:value-type="float" office:value="0.0343885211152184" calcext:value-type="float">
            <text:p>0,0343885211152184</text:p>
          </table:table-cell>
          <table:table-cell office:value-type="float" office:value="7.11684897369918" calcext:value-type="float">
            <text:p>7,11684897369918</text:p>
          </table:table-cell>
          <table:table-cell office:value-type="float" office:value="61.8411877463966" calcext:value-type="float">
            <text:p>61,8411877463966</text:p>
          </table:table-cell>
        </table:table-row>
        <table:table-row table:style-name="ro1">
          <table:table-cell office:value-type="float" office:value="0.909320402078782" calcext:value-type="float">
            <text:p>0,909320402078782</text:p>
          </table:table-cell>
          <table:table-cell office:value-type="float" office:value="1.48252102715377" calcext:value-type="float">
            <text:p>1,48252102715377</text:p>
          </table:table-cell>
          <table:table-cell office:value-type="float" office:value="59.1743030118823" calcext:value-type="float">
            <text:p>59,1743030118823</text:p>
          </table:table-cell>
        </table:table-row>
        <table:table-row table:style-name="ro1">
          <table:table-cell office:value-type="float" office:value="0.258779981600017" calcext:value-type="float">
            <text:p>0,258779981600017</text:p>
          </table:table-cell>
          <table:table-cell office:value-type="float" office:value="2.63348297466845" calcext:value-type="float">
            <text:p>2,63348297466845</text:p>
          </table:table-cell>
          <table:table-cell office:value-type="float" office:value="14.9567402608108" calcext:value-type="float">
            <text:p>14,9567402608108</text:p>
          </table:table-cell>
        </table:table-row>
        <table:table-row table:style-name="ro1">
          <table:table-cell office:value-type="float" office:value="0.662522284353982" calcext:value-type="float">
            <text:p>0,662522284353982</text:p>
          </table:table-cell>
          <table:table-cell office:value-type="float" office:value="0.921535644479799" calcext:value-type="float">
            <text:p>0,921535644479799</text:p>
          </table:table-cell>
          <table:table-cell office:value-type="float" office:value="81.0606210279699" calcext:value-type="float">
            <text:p>81,0606210279699</text:p>
          </table:table-cell>
        </table:table-row>
        <table:table-row table:style-name="ro1">
          <table:table-cell office:value-type="float" office:value="0.311711076089411" calcext:value-type="float">
            <text:p>0,311711076089411</text:p>
          </table:table-cell>
          <table:table-cell office:value-type="float" office:value="4.46118633111088" calcext:value-type="float">
            <text:p>4,46118633111088</text:p>
          </table:table-cell>
          <table:table-cell office:value-type="float" office:value="7.58713188148331" calcext:value-type="float">
            <text:p>7,58713188148331</text:p>
          </table:table-cell>
        </table:table-row>
        <table:table-row table:style-name="ro1">
          <table:table-cell office:value-type="float" office:value="0.520068021177811" calcext:value-type="float">
            <text:p>0,520068021177811</text:p>
          </table:table-cell>
          <table:table-cell office:value-type="float" office:value="6.43508451159192" calcext:value-type="float">
            <text:p>6,43508451159192</text:p>
          </table:table-cell>
          <table:table-cell office:value-type="float" office:value="12.9683001846347" calcext:value-type="float">
            <text:p>12,9683001846347</text:p>
          </table:table-cell>
        </table:table-row>
        <table:table-row table:style-name="ro1">
          <table:table-cell office:value-type="float" office:value="0.54671027934328" calcext:value-type="float">
            <text:p>0,54671027934328</text:p>
          </table:table-cell>
          <table:table-cell office:value-type="float" office:value="8.00471410419206" calcext:value-type="float">
            <text:p>8,00471410419206</text:p>
          </table:table-cell>
          <table:table-cell office:value-type="float" office:value="73.6217621784316" calcext:value-type="float">
            <text:p>73,6217621784316</text:p>
          </table:table-cell>
        </table:table-row>
        <table:table-row table:style-name="ro1">
          <table:table-cell office:value-type="float" office:value="0.184854455525527" calcext:value-type="float">
            <text:p>0,184854455525527</text:p>
          </table:table-cell>
          <table:table-cell office:value-type="float" office:value="5.14818956083955" calcext:value-type="float">
            <text:p>5,14818956083955</text:p>
          </table:table-cell>
          <table:table-cell office:value-type="float" office:value="21.6429410878376" calcext:value-type="float">
            <text:p>21,6429410878376</text:p>
          </table:table-cell>
        </table:table-row>
        <table:table-row table:style-name="ro1">
          <table:table-cell office:value-type="float" office:value="0.969584627764558" calcext:value-type="float">
            <text:p>0,969584627764558</text:p>
          </table:table-cell>
          <table:table-cell office:value-type="float" office:value="8.25723109114258" calcext:value-type="float">
            <text:p>8,25723109114258</text:p>
          </table:table-cell>
          <table:table-cell office:value-type="float" office:value="70.7793456878296" calcext:value-type="float">
            <text:p>70,7793456878296</text:p>
          </table:table-cell>
        </table:table-row>
        <table:table-row table:style-name="ro1">
          <table:table-cell office:value-type="float" office:value="0.775132823361115" calcext:value-type="float">
            <text:p>0,775132823361115</text:p>
          </table:table-cell>
          <table:table-cell office:value-type="float" office:value="2.23979708357022" calcext:value-type="float">
            <text:p>2,23979708357022</text:p>
          </table:table-cell>
          <table:table-cell office:value-type="float" office:value="69.6342866819348" calcext:value-type="float">
            <text:p>69,6342866819348</text:p>
          </table:table-cell>
        </table:table-row>
        <table:table-row table:style-name="ro1">
          <table:table-cell office:value-type="float" office:value="0.939498941564189" calcext:value-type="float">
            <text:p>0,939498941564189</text:p>
          </table:table-cell>
          <table:table-cell office:value-type="float" office:value="1.59323512128969" calcext:value-type="float">
            <text:p>1,59323512128969</text:p>
          </table:table-cell>
          <table:table-cell office:value-type="float" office:value="67.6188912544341" calcext:value-type="float">
            <text:p>67,6188912544341</text:p>
          </table:table-cell>
        </table:table-row>
        <table:table-row table:style-name="ro1">
          <table:table-cell office:value-type="float" office:value="0.894827350427649" calcext:value-type="float">
            <text:p>0,894827350427649</text:p>
          </table:table-cell>
          <table:table-cell office:value-type="float" office:value="4.88890460220676" calcext:value-type="float">
            <text:p>4,88890460220676</text:p>
          </table:table-cell>
          <table:table-cell office:value-type="float" office:value="61.9636868197514" calcext:value-type="float">
            <text:p>61,9636868197514</text:p>
          </table:table-cell>
        </table:table-row>
        <table:table-row table:style-name="ro1">
          <table:table-cell office:value-type="float" office:value="0.597899978811085" calcext:value-type="float">
            <text:p>0,597899978811085</text:p>
          </table:table-cell>
          <table:table-cell office:value-type="float" office:value="5.76813089787861" calcext:value-type="float">
            <text:p>5,76813089787861</text:p>
          </table:table-cell>
          <table:table-cell office:value-type="float" office:value="33.3404343467617" calcext:value-type="float">
            <text:p>33,3404343467617</text:p>
          </table:table-cell>
        </table:table-row>
        <table:table-row table:style-name="ro1">
          <table:table-cell office:value-type="float" office:value="0.921874235023117" calcext:value-type="float">
            <text:p>0,921874235023117</text:p>
          </table:table-cell>
          <table:table-cell office:value-type="float" office:value="4.93461050381181" calcext:value-type="float">
            <text:p>4,93461050381181</text:p>
          </table:table-cell>
          <table:table-cell office:value-type="float" office:value="92.5000426822372" calcext:value-type="float">
            <text:p>92,5000426822372</text:p>
          </table:table-cell>
        </table:table-row>
        <table:table-row table:style-name="ro1">
          <table:table-cell office:value-type="float" office:value="0.0884925020519195" calcext:value-type="float">
            <text:p>0,0884925020519195</text:p>
          </table:table-cell>
          <table:table-cell office:value-type="float" office:value="0.865115799920247" calcext:value-type="float">
            <text:p>0,865115799920247</text:p>
          </table:table-cell>
          <table:table-cell office:value-type="float" office:value="21.7740368819694" calcext:value-type="float">
            <text:p>21,7740368819694</text:p>
          </table:table-cell>
        </table:table-row>
        <table:table-row table:style-name="ro1">
          <table:table-cell office:value-type="float" office:value="0.195982862419145" calcext:value-type="float">
            <text:p>0,195982862419145</text:p>
          </table:table-cell>
          <table:table-cell office:value-type="float" office:value="4.82175992097442" calcext:value-type="float">
            <text:p>4,82175992097442</text:p>
          </table:table-cell>
          <table:table-cell office:value-type="float" office:value="29.0624941534587" calcext:value-type="float">
            <text:p>29,0624941534587</text:p>
          </table:table-cell>
        </table:table-row>
        <table:table-row table:style-name="ro1">
          <table:table-cell office:value-type="float" office:value="0.0452272889105381" calcext:value-type="float">
            <text:p>0,0452272889105381</text:p>
          </table:table-cell>
          <table:table-cell office:value-type="float" office:value="2.39106099899029" calcext:value-type="float">
            <text:p>2,39106099899029</text:p>
          </table:table-cell>
          <table:table-cell office:value-type="float" office:value="49.2106212515468" calcext:value-type="float">
            <text:p>49,2106212515468</text:p>
          </table:table-cell>
        </table:table-row>
        <table:table-row table:style-name="ro1">
          <table:table-cell office:value-type="float" office:value="0.325330330763264" calcext:value-type="float">
            <text:p>0,325330330763264</text:p>
          </table:table-cell>
          <table:table-cell office:value-type="float" office:value="6.33934509766008" calcext:value-type="float">
            <text:p>6,33934509766008</text:p>
          </table:table-cell>
          <table:table-cell office:value-type="float" office:value="23.4755049099131" calcext:value-type="float">
            <text:p>23,4755049099131</text:p>
          </table:table-cell>
        </table:table-row>
        <table:table-row table:style-name="ro1">
          <table:table-cell office:value-type="float" office:value="0.388677289689482" calcext:value-type="float">
            <text:p>0,388677289689482</text:p>
          </table:table-cell>
          <table:table-cell office:value-type="float" office:value="5.7331964921937" calcext:value-type="float">
            <text:p>5,7331964921937</text:p>
          </table:table-cell>
          <table:table-cell office:value-type="float" office:value="15.7429199316489" calcext:value-type="float">
            <text:p>15,7429199316489</text:p>
          </table:table-cell>
        </table:table-row>
        <table:table-row table:style-name="ro1">
          <table:table-cell office:value-type="float" office:value="0.271349031773896" calcext:value-type="float">
            <text:p>0,271349031773896</text:p>
          </table:table-cell>
          <table:table-cell office:value-type="float" office:value="3.12024042734529" calcext:value-type="float">
            <text:p>3,12024042734529</text:p>
          </table:table-cell>
          <table:table-cell office:value-type="float" office:value="14.92374221819" calcext:value-type="float">
            <text:p>14,92374221819</text:p>
          </table:table-cell>
        </table:table-row>
        <table:table-row table:style-name="ro1">
          <table:table-cell office:value-type="float" office:value="0.828737509151929" calcext:value-type="float">
            <text:p>0,828737509151929</text:p>
          </table:table-cell>
          <table:table-cell office:value-type="float" office:value="3.97226616532661" calcext:value-type="float">
            <text:p>3,97226616532661</text:p>
          </table:table-cell>
          <table:table-cell office:value-type="float" office:value="64.7015948833122" calcext:value-type="float">
            <text:p>64,7015948833122</text:p>
          </table:table-cell>
        </table:table-row>
        <table:table-row table:style-name="ro1">
          <table:table-cell office:value-type="float" office:value="0.356753326693589" calcext:value-type="float">
            <text:p>0,356753326693589</text:p>
          </table:table-cell>
          <table:table-cell office:value-type="float" office:value="2.8815729562221" calcext:value-type="float">
            <text:p>2,8815729562221</text:p>
          </table:table-cell>
          <table:table-cell office:value-type="float" office:value="37.7982804129576" calcext:value-type="float">
            <text:p>37,7982804129576</text:p>
          </table:table-cell>
        </table:table-row>
        <table:table-row table:style-name="ro1">
          <table:table-cell office:value-type="float" office:value="0.280934509687381" calcext:value-type="float">
            <text:p>0,280934509687381</text:p>
          </table:table-cell>
          <table:table-cell office:value-type="float" office:value="4.87464180545366" calcext:value-type="float">
            <text:p>4,87464180545366</text:p>
          </table:table-cell>
          <table:table-cell office:value-type="float" office:value="31.5299166459309" calcext:value-type="float">
            <text:p>31,5299166459309</text:p>
          </table:table-cell>
        </table:table-row>
        <table:table-row table:style-name="ro1">
          <table:table-cell office:value-type="float" office:value="0.542696083158248" calcext:value-type="float">
            <text:p>0,542696083158248</text:p>
          </table:table-cell>
          <table:table-cell office:value-type="float" office:value="6.91028464100248" calcext:value-type="float">
            <text:p>6,91028464100248</text:p>
          </table:table-cell>
          <table:table-cell office:value-type="float" office:value="67.2440114837908" calcext:value-type="float">
            <text:p>67,2440114837908</text:p>
          </table:table-cell>
        </table:table-row>
        <table:table-row table:style-name="ro1">
          <table:table-cell office:value-type="float" office:value="0.140924224974763" calcext:value-type="float">
            <text:p>0,140924224974763</text:p>
          </table:table-cell>
          <table:table-cell office:value-type="float" office:value="3.02854790732891" calcext:value-type="float">
            <text:p>3,02854790732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9698075404" calcext:value-type="float">
            <text:p>0,80219698075404</text:p>
          </table:table-cell>
          <table:table-cell office:value-type="float" office:value="6.00809303103569" calcext:value-type="float">
            <text:p>6,008093031035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745506436797708" calcext:value-type="float">
            <text:p>0,0745506436797708</text:p>
          </table:table-cell>
          <table:table-cell office:value-type="float" office:value="3.93948476325512" calcext:value-type="float">
            <text:p>3,93948476325512</text:p>
          </table:table-cell>
          <table:table-cell office:value-type="float" office:value="18.5879541059553" calcext:value-type="float">
            <text:p>18,5879541059553</text:p>
          </table:table-cell>
        </table:table-row>
        <table:table-row table:style-name="ro1">
          <table:table-cell office:value-type="float" office:value="0.986886936600517" calcext:value-type="float">
            <text:p>0,986886936600517</text:p>
          </table:table-cell>
          <table:table-cell office:value-type="float" office:value="3.41425433547531" calcext:value-type="float">
            <text:p>3,41425433547531</text:p>
          </table:table-cell>
          <table:table-cell office:value-type="float" office:value="95.2161501696948" calcext:value-type="float">
            <text:p>95,2161501696948</text:p>
          </table:table-cell>
        </table:table-row>
        <table:table-row table:style-name="ro1">
          <table:table-cell office:value-type="float" office:value="0.772244769296657" calcext:value-type="float">
            <text:p>0,772244769296657</text:p>
          </table:table-cell>
          <table:table-cell office:value-type="float" office:value="4.78593928009088" calcext:value-type="float">
            <text:p>4,78593928009088</text:p>
          </table:table-cell>
          <table:table-cell office:value-type="float" office:value="72.3329502057171" calcext:value-type="float">
            <text:p>72,3329502057171</text:p>
          </table:table-cell>
        </table:table-row>
        <table:table-row table:style-name="ro1">
          <table:table-cell office:value-type="float" office:value="0.198715681534172" calcext:value-type="float">
            <text:p>0,198715681534172</text:p>
          </table:table-cell>
          <table:table-cell office:value-type="float" office:value="2.92951535516125" calcext:value-type="float">
            <text:p>2,92951535516125</text:p>
          </table:table-cell>
          <table:table-cell office:value-type="float" office:value="32.776066695771" calcext:value-type="float">
            <text:p>32,776066695771</text:p>
          </table:table-cell>
        </table:table-row>
        <table:table-row table:style-name="ro1">
          <table:table-cell office:value-type="float" office:value="0.0055221171236024" calcext:value-type="float">
            <text:p>0,0055221171236024</text:p>
          </table:table-cell>
          <table:table-cell office:value-type="float" office:value="3.89270138930564" calcext:value-type="float">
            <text:p>3,89270138930564</text:p>
          </table:table-cell>
          <table:table-cell office:value-type="float" office:value="27.2974781892828" calcext:value-type="float">
            <text:p>27,2974781892828</text:p>
          </table:table-cell>
        </table:table-row>
        <table:table-row table:style-name="ro1">
          <table:table-cell office:value-type="float" office:value="0.815461428454834" calcext:value-type="float">
            <text:p>0,815461428454834</text:p>
          </table:table-cell>
          <table:table-cell office:value-type="float" office:value="2.6042442148223" calcext:value-type="float">
            <text:p>2,6042442148223</text:p>
          </table:table-cell>
          <table:table-cell office:value-type="float" office:value="68.2988337669256" calcext:value-type="float">
            <text:p>68,2988337669256</text:p>
          </table:table-cell>
        </table:table-row>
        <table:table-row table:style-name="ro1">
          <table:table-cell office:value-type="float" office:value="0.706857343847617" calcext:value-type="float">
            <text:p>0,706857343847617</text:p>
          </table:table-cell>
          <table:table-cell office:value-type="float" office:value="8.92945026583278" calcext:value-type="float">
            <text:p>8,92945026583278</text:p>
          </table:table-cell>
          <table:table-cell office:value-type="float" office:value="90.983696891539" calcext:value-type="float">
            <text:p>90,983696891539</text:p>
          </table:table-cell>
        </table:table-row>
        <table:table-row table:style-name="ro1">
          <table:table-cell office:value-type="float" office:value="0.729007168040987" calcext:value-type="float">
            <text:p>0,729007168040987</text:p>
          </table:table-cell>
          <table:table-cell office:value-type="float" office:value="5.07052710394346" calcext:value-type="float">
            <text:p>5,07052710394346</text:p>
          </table:table-cell>
          <table:table-cell office:value-type="float" office:value="90.6055891008817" calcext:value-type="float">
            <text:p>90,6055891008817</text:p>
          </table:table-cell>
        </table:table-row>
        <table:table-row table:style-name="ro1">
          <table:table-cell office:value-type="float" office:value="0.771270346685946" calcext:value-type="float">
            <text:p>0,771270346685946</text:p>
          </table:table-cell>
          <table:table-cell office:value-type="float" office:value="3.60054898401483" calcext:value-type="float">
            <text:p>3,60054898401483</text:p>
          </table:table-cell>
          <table:table-cell office:value-type="float" office:value="64.6088401312455" calcext:value-type="float">
            <text:p>64,6088401312455</text:p>
          </table:table-cell>
        </table:table-row>
        <table:table-row table:style-name="ro1">
          <table:table-cell office:value-type="float" office:value="0.0740446517340904" calcext:value-type="float">
            <text:p>0,0740446517340904</text:p>
          </table:table-cell>
          <table:table-cell office:value-type="float" office:value="5.42795982146844" calcext:value-type="float">
            <text:p>5,42795982146844</text:p>
          </table:table-cell>
          <table:table-cell office:value-type="float" office:value="40.3345935416894" calcext:value-type="float">
            <text:p>40,3345935416894</text:p>
          </table:table-cell>
        </table:table-row>
        <table:table-row table:style-name="ro1">
          <table:table-cell office:value-type="float" office:value="0.358465728544273" calcext:value-type="float">
            <text:p>0,358465728544273</text:p>
          </table:table-cell>
          <table:table-cell office:value-type="float" office:value="4.77534390061834" calcext:value-type="float">
            <text:p>4,77534390061834</text:p>
          </table:table-cell>
          <table:table-cell office:value-type="float" office:value="38.8146054293852" calcext:value-type="float">
            <text:p>38,8146054293852</text:p>
          </table:table-cell>
        </table:table-row>
        <table:table-row table:style-name="ro1">
          <table:table-cell office:value-type="float" office:value="0.11586905952513" calcext:value-type="float">
            <text:p>0,11586905952513</text:p>
          </table:table-cell>
          <table:table-cell office:value-type="float" office:value="4.55806080093355" calcext:value-type="float">
            <text:p>4,55806080093355</text:p>
          </table:table-cell>
          <table:table-cell office:value-type="float" office:value="53.9867310842315" calcext:value-type="float">
            <text:p>53,9867310842315</text:p>
          </table:table-cell>
        </table:table-row>
        <table:table-row table:style-name="ro1">
          <table:table-cell office:value-type="float" office:value="0.863103425875594" calcext:value-type="float">
            <text:p>0,863103425875594</text:p>
          </table:table-cell>
          <table:table-cell office:value-type="float" office:value="6.22833340008685" calcext:value-type="float">
            <text:p>6,22833340008685</text:p>
          </table:table-cell>
          <table:table-cell office:value-type="float" office:value="63.1716931116976" calcext:value-type="float">
            <text:p>63,1716931116976</text:p>
          </table:table-cell>
        </table:table-row>
        <table:table-row table:style-name="ro1">
          <table:table-cell office:value-type="float" office:value="0.623298126827558" calcext:value-type="float">
            <text:p>0,623298126827558</text:p>
          </table:table-cell>
          <table:table-cell office:value-type="float" office:value="6.51501542009461" calcext:value-type="float">
            <text:p>6,51501542009461</text:p>
          </table:table-cell>
          <table:table-cell office:value-type="float" office:value="99.4767579482482" calcext:value-type="float">
            <text:p>99,4767579482482</text:p>
          </table:table-cell>
        </table:table-row>
        <table:table-row table:style-name="ro1">
          <table:table-cell office:value-type="float" office:value="0.330898024852649" calcext:value-type="float">
            <text:p>0,330898024852649</text:p>
          </table:table-cell>
          <table:table-cell office:value-type="float" office:value="3.93899770477895" calcext:value-type="float">
            <text:p>3,93899770477895</text:p>
          </table:table-cell>
          <table:table-cell office:value-type="float" office:value="34.8067132973879" calcext:value-type="float">
            <text:p>34,8067132973879</text:p>
          </table:table-cell>
        </table:table-row>
        <table:table-row table:style-name="ro1">
          <table:table-cell office:value-type="float" office:value="0.0635583502860236" calcext:value-type="float">
            <text:p>0,0635583502860236</text:p>
          </table:table-cell>
          <table:table-cell office:value-type="float" office:value="3.84836351871064" calcext:value-type="float">
            <text:p>3,84836351871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0982321715662" calcext:value-type="float">
            <text:p>0,310982321715662</text:p>
          </table:table-cell>
          <table:table-cell office:value-type="float" office:value="4.44989660569671" calcext:value-type="float">
            <text:p>4,44989660569671</text:p>
          </table:table-cell>
          <table:table-cell office:value-type="float" office:value="39.0206140239424" calcext:value-type="float">
            <text:p>39,0206140239424</text:p>
          </table:table-cell>
        </table:table-row>
        <table:table-row table:style-name="ro1">
          <table:table-cell office:value-type="float" office:value="0.325183322026747" calcext:value-type="float">
            <text:p>0,325183322026747</text:p>
          </table:table-cell>
          <table:table-cell office:value-type="float" office:value="0.39615767052883" calcext:value-type="float">
            <text:p>0,39615767052883</text:p>
          </table:table-cell>
          <table:table-cell office:value-type="float" office:value="7.47459685422253" calcext:value-type="float">
            <text:p>7,47459685422253</text:p>
          </table:table-cell>
        </table:table-row>
        <table:table-row table:style-name="ro1">
          <table:table-cell office:value-type="float" office:value="0.729606178338064" calcext:value-type="float">
            <text:p>0,729606178338064</text:p>
          </table:table-cell>
          <table:table-cell office:value-type="float" office:value="1.9696178756029" calcext:value-type="float">
            <text:p>1,9696178756029</text:p>
          </table:table-cell>
          <table:table-cell office:value-type="float" office:value="68.4677131824699" calcext:value-type="float">
            <text:p>68,4677131824699</text:p>
          </table:table-cell>
        </table:table-row>
        <table:table-row table:style-name="ro1">
          <table:table-cell office:value-type="float" office:value="0.637557471355213" calcext:value-type="float">
            <text:p>0,637557471355213</text:p>
          </table:table-cell>
          <table:table-cell office:value-type="float" office:value="7.73374853488905" calcext:value-type="float">
            <text:p>7,73374853488905</text:p>
          </table:table-cell>
          <table:table-cell office:value-type="float" office:value="56.1359628348212" calcext:value-type="float">
            <text:p>56,1359628348212</text:p>
          </table:table-cell>
        </table:table-row>
        <table:table-row table:style-name="ro1">
          <table:table-cell office:value-type="float" office:value="0.887212742576327" calcext:value-type="float">
            <text:p>0,887212742576327</text:p>
          </table:table-cell>
          <table:table-cell office:value-type="float" office:value="8.28993542700257" calcext:value-type="float">
            <text:p>8,28993542700257</text:p>
          </table:table-cell>
          <table:table-cell office:value-type="float" office:value="77.4688375982943" calcext:value-type="float">
            <text:p>77,4688375982943</text:p>
          </table:table-cell>
        </table:table-row>
        <table:table-row table:style-name="ro1">
          <table:table-cell office:value-type="float" office:value="0.472214925161949" calcext:value-type="float">
            <text:p>0,472214925161949</text:p>
          </table:table-cell>
          <table:table-cell office:value-type="float" office:value="4.50192792088724" calcext:value-type="float">
            <text:p>4,50192792088724</text:p>
          </table:table-cell>
          <table:table-cell office:value-type="float" office:value="8.54979257435531" calcext:value-type="float">
            <text:p>8,54979257435531</text:p>
          </table:table-cell>
        </table:table-row>
        <table:table-row table:style-name="ro1">
          <table:table-cell office:value-type="float" office:value="0.119594245938302" calcext:value-type="float">
            <text:p>0,119594245938302</text:p>
          </table:table-cell>
          <table:table-cell office:value-type="float" office:value="6.15311392611153" calcext:value-type="float">
            <text:p>6,15311392611153</text:p>
          </table:table-cell>
          <table:table-cell office:value-type="float" office:value="22.7419840757627" calcext:value-type="float">
            <text:p>22,7419840757627</text:p>
          </table:table-cell>
        </table:table-row>
        <table:table-row table:style-name="ro1">
          <table:table-cell office:value-type="float" office:value="0.713244787222995" calcext:value-type="float">
            <text:p>0,713244787222995</text:p>
          </table:table-cell>
          <table:table-cell office:value-type="float" office:value="5.62250030908707" calcext:value-type="float">
            <text:p>5,62250030908707</text:p>
          </table:table-cell>
          <table:table-cell office:value-type="float" office:value="16.8071019371489" calcext:value-type="float">
            <text:p>16,8071019371489</text:p>
          </table:table-cell>
        </table:table-row>
        <table:table-row table:style-name="ro1">
          <table:table-cell office:value-type="float" office:value="0.760785048616897" calcext:value-type="float">
            <text:p>0,760785048616897</text:p>
          </table:table-cell>
          <table:table-cell office:value-type="float" office:value="10" calcext:value-type="float">
            <text:p>10</text:p>
          </table:table-cell>
          <table:table-cell office:value-type="float" office:value="53.9690464472994" calcext:value-type="float">
            <text:p>53,9690464472994</text:p>
          </table:table-cell>
        </table:table-row>
        <table:table-row table:style-name="ro1">
          <table:table-cell office:value-type="float" office:value="0.561277197569496" calcext:value-type="float">
            <text:p>0,561277197569496</text:p>
          </table:table-cell>
          <table:table-cell office:value-type="float" office:value="7.23914982286915" calcext:value-type="float">
            <text:p>7,23914982286915</text:p>
          </table:table-cell>
          <table:table-cell office:value-type="float" office:value="77.8415242685323" calcext:value-type="float">
            <text:p>77,8415242685323</text:p>
          </table:table-cell>
        </table:table-row>
        <table:table-row table:style-name="ro1">
          <table:table-cell office:value-type="float" office:value="0.770967179954561" calcext:value-type="float">
            <text:p>0,770967179954561</text:p>
          </table:table-cell>
          <table:table-cell office:value-type="float" office:value="4.74416481703847" calcext:value-type="float">
            <text:p>4,74416481703847</text:p>
          </table:table-cell>
          <table:table-cell office:value-type="float" office:value="80.9506932384442" calcext:value-type="float">
            <text:p>80,9506932384442</text:p>
          </table:table-cell>
        </table:table-row>
        <table:table-row table:style-name="ro1">
          <table:table-cell office:value-type="float" office:value="0.493795596364391" calcext:value-type="float">
            <text:p>0,493795596364391</text:p>
          </table:table-cell>
          <table:table-cell office:value-type="float" office:value="3.08891911879915" calcext:value-type="float">
            <text:p>3,08891911879915</text:p>
          </table:table-cell>
          <table:table-cell office:value-type="float" office:value="50.4925634927593" calcext:value-type="float">
            <text:p>50,4925634927593</text:p>
          </table:table-cell>
        </table:table-row>
        <table:table-row table:style-name="ro1">
          <table:table-cell office:value-type="float" office:value="0.522732829381994" calcext:value-type="float">
            <text:p>0,522732829381994</text:p>
          </table:table-cell>
          <table:table-cell office:value-type="float" office:value="1.78710735948486" calcext:value-type="float">
            <text:p>1,78710735948486</text:p>
          </table:table-cell>
          <table:table-cell office:value-type="float" office:value="19.1728763382748" calcext:value-type="float">
            <text:p>19,1728763382748</text:p>
          </table:table-cell>
        </table:table-row>
        <table:table-row table:style-name="ro1">
          <table:table-cell office:value-type="float" office:value="0.42754101835855" calcext:value-type="float">
            <text:p>0,42754101835855</text:p>
          </table:table-cell>
          <table:table-cell office:value-type="float" office:value="5.40692727173445" calcext:value-type="float">
            <text:p>5,40692727173445</text:p>
          </table:table-cell>
          <table:table-cell office:value-type="float" office:value="46.3259430656112" calcext:value-type="float">
            <text:p>46,3259430656112</text:p>
          </table:table-cell>
        </table:table-row>
        <table:table-row table:style-name="ro1">
          <table:table-cell office:value-type="float" office:value="0.0254191267440952" calcext:value-type="float">
            <text:p>0,0254191267440952</text:p>
          </table:table-cell>
          <table:table-cell office:value-type="float" office:value="3.48729850943139" calcext:value-type="float">
            <text:p>3,48729850943139</text:p>
          </table:table-cell>
          <table:table-cell office:value-type="float" office:value="15.4022908605599" calcext:value-type="float">
            <text:p>15,4022908605599</text:p>
          </table:table-cell>
        </table:table-row>
        <table:table-row table:style-name="ro1">
          <table:table-cell office:value-type="float" office:value="0.107891426993304" calcext:value-type="float">
            <text:p>0,107891426993304</text:p>
          </table:table-cell>
          <table:table-cell office:value-type="float" office:value="2.15549258080465" calcext:value-type="float">
            <text:p>2,15549258080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14291856867343" calcext:value-type="float">
            <text:p>0,0314291856867343</text:p>
          </table:table-cell>
          <table:table-cell office:value-type="float" office:value="3.70685423151495" calcext:value-type="float">
            <text:p>3,70685423151495</text:p>
          </table:table-cell>
          <table:table-cell office:value-type="float" office:value="46.7811341026069" calcext:value-type="float">
            <text:p>46,7811341026069</text:p>
          </table:table-cell>
        </table:table-row>
        <table:table-row table:style-name="ro1">
          <table:table-cell office:value-type="float" office:value="0.63641041126378" calcext:value-type="float">
            <text:p>0,63641041126378</text:p>
          </table:table-cell>
          <table:table-cell office:value-type="float" office:value="2.83690399277121" calcext:value-type="float">
            <text:p>2,83690399277121</text:p>
          </table:table-cell>
          <table:table-cell office:value-type="float" office:value="67.0794864584251" calcext:value-type="float">
            <text:p>67,0794864584251</text:p>
          </table:table-cell>
        </table:table-row>
        <table:table-row table:style-name="ro1">
          <table:table-cell office:value-type="float" office:value="0.314355981076327" calcext:value-type="float">
            <text:p>0,314355981076327</text:p>
          </table:table-cell>
          <table:table-cell office:value-type="float" office:value="8.37428327014513" calcext:value-type="float">
            <text:p>8,37428327014513</text:p>
          </table:table-cell>
          <table:table-cell office:value-type="float" office:value="47.9392084685668" calcext:value-type="float">
            <text:p>47,9392084685668</text:p>
          </table:table-cell>
        </table:table-row>
        <table:table-row table:style-name="ro1">
          <table:table-cell office:value-type="float" office:value="0.508570691164703" calcext:value-type="float">
            <text:p>0,508570691164703</text:p>
          </table:table-cell>
          <table:table-cell office:value-type="float" office:value="6.7632795138989" calcext:value-type="float">
            <text:p>6,7632795138989</text:p>
          </table:table-cell>
          <table:table-cell office:value-type="float" office:value="58.1050763053684" calcext:value-type="float">
            <text:p>58,1050763053684</text:p>
          </table:table-cell>
        </table:table-row>
        <table:table-row table:style-name="ro1">
          <table:table-cell office:value-type="float" office:value="0.907566473926093" calcext:value-type="float">
            <text:p>0,907566473926093</text:p>
          </table:table-cell>
          <table:table-cell office:value-type="float" office:value="4.98405471736677" calcext:value-type="float">
            <text:p>4,98405471736677</text:p>
          </table:table-cell>
          <table:table-cell office:value-type="float" office:value="78.5578634639837" calcext:value-type="float">
            <text:p>78,5578634639837</text:p>
          </table:table-cell>
        </table:table-row>
        <table:table-row table:style-name="ro1">
          <table:table-cell office:value-type="float" office:value="0.249292229148875" calcext:value-type="float">
            <text:p>0,249292229148875</text:p>
          </table:table-cell>
          <table:table-cell office:value-type="float" office:value="7.95988827778005" calcext:value-type="float">
            <text:p>7,95988827778005</text:p>
          </table:table-cell>
          <table:table-cell office:value-type="float" office:value="5.9623894915669" calcext:value-type="float">
            <text:p>5,9623894915669</text:p>
          </table:table-cell>
        </table:table-row>
        <table:table-row table:style-name="ro1">
          <table:table-cell office:value-type="float" office:value="0.41038292303563" calcext:value-type="float">
            <text:p>0,41038292303563</text:p>
          </table:table-cell>
          <table:table-cell office:value-type="float" office:value="5.15473661529524" calcext:value-type="float">
            <text:p>5,15473661529524</text:p>
          </table:table-cell>
          <table:table-cell office:value-type="float" office:value="40.2983741929068" calcext:value-type="float">
            <text:p>40,2983741929068</text:p>
          </table:table-cell>
        </table:table-row>
        <table:table-row table:style-name="ro1">
          <table:table-cell office:value-type="float" office:value="0.755551138543049" calcext:value-type="float">
            <text:p>0,755551138543049</text:p>
          </table:table-cell>
          <table:table-cell office:value-type="float" office:value="3.27743159734347" calcext:value-type="float">
            <text:p>3,27743159734347</text:p>
          </table:table-cell>
          <table:table-cell office:value-type="float" office:value="44.8031097420008" calcext:value-type="float">
            <text:p>44,8031097420008</text:p>
          </table:table-cell>
        </table:table-row>
        <table:table-row table:style-name="ro1">
          <table:table-cell office:value-type="float" office:value="0.228798165491622" calcext:value-type="float">
            <text:p>0,228798165491622</text:p>
          </table:table-cell>
          <table:table-cell office:value-type="float" office:value="8.04624815453932" calcext:value-type="float">
            <text:p>8,04624815453932</text:p>
          </table:table-cell>
          <table:table-cell office:value-type="float" office:value="25.8804823497563" calcext:value-type="float">
            <text:p>25,8804823497563</text:p>
          </table:table-cell>
        </table:table-row>
        <table:table-row table:style-name="ro1">
          <table:table-cell office:value-type="float" office:value="0.076979909828793" calcext:value-type="float">
            <text:p>0,076979909828793</text:p>
          </table:table-cell>
          <table:table-cell office:value-type="float" office:value="6.07782008736932" calcext:value-type="float">
            <text:p>6,07782008736932</text:p>
          </table:table-cell>
          <table:table-cell office:value-type="float" office:value="23.3080690814857" calcext:value-type="float">
            <text:p>23,3080690814857</text:p>
          </table:table-cell>
        </table:table-row>
        <table:table-row table:style-name="ro1">
          <table:table-cell office:value-type="float" office:value="0.289751452913768" calcext:value-type="float">
            <text:p>0,289751452913768</text:p>
          </table:table-cell>
          <table:table-cell office:value-type="float" office:value="2.92550769134709" calcext:value-type="float">
            <text:p>2,92550769134709</text:p>
          </table:table-cell>
          <table:table-cell office:value-type="float" office:value="65.0408484772049" calcext:value-type="float">
            <text:p>65,0408484772049</text:p>
          </table:table-cell>
        </table:table-row>
        <table:table-row table:style-name="ro1">
          <table:table-cell office:value-type="float" office:value="0.161221287254004" calcext:value-type="float">
            <text:p>0,161221287254004</text:p>
          </table:table-cell>
          <table:table-cell office:value-type="float" office:value="4.61932264383278" calcext:value-type="float">
            <text:p>4,61932264383278</text:p>
          </table:table-cell>
          <table:table-cell office:value-type="float" office:value="40.9674250359116" calcext:value-type="float">
            <text:p>40,9674250359116</text:p>
          </table:table-cell>
        </table:table-row>
        <table:table-row table:style-name="ro1">
          <table:table-cell office:value-type="float" office:value="0.929697652342573" calcext:value-type="float">
            <text:p>0,929697652342573</text:p>
          </table:table-cell>
          <table:table-cell office:value-type="float" office:value="3.24876349323049" calcext:value-type="float">
            <text:p>3,24876349323049</text:p>
          </table:table-cell>
          <table:table-cell office:value-type="float" office:value="57.3533333178204" calcext:value-type="float">
            <text:p>57,3533333178204</text:p>
          </table:table-cell>
        </table:table-row>
        <table:table-row table:style-name="ro1">
          <table:table-cell office:value-type="float" office:value="0.808120379564417" calcext:value-type="float">
            <text:p>0,808120379564417</text:p>
          </table:table-cell>
          <table:table-cell office:value-type="float" office:value="2.23440053807133" calcext:value-type="float">
            <text:p>2,23440053807133</text:p>
          </table:table-cell>
          <table:table-cell office:value-type="float" office:value="68.8764805532735" calcext:value-type="float">
            <text:p>68,8764805532735</text:p>
          </table:table-cell>
        </table:table-row>
        <table:table-row table:style-name="ro1">
          <table:table-cell office:value-type="float" office:value="0.633403756510423" calcext:value-type="float">
            <text:p>0,633403756510423</text:p>
          </table:table-cell>
          <table:table-cell office:value-type="float" office:value="6.85235509506328" calcext:value-type="float">
            <text:p>6,85235509506328</text:p>
          </table:table-cell>
          <table:table-cell office:value-type="float" office:value="93.4007545025986" calcext:value-type="float">
            <text:p>93,4007545025986</text:p>
          </table:table-cell>
        </table:table-row>
        <table:table-row table:style-name="ro1">
          <table:table-cell office:value-type="float" office:value="0.871460590187718" calcext:value-type="float">
            <text:p>0,871460590187718</text:p>
          </table:table-cell>
          <table:table-cell office:value-type="float" office:value="8.81883328094026" calcext:value-type="float">
            <text:p>8,818833280940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803672076899114" calcext:value-type="float">
            <text:p>0,803672076899114</text:p>
          </table:table-cell>
          <table:table-cell office:value-type="float" office:value="2.20286485236172" calcext:value-type="float">
            <text:p>2,20286485236172</text:p>
          </table:table-cell>
          <table:table-cell office:value-type="float" office:value="58.2243914217972" calcext:value-type="float">
            <text:p>58,2243914217972</text:p>
          </table:table-cell>
        </table:table-row>
        <table:table-row table:style-name="ro1">
          <table:table-cell office:value-type="float" office:value="0.186570058886036" calcext:value-type="float">
            <text:p>0,186570058886036</text:p>
          </table:table-cell>
          <table:table-cell office:value-type="float" office:value="6.12593847338114" calcext:value-type="float">
            <text:p>6,12593847338114</text:p>
          </table:table-cell>
          <table:table-cell office:value-type="float" office:value="22.7592218725752" calcext:value-type="float">
            <text:p>22,7592218725752</text:p>
          </table:table-cell>
        </table:table-row>
        <table:table-row table:style-name="ro1">
          <table:table-cell office:value-type="float" office:value="0.892558998489978" calcext:value-type="float">
            <text:p>0,892558998489978</text:p>
          </table:table-cell>
          <table:table-cell office:value-type="float" office:value="3.69871486175635" calcext:value-type="float">
            <text:p>3,69871486175635</text:p>
          </table:table-cell>
          <table:table-cell office:value-type="float" office:value="82.3128656286958" calcext:value-type="float">
            <text:p>82,3128656286958</text:p>
          </table:table-cell>
        </table:table-row>
        <table:table-row table:style-name="ro1">
          <table:table-cell office:value-type="float" office:value="0.539342241915651" calcext:value-type="float">
            <text:p>0,539342241915651</text:p>
          </table:table-cell>
          <table:table-cell office:value-type="float" office:value="4.02574923247061" calcext:value-type="float">
            <text:p>4,02574923247061</text:p>
          </table:table-cell>
          <table:table-cell office:value-type="float" office:value="56.3332391532565" calcext:value-type="float">
            <text:p>56,3332391532565</text:p>
          </table:table-cell>
        </table:table-row>
        <table:table-row table:style-name="ro1">
          <table:table-cell office:value-type="float" office:value="0.807440155164063" calcext:value-type="float">
            <text:p>0,807440155164063</text:p>
          </table:table-cell>
          <table:table-cell office:value-type="float" office:value="3.81521215152226" calcext:value-type="float">
            <text:p>3,81521215152226</text:p>
          </table:table-cell>
          <table:table-cell office:value-type="float" office:value="81.6111223164874" calcext:value-type="float">
            <text:p>81,6111223164874</text:p>
          </table:table-cell>
        </table:table-row>
        <table:table-row table:style-name="ro1">
          <table:table-cell office:value-type="float" office:value="0.896091299923493" calcext:value-type="float">
            <text:p>0,896091299923493</text:p>
          </table:table-cell>
          <table:table-cell office:value-type="float" office:value="3.27201846064037" calcext:value-type="float">
            <text:p>3,27201846064037</text:p>
          </table:table-cell>
          <table:table-cell office:value-type="float" office:value="79.5569878716105" calcext:value-type="float">
            <text:p>79,5569878716105</text:p>
          </table:table-cell>
        </table:table-row>
        <table:table-row table:style-name="ro1">
          <table:table-cell office:value-type="float" office:value="0.318003474971864" calcext:value-type="float">
            <text:p>0,318003474971864</text:p>
          </table:table-cell>
          <table:table-cell office:value-type="float" office:value="5.09704325588965" calcext:value-type="float">
            <text:p>5,09704325588965</text:p>
          </table:table-cell>
          <table:table-cell office:value-type="float" office:value="60.4594358282572" calcext:value-type="float">
            <text:p>60,4594358282572</text:p>
          </table:table-cell>
        </table:table-row>
        <table:table-row table:style-name="ro1">
          <table:table-cell office:value-type="float" office:value="0.110051924527677" calcext:value-type="float">
            <text:p>0,110051924527677</text:p>
          </table:table-cell>
          <table:table-cell office:value-type="float" office:value="3.33809976717792" calcext:value-type="float">
            <text:p>3,33809976717792</text:p>
          </table:table-cell>
          <table:table-cell office:value-type="float" office:value="9.25081030916095" calcext:value-type="float">
            <text:p>9,25081030916095</text:p>
          </table:table-cell>
        </table:table-row>
        <table:table-row table:style-name="ro1">
          <table:table-cell office:value-type="float" office:value="0.227935162541942" calcext:value-type="float">
            <text:p>0,227935162541942</text:p>
          </table:table-cell>
          <table:table-cell office:value-type="float" office:value="5.54091365155968" calcext:value-type="float">
            <text:p>5,54091365155968</text:p>
          </table:table-cell>
          <table:table-cell office:value-type="float" office:value="62.1876456714417" calcext:value-type="float">
            <text:p>62,1876456714417</text:p>
          </table:table-cell>
        </table:table-row>
        <table:table-row table:style-name="ro1">
          <table:table-cell office:value-type="float" office:value="0.427107788626256" calcext:value-type="float">
            <text:p>0,427107788626256</text:p>
          </table:table-cell>
          <table:table-cell office:value-type="float" office:value="4.89952378110173" calcext:value-type="float">
            <text:p>4,89952378110173</text:p>
          </table:table-cell>
          <table:table-cell office:value-type="float" office:value="49.1765545358303" calcext:value-type="float">
            <text:p>49,1765545358303</text:p>
          </table:table-cell>
        </table:table-row>
        <table:table-row table:style-name="ro1">
          <table:table-cell office:value-type="float" office:value="0.818014765922493" calcext:value-type="float">
            <text:p>0,818014765922493</text:p>
          </table:table-cell>
          <table:table-cell office:value-type="float" office:value="4.52210390626718" calcext:value-type="float">
            <text:p>4,522103906267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860730583256343" calcext:value-type="float">
            <text:p>0,860730583256343</text:p>
          </table:table-cell>
          <table:table-cell office:value-type="float" office:value="3.1848726759168" calcext:value-type="float">
            <text:p>3,1848726759168</text:p>
          </table:table-cell>
          <table:table-cell office:value-type="float" office:value="50.5995693372565" calcext:value-type="float">
            <text:p>50,5995693372565</text:p>
          </table:table-cell>
        </table:table-row>
        <table:table-row table:style-name="ro1">
          <table:table-cell office:value-type="float" office:value="0.0069521305311907" calcext:value-type="float">
            <text:p>0,0069521305311907</text:p>
          </table:table-cell>
          <table:table-cell office:value-type="float" office:value="3.84645733886333" calcext:value-type="float">
            <text:p>3,84645733886333</text:p>
          </table:table-cell>
          <table:table-cell office:value-type="float" office:value="50.5222332506298" calcext:value-type="float">
            <text:p>50,5222332506298</text:p>
          </table:table-cell>
        </table:table-row>
        <table:table-row table:style-name="ro1">
          <table:table-cell office:value-type="float" office:value="0.510747302577566" calcext:value-type="float">
            <text:p>0,510747302577566</text:p>
          </table:table-cell>
          <table:table-cell office:value-type="float" office:value="6.51078245165151" calcext:value-type="float">
            <text:p>6,51078245165151</text:p>
          </table:table-cell>
          <table:table-cell office:value-type="float" office:value="60.6461836305129" calcext:value-type="float">
            <text:p>60,6461836305129</text:p>
          </table:table-cell>
        </table:table-row>
        <table:table-row table:style-name="ro1">
          <table:table-cell office:value-type="float" office:value="0.417411003148779" calcext:value-type="float">
            <text:p>0,417411003148779</text:p>
          </table:table-cell>
          <table:table-cell office:value-type="float" office:value="6.00183437524876" calcext:value-type="float">
            <text:p>6,00183437524876</text:p>
          </table:table-cell>
          <table:table-cell office:value-type="float" office:value="36.0236376176328" calcext:value-type="float">
            <text:p>36,0236376176328</text:p>
          </table:table-cell>
        </table:table-row>
        <table:table-row table:style-name="ro1">
          <table:table-cell office:value-type="float" office:value="0.22210781047073" calcext:value-type="float">
            <text:p>0,22210781047073</text:p>
          </table:table-cell>
          <table:table-cell office:value-type="float" office:value="3.0448895104029" calcext:value-type="float">
            <text:p>3,0448895104029</text:p>
          </table:table-cell>
          <table:table-cell office:value-type="float" office:value="15.828309988769" calcext:value-type="float">
            <text:p>15,828309988769</text:p>
          </table:table-cell>
        </table:table-row>
        <table:table-row table:style-name="ro1">
          <table:table-cell office:value-type="float" office:value="0.119865367333683" calcext:value-type="float">
            <text:p>0,119865367333683</text:p>
          </table:table-cell>
          <table:table-cell office:value-type="float" office:value="5.19866461085845" calcext:value-type="float">
            <text:p>5,19866461085845</text:p>
          </table:table-cell>
          <table:table-cell office:value-type="float" office:value="21.5796343195684" calcext:value-type="float">
            <text:p>21,5796343195684</text:p>
          </table:table-cell>
        </table:table-row>
        <table:table-row table:style-name="ro1">
          <table:table-cell office:value-type="float" office:value="0.337615171403628" calcext:value-type="float">
            <text:p>0,337615171403628</text:p>
          </table:table-cell>
          <table:table-cell office:value-type="float" office:value="6.50277424674358" calcext:value-type="float">
            <text:p>6,50277424674358</text:p>
          </table:table-cell>
          <table:table-cell office:value-type="float" office:value="54.7513261992303" calcext:value-type="float">
            <text:p>54,7513261992303</text:p>
          </table:table-cell>
        </table:table-row>
        <table:table-row table:style-name="ro1">
          <table:table-cell office:value-type="float" office:value="0.942909703912519" calcext:value-type="float">
            <text:p>0,942909703912519</text:p>
          </table:table-cell>
          <table:table-cell office:value-type="float" office:value="1.66118943775726" calcext:value-type="float">
            <text:p>1,66118943775726</text:p>
          </table:table-cell>
          <table:table-cell office:value-type="float" office:value="73.6760497464902" calcext:value-type="float">
            <text:p>73,6760497464902</text:p>
          </table:table-cell>
        </table:table-row>
        <table:table-row table:style-name="ro1">
          <table:table-cell office:value-type="float" office:value="0.323202932020755" calcext:value-type="float">
            <text:p>0,323202932020755</text:p>
          </table:table-cell>
          <table:table-cell office:value-type="float" office:value="6.08672038475987" calcext:value-type="float">
            <text:p>6,08672038475987</text:p>
          </table:table-cell>
          <table:table-cell office:value-type="float" office:value="32.2650573815132" calcext:value-type="float">
            <text:p>32,2650573815132</text:p>
          </table:table-cell>
        </table:table-row>
        <table:table-row table:style-name="ro1">
          <table:table-cell office:value-type="float" office:value="0.518790621743366" calcext:value-type="float">
            <text:p>0,518790621743366</text:p>
          </table:table-cell>
          <table:table-cell office:value-type="float" office:value="3.67475248210831" calcext:value-type="float">
            <text:p>3,67475248210831</text:p>
          </table:table-cell>
          <table:table-cell office:value-type="float" office:value="45.3393553878155" calcext:value-type="float">
            <text:p>45,3393553878155</text:p>
          </table:table-cell>
        </table:table-row>
        <table:table-row table:style-name="ro1">
          <table:table-cell office:value-type="float" office:value="0.703018958895178" calcext:value-type="float">
            <text:p>0,703018958895178</text:p>
          </table:table-cell>
          <table:table-cell office:value-type="float" office:value="6.14119733718632" calcext:value-type="float">
            <text:p>6,141197337186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363629602379294" calcext:value-type="float">
            <text:p>0,363629602379294</text:p>
          </table:table-cell>
          <table:table-cell office:value-type="float" office:value="3.47348168691497" calcext:value-type="float">
            <text:p>3,47348168691497</text:p>
          </table:table-cell>
          <table:table-cell office:value-type="float" office:value="70.2625662924317" calcext:value-type="float">
            <text:p>70,2625662924317</text:p>
          </table:table-cell>
        </table:table-row>
        <table:table-row table:style-name="ro1">
          <table:table-cell office:value-type="float" office:value="0.971782082720961" calcext:value-type="float">
            <text:p>0,971782082720961</text:p>
          </table:table-cell>
          <table:table-cell office:value-type="float" office:value="1.39023579867096" calcext:value-type="float">
            <text:p>1,39023579867096</text:p>
          </table:table-cell>
          <table:table-cell office:value-type="float" office:value="72.5943415514221" calcext:value-type="float">
            <text:p>72,5943415514221</text:p>
          </table:table-cell>
        </table:table-row>
        <table:table-row table:style-name="ro1">
          <table:table-cell office:value-type="float" office:value="0.962447294942111" calcext:value-type="float">
            <text:p>0,962447294942111</text:p>
          </table:table-cell>
          <table:table-cell office:value-type="float" office:value="1.74491512423367" calcext:value-type="float">
            <text:p>1,74491512423367</text:p>
          </table:table-cell>
          <table:table-cell office:value-type="float" office:value="65.4865677568254" calcext:value-type="float">
            <text:p>65,4865677568254</text:p>
          </table:table-cell>
        </table:table-row>
        <table:table-row table:style-name="ro1">
          <table:table-cell office:value-type="float" office:value="0.251782295825364" calcext:value-type="float">
            <text:p>0,251782295825364</text:p>
          </table:table-cell>
          <table:table-cell office:value-type="float" office:value="5.09616989332276" calcext:value-type="float">
            <text:p>5,09616989332276</text:p>
          </table:table-cell>
          <table:table-cell office:value-type="float" office:value="37.8922438571781" calcext:value-type="float">
            <text:p>37,8922438571781</text:p>
          </table:table-cell>
        </table:table-row>
        <table:table-row table:style-name="ro1">
          <table:table-cell office:value-type="float" office:value="0.497248505892385" calcext:value-type="float">
            <text:p>0,497248505892385</text:p>
          </table:table-cell>
          <table:table-cell office:value-type="float" office:value="5.51944500344296" calcext:value-type="float">
            <text:p>5,51944500344296</text:p>
          </table:table-cell>
          <table:table-cell office:value-type="float" office:value="64.1830498219233" calcext:value-type="float">
            <text:p>64,1830498219233</text:p>
          </table:table-cell>
        </table:table-row>
        <table:table-row table:style-name="ro1">
          <table:table-cell office:value-type="float" office:value="0.30087830981677" calcext:value-type="float">
            <text:p>0,30087830981677</text:p>
          </table:table-cell>
          <table:table-cell office:value-type="float" office:value="3.19136674979118" calcext:value-type="float">
            <text:p>3,19136674979118</text:p>
          </table:table-cell>
          <table:table-cell office:value-type="float" office:value="10.3623142842028" calcext:value-type="float">
            <text:p>10,3623142842028</text:p>
          </table:table-cell>
        </table:table-row>
        <table:table-row table:style-name="ro1">
          <table:table-cell office:value-type="float" office:value="0.284840494377468" calcext:value-type="float">
            <text:p>0,284840494377468</text:p>
          </table:table-cell>
          <table:table-cell office:value-type="float" office:value="6.27718491755475" calcext:value-type="float">
            <text:p>6,27718491755475</text:p>
          </table:table-cell>
          <table:table-cell office:value-type="float" office:value="37.0516385844002" calcext:value-type="float">
            <text:p>37,0516385844002</text:p>
          </table:table-cell>
        </table:table-row>
        <table:table-row table:style-name="ro1">
          <table:table-cell office:value-type="float" office:value="0.0368869473545328" calcext:value-type="float">
            <text:p>0,0368869473545328</text:p>
          </table:table-cell>
          <table:table-cell office:value-type="float" office:value="1.67695987546208" calcext:value-type="float">
            <text:p>1,67695987546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9564333979897" calcext:value-type="float">
            <text:p>0,609564333979897</text:p>
          </table:table-cell>
          <table:table-cell office:value-type="float" office:value="4.86784040270537" calcext:value-type="float">
            <text:p>4,86784040270537</text:p>
          </table:table-cell>
          <table:table-cell office:value-type="float" office:value="64.0296841017209" calcext:value-type="float">
            <text:p>64,0296841017209</text:p>
          </table:table-cell>
        </table:table-row>
        <table:table-row table:style-name="ro1">
          <table:table-cell office:value-type="float" office:value="0.502679023228861" calcext:value-type="float">
            <text:p>0,502679023228861</text:p>
          </table:table-cell>
          <table:table-cell office:value-type="float" office:value="2.57796760047509" calcext:value-type="float">
            <text:p>2,57796760047509</text:p>
          </table:table-cell>
          <table:table-cell office:value-type="float" office:value="53.4165305896869" calcext:value-type="float">
            <text:p>53,4165305896869</text:p>
          </table:table-cell>
        </table:table-row>
        <table:table-row table:style-name="ro1">
          <table:table-cell office:value-type="float" office:value="0.0514787512499894" calcext:value-type="float">
            <text:p>0,0514787512499894</text:p>
          </table:table-cell>
          <table:table-cell office:value-type="float" office:value="3.69632778439568" calcext:value-type="float">
            <text:p>3,69632778439568</text:p>
          </table:table-cell>
          <table:table-cell office:value-type="float" office:value="8.21030696659461" calcext:value-type="float">
            <text:p>8,21030696659461</text:p>
          </table:table-cell>
        </table:table-row>
        <table:table-row table:style-name="ro1">
          <table:table-cell office:value-type="float" office:value="0.278646464236611" calcext:value-type="float">
            <text:p>0,278646464236611</text:p>
          </table:table-cell>
          <table:table-cell office:value-type="float" office:value="5.09479734263283" calcext:value-type="float">
            <text:p>5,09479734263283</text:p>
          </table:table-cell>
          <table:table-cell office:value-type="float" office:value="68.5777124905287" calcext:value-type="float">
            <text:p>68,5777124905287</text:p>
          </table:table-cell>
        </table:table-row>
        <table:table-row table:style-name="ro1">
          <table:table-cell office:value-type="float" office:value="0.908265885966654" calcext:value-type="float">
            <text:p>0,908265885966654</text:p>
          </table:table-cell>
          <table:table-cell office:value-type="float" office:value="3.2791732694321" calcext:value-type="float">
            <text:p>3,2791732694321</text:p>
          </table:table-cell>
          <table:table-cell office:value-type="float" office:value="43.0973329756808" calcext:value-type="float">
            <text:p>43,0973329756808</text:p>
          </table:table-cell>
        </table:table-row>
        <table:table-row table:style-name="ro1">
          <table:table-cell office:value-type="float" office:value="0.239561890666972" calcext:value-type="float">
            <text:p>0,239561890666972</text:p>
          </table:table-cell>
          <table:table-cell office:value-type="float" office:value="4.23088891154035" calcext:value-type="float">
            <text:p>4,23088891154035</text:p>
          </table:table-cell>
          <table:table-cell office:value-type="float" office:value="2.00977148198334" calcext:value-type="float">
            <text:p>2,00977148198334</text:p>
          </table:table-cell>
        </table:table-row>
        <table:table-row table:style-name="ro1">
          <table:table-cell office:value-type="float" office:value="0.144894872091223" calcext:value-type="float">
            <text:p>0,144894872091223</text:p>
          </table:table-cell>
          <table:table-cell office:value-type="float" office:value="7.01258561842888" calcext:value-type="float">
            <text:p>7,01258561842888</text:p>
          </table:table-cell>
          <table:table-cell office:value-type="float" office:value="41.2330711703884" calcext:value-type="float">
            <text:p>41,2330711703884</text:p>
          </table:table-cell>
        </table:table-row>
        <table:table-row table:style-name="ro1">
          <table:table-cell office:value-type="float" office:value="0.489452760277563" calcext:value-type="float">
            <text:p>0,489452760277563</text:p>
          </table:table-cell>
          <table:table-cell office:value-type="float" office:value="3.8462162609537" calcext:value-type="float">
            <text:p>3,8462162609537</text:p>
          </table:table-cell>
          <table:table-cell office:value-type="float" office:value="65.6939967127117" calcext:value-type="float">
            <text:p>65,6939967127117</text:p>
          </table:table-cell>
        </table:table-row>
        <table:table-row table:style-name="ro1">
          <table:table-cell office:value-type="float" office:value="0.985650454110601" calcext:value-type="float">
            <text:p>0,985650454110601</text:p>
          </table:table-cell>
          <table:table-cell office:value-type="float" office:value="6.67138422413028" calcext:value-type="float">
            <text:p>6,671384224130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2420552715115" calcext:value-type="float">
            <text:p>0,2420552715115</text:p>
          </table:table-cell>
          <table:table-cell office:value-type="float" office:value="2.74058629068476" calcext:value-type="float">
            <text:p>2,74058629068476</text:p>
          </table:table-cell>
          <table:table-cell office:value-type="float" office:value="16.3079761960503" calcext:value-type="float">
            <text:p>16,3079761960503</text:p>
          </table:table-cell>
        </table:table-row>
        <table:table-row table:style-name="ro1">
          <table:table-cell office:value-type="float" office:value="0.672135547405879" calcext:value-type="float">
            <text:p>0,672135547405879</text:p>
          </table:table-cell>
          <table:table-cell office:value-type="float" office:value="6.05960835583057" calcext:value-type="float">
            <text:p>6,05960835583057</text:p>
          </table:table-cell>
          <table:table-cell office:value-type="float" office:value="86.1401829363009" calcext:value-type="float">
            <text:p>86,1401829363009</text:p>
          </table:table-cell>
        </table:table-row>
        <table:table-row table:style-name="ro1">
          <table:table-cell office:value-type="float" office:value="0.761619615328718" calcext:value-type="float">
            <text:p>0,761619615328718</text:p>
          </table:table-cell>
          <table:table-cell office:value-type="float" office:value="7.8831372413158" calcext:value-type="float">
            <text:p>7,8831372413158</text:p>
          </table:table-cell>
          <table:table-cell office:value-type="float" office:value="76.4595564949721" calcext:value-type="float">
            <text:p>76,4595564949721</text:p>
          </table:table-cell>
        </table:table-row>
        <table:table-row table:style-name="ro1">
          <table:table-cell office:value-type="float" office:value="0.2376375439924" calcext:value-type="float">
            <text:p>0,2376375439924</text:p>
          </table:table-cell>
          <table:table-cell office:value-type="float" office:value="0.0567109997454214" calcext:value-type="float">
            <text:p>0,0567109997454214</text:p>
          </table:table-cell>
          <table:table-cell office:value-type="float" office:value="11.0325506397093" calcext:value-type="float">
            <text:p>11,0325506397093</text:p>
          </table:table-cell>
        </table:table-row>
        <table:table-row table:style-name="ro1">
          <table:table-cell office:value-type="float" office:value="0.72821634861186" calcext:value-type="float">
            <text:p>0,72821634861186</text:p>
          </table:table-cell>
          <table:table-cell office:value-type="float" office:value="3.40620948905905" calcext:value-type="float">
            <text:p>3,40620948905905</text:p>
          </table:table-cell>
          <table:table-cell office:value-type="float" office:value="74.9910176226812" calcext:value-type="float">
            <text:p>74,9910176226812</text:p>
          </table:table-cell>
        </table:table-row>
        <table:table-row table:style-name="ro1">
          <table:table-cell office:value-type="float" office:value="0.367783132719253" calcext:value-type="float">
            <text:p>0,367783132719253</text:p>
          </table:table-cell>
          <table:table-cell office:value-type="float" office:value="6.15414425436108" calcext:value-type="float">
            <text:p>6,15414425436108</text:p>
          </table:table-cell>
          <table:table-cell office:value-type="float" office:value="59.7300225488679" calcext:value-type="float">
            <text:p>59,7300225488679</text:p>
          </table:table-cell>
        </table:table-row>
        <table:table-row table:style-name="ro1">
          <table:table-cell office:value-type="float" office:value="0.632305830593579" calcext:value-type="float">
            <text:p>0,632305830593579</text:p>
          </table:table-cell>
          <table:table-cell office:value-type="float" office:value="4.59390922791402" calcext:value-type="float">
            <text:p>4,59390922791402</text:p>
          </table:table-cell>
          <table:table-cell office:value-type="float" office:value="24.7861436075858" calcext:value-type="float">
            <text:p>24,7861436075858</text:p>
          </table:table-cell>
        </table:table-row>
        <table:table-row table:style-name="ro1">
          <table:table-cell office:value-type="float" office:value="0.633529710760895" calcext:value-type="float">
            <text:p>0,633529710760895</text:p>
          </table:table-cell>
          <table:table-cell office:value-type="float" office:value="5.74229174674262" calcext:value-type="float">
            <text:p>5,74229174674262</text:p>
          </table:table-cell>
          <table:table-cell office:value-type="float" office:value="90.5117566271421" calcext:value-type="float">
            <text:p>90,5117566271421</text:p>
          </table:table-cell>
        </table:table-row>
        <table:table-row table:style-name="ro1">
          <table:table-cell office:value-type="float" office:value="0.535774684074758" calcext:value-type="float">
            <text:p>0,535774684074758</text:p>
          </table:table-cell>
          <table:table-cell office:value-type="float" office:value="3.79202962656836" calcext:value-type="float">
            <text:p>3,79202962656836</text:p>
          </table:table-cell>
          <table:table-cell office:value-type="float" office:value="74.916426633708" calcext:value-type="float">
            <text:p>74,916426633708</text:p>
          </table:table-cell>
        </table:table-row>
        <table:table-row table:style-name="ro1">
          <table:table-cell office:value-type="float" office:value="0.0902897700544083" calcext:value-type="float">
            <text:p>0,0902897700544083</text:p>
          </table:table-cell>
          <table:table-cell office:value-type="float" office:value="5.1731795749458" calcext:value-type="float">
            <text:p>5,1731795749458</text:p>
          </table:table-cell>
          <table:table-cell office:value-type="float" office:value="13.5988504728571" calcext:value-type="float">
            <text:p>13,5988504728571</text:p>
          </table:table-cell>
        </table:table-row>
        <table:table-row table:style-name="ro1">
          <table:table-cell office:value-type="float" office:value="0.835302495589238" calcext:value-type="float">
            <text:p>0,835302495589238</text:p>
          </table:table-cell>
          <table:table-cell office:value-type="float" office:value="4.68864552921584" calcext:value-type="float">
            <text:p>4,68864552921584</text:p>
          </table:table-cell>
          <table:table-cell office:value-type="float" office:value="76.7888025209658" calcext:value-type="float">
            <text:p>76,7888025209658</text:p>
          </table:table-cell>
        </table:table-row>
        <table:table-row table:style-name="ro1">
          <table:table-cell office:value-type="float" office:value="0.320780064971736" calcext:value-type="float">
            <text:p>0,320780064971736</text:p>
          </table:table-cell>
          <table:table-cell office:value-type="float" office:value="7.33556412331962" calcext:value-type="float">
            <text:p>7,33556412331962</text:p>
          </table:table-cell>
          <table:table-cell office:value-type="float" office:value="58.4696641172374" calcext:value-type="float">
            <text:p>58,4696641172374</text:p>
          </table:table-cell>
        </table:table-row>
        <table:table-row table:style-name="ro1">
          <table:table-cell office:value-type="float" office:value="0.186518510399854" calcext:value-type="float">
            <text:p>0,186518510399854</text:p>
          </table:table-cell>
          <table:table-cell office:value-type="float" office:value="5.50884168660243" calcext:value-type="float">
            <text:p>5,50884168660243</text:p>
          </table:table-cell>
          <table:table-cell office:value-type="float" office:value="38.4399526868791" calcext:value-type="float">
            <text:p>38,4399526868791</text:p>
          </table:table-cell>
        </table:table-row>
        <table:table-row table:style-name="ro1">
          <table:table-cell office:value-type="float" office:value="0.0407751415547639" calcext:value-type="float">
            <text:p>0,0407751415547639</text:p>
          </table:table-cell>
          <table:table-cell office:value-type="float" office:value="5.6752053241504" calcext:value-type="float">
            <text:p>5,6752053241504</text:p>
          </table:table-cell>
          <table:table-cell office:value-type="float" office:value="14.141226712979" calcext:value-type="float">
            <text:p>14,141226712979</text:p>
          </table:table-cell>
        </table:table-row>
        <table:table-row table:style-name="ro1">
          <table:table-cell office:value-type="float" office:value="0.590892943188242" calcext:value-type="float">
            <text:p>0,590892943188242</text:p>
          </table:table-cell>
          <table:table-cell office:value-type="float" office:value="4.17624606775507" calcext:value-type="float">
            <text:p>4,17624606775507</text:p>
          </table:table-cell>
          <table:table-cell office:value-type="float" office:value="38.7260935035537" calcext:value-type="float">
            <text:p>38,7260935035537</text:p>
          </table:table-cell>
        </table:table-row>
        <table:table-row table:style-name="ro1">
          <table:table-cell office:value-type="float" office:value="0.677564361842282" calcext:value-type="float">
            <text:p>0,677564361842282</text:p>
          </table:table-cell>
          <table:table-cell office:value-type="float" office:value="4.02478755185501" calcext:value-type="float">
            <text:p>4,02478755185501</text:p>
          </table:table-cell>
          <table:table-cell office:value-type="float" office:value="56.2419304981281" calcext:value-type="float">
            <text:p>56,2419304981281</text:p>
          </table:table-cell>
        </table:table-row>
        <table:table-row table:style-name="ro1">
          <table:table-cell office:value-type="float" office:value="0.0165878289278562" calcext:value-type="float">
            <text:p>0,0165878289278562</text:p>
          </table:table-cell>
          <table:table-cell office:value-type="float" office:value="4.13488362436076" calcext:value-type="float">
            <text:p>4,13488362436076</text:p>
          </table:table-cell>
          <table:table-cell office:value-type="float" office:value="40.9893846183017" calcext:value-type="float">
            <text:p>40,9893846183017</text:p>
          </table:table-cell>
        </table:table-row>
        <table:table-row table:style-name="ro1">
          <table:table-cell office:value-type="float" office:value="0.512093058299281" calcext:value-type="float">
            <text:p>0,512093058299281</text:p>
          </table:table-cell>
          <table:table-cell office:value-type="float" office:value="5.78890428475659" calcext:value-type="float">
            <text:p>5,78890428475659</text:p>
          </table:table-cell>
          <table:table-cell office:value-type="float" office:value="64.7532037288719" calcext:value-type="float">
            <text:p>64,7532037288719</text:p>
          </table:table-cell>
        </table:table-row>
        <table:table-row table:style-name="ro1">
          <table:table-cell office:value-type="float" office:value="0.226495775197938" calcext:value-type="float">
            <text:p>0,226495775197938</text:p>
          </table:table-cell>
          <table:table-cell office:value-type="float" office:value="4.15803103835947" calcext:value-type="float">
            <text:p>4,15803103835947</text:p>
          </table:table-cell>
          <table:table-cell office:value-type="float" office:value="22.8095840235921" calcext:value-type="float">
            <text:p>22,8095840235921</text:p>
          </table:table-cell>
        </table:table-row>
        <table:table-row table:style-name="ro1">
          <table:table-cell office:value-type="float" office:value="0.64517279040945" calcext:value-type="float">
            <text:p>0,64517279040945</text:p>
          </table:table-cell>
          <table:table-cell office:value-type="float" office:value="5.57954971379283" calcext:value-type="float">
            <text:p>5,57954971379283</text:p>
          </table:table-cell>
          <table:table-cell office:value-type="float" office:value="76.4625404927052" calcext:value-type="float">
            <text:p>76,4625404927052</text:p>
          </table:table-cell>
        </table:table-row>
        <table:table-row table:style-name="ro1">
          <table:table-cell office:value-type="float" office:value="0.174366429004991" calcext:value-type="float">
            <text:p>0,174366429004991</text:p>
          </table:table-cell>
          <table:table-cell office:value-type="float" office:value="9.15080159729088" calcext:value-type="float">
            <text:p>9,15080159729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0937738102466" calcext:value-type="float">
            <text:p>0,690937738102466</text:p>
          </table:table-cell>
          <table:table-cell office:value-type="float" office:value="6.74224940686339" calcext:value-type="float">
            <text:p>6,74224940686339</text:p>
          </table:table-cell>
          <table:table-cell office:value-type="float" office:value="91.4005759210436" calcext:value-type="float">
            <text:p>91,4005759210436</text:p>
          </table:table-cell>
        </table:table-row>
        <table:table-row table:style-name="ro1">
          <table:table-cell office:value-type="float" office:value="0.386735346300537" calcext:value-type="float">
            <text:p>0,386735346300537</text:p>
          </table:table-cell>
          <table:table-cell office:value-type="float" office:value="4.34795293566432" calcext:value-type="float">
            <text:p>4,34795293566432</text:p>
          </table:table-cell>
          <table:table-cell office:value-type="float" office:value="5.80165694512753" calcext:value-type="float">
            <text:p>5,80165694512753</text:p>
          </table:table-cell>
        </table:table-row>
        <table:table-row table:style-name="ro1">
          <table:table-cell office:value-type="float" office:value="0.936729988736735" calcext:value-type="float">
            <text:p>0,936729988736735</text:p>
          </table:table-cell>
          <table:table-cell office:value-type="float" office:value="7.40242784432789" calcext:value-type="float">
            <text:p>7,40242784432789</text:p>
          </table:table-cell>
          <table:table-cell office:value-type="float" office:value="78.564691873453" calcext:value-type="float">
            <text:p>78,564691873453</text:p>
          </table:table-cell>
        </table:table-row>
        <table:table-row table:style-name="ro1">
          <table:table-cell office:value-type="float" office:value="0.137520944145993" calcext:value-type="float">
            <text:p>0,137520944145993</text:p>
          </table:table-cell>
          <table:table-cell office:value-type="float" office:value="4.1838492539569" calcext:value-type="float">
            <text:p>4,1838492539569</text:p>
          </table:table-cell>
          <table:table-cell office:value-type="float" office:value="2.59325577206431" calcext:value-type="float">
            <text:p>2,59325577206431</text:p>
          </table:table-cell>
        </table:table-row>
        <table:table-row table:style-name="ro1">
          <table:table-cell office:value-type="float" office:value="0.341066351050258" calcext:value-type="float">
            <text:p>0,341066351050258</text:p>
          </table:table-cell>
          <table:table-cell office:value-type="float" office:value="0.923750929644292" calcext:value-type="float">
            <text:p>0,923750929644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3473521240589" calcext:value-type="float">
            <text:p>0,113473521240589</text:p>
          </table:table-cell>
          <table:table-cell office:value-type="float" office:value="2.98382737816519" calcext:value-type="float">
            <text:p>2,98382737816519</text:p>
          </table:table-cell>
          <table:table-cell office:value-type="float" office:value="41.9602565346665" calcext:value-type="float">
            <text:p>41,9602565346665</text:p>
          </table:table-cell>
        </table:table-row>
        <table:table-row table:style-name="ro1">
          <table:table-cell office:value-type="float" office:value="0.924693618278563" calcext:value-type="float">
            <text:p>0,924693618278563</text:p>
          </table:table-cell>
          <table:table-cell office:value-type="float" office:value="1.25841615794829" calcext:value-type="float">
            <text:p>1,25841615794829</text:p>
          </table:table-cell>
          <table:table-cell office:value-type="float" office:value="51.1612577022691" calcext:value-type="float">
            <text:p>51,1612577022691</text:p>
          </table:table-cell>
        </table:table-row>
        <table:table-row table:style-name="ro1">
          <table:table-cell office:value-type="float" office:value="0.877339353380981" calcext:value-type="float">
            <text:p>0,877339353380981</text:p>
          </table:table-cell>
          <table:table-cell office:value-type="float" office:value="4.29697303191738" calcext:value-type="float">
            <text:p>4,29697303191738</text:p>
          </table:table-cell>
          <table:table-cell office:value-type="float" office:value="76.7583309651427" calcext:value-type="float">
            <text:p>76,7583309651427</text:p>
          </table:table-cell>
        </table:table-row>
        <table:table-row table:style-name="ro1">
          <table:table-cell office:value-type="float" office:value="0.257941627715156" calcext:value-type="float">
            <text:p>0,257941627715156</text:p>
          </table:table-cell>
          <table:table-cell office:value-type="float" office:value="5.0368367583791" calcext:value-type="float">
            <text:p>5,0368367583791</text:p>
          </table:table-cell>
          <table:table-cell office:value-type="float" office:value="34.6854331188421" calcext:value-type="float">
            <text:p>34,6854331188421</text:p>
          </table:table-cell>
        </table:table-row>
        <table:table-row table:style-name="ro1">
          <table:table-cell office:value-type="float" office:value="0.659984046034179" calcext:value-type="float">
            <text:p>0,659984046034179</text:p>
          </table:table-cell>
          <table:table-cell office:value-type="float" office:value="8.35287462455057" calcext:value-type="float">
            <text:p>8,35287462455057</text:p>
          </table:table-cell>
          <table:table-cell office:value-type="float" office:value="82.5513578047154" calcext:value-type="float">
            <text:p>82,5513578047154</text:p>
          </table:table-cell>
        </table:table-row>
        <table:table-row table:style-name="ro1">
          <table:table-cell office:value-type="float" office:value="0.817222200201216" calcext:value-type="float">
            <text:p>0,817222200201216</text:p>
          </table:table-cell>
          <table:table-cell office:value-type="float" office:value="5.65385474752833" calcext:value-type="float">
            <text:p>5,65385474752833</text:p>
          </table:table-cell>
          <table:table-cell office:value-type="float" office:value="73.1851888233914" calcext:value-type="float">
            <text:p>73,1851888233914</text:p>
          </table:table-cell>
        </table:table-row>
        <table:table-row table:style-name="ro1">
          <table:table-cell office:value-type="float" office:value="0.555200811599462" calcext:value-type="float">
            <text:p>0,555200811599462</text:p>
          </table:table-cell>
          <table:table-cell office:value-type="float" office:value="4.56179894238227" calcext:value-type="float">
            <text:p>4,56179894238227</text:p>
          </table:table-cell>
          <table:table-cell office:value-type="float" office:value="25.8993999817254" calcext:value-type="float">
            <text:p>25,8993999817254</text:p>
          </table:table-cell>
        </table:table-row>
        <table:table-row table:style-name="ro1">
          <table:table-cell office:value-type="float" office:value="0.529650578356006" calcext:value-type="float">
            <text:p>0,529650578356006</text:p>
          </table:table-cell>
          <table:table-cell office:value-type="float" office:value="6.65881116236698" calcext:value-type="float">
            <text:p>6,65881116236698</text:p>
          </table:table-cell>
          <table:table-cell office:value-type="float" office:value="78.3396157397711" calcext:value-type="float">
            <text:p>78,3396157397711</text:p>
          </table:table-cell>
        </table:table-row>
        <table:table-row table:style-name="ro1">
          <table:table-cell office:value-type="float" office:value="0.241852290900452" calcext:value-type="float">
            <text:p>0,241852290900452</text:p>
          </table:table-cell>
          <table:table-cell office:value-type="float" office:value="0.57772938198423" calcext:value-type="float">
            <text:p>0,57772938198423</text:p>
          </table:table-cell>
          <table:table-cell office:value-type="float" office:value="6.94692331873777" calcext:value-type="float">
            <text:p>6,94692331873777</text:p>
          </table:table-cell>
        </table:table-row>
        <table:table-row table:style-name="ro1">
          <table:table-cell office:value-type="float" office:value="0.0931027678058992" calcext:value-type="float">
            <text:p>0,0931027678058992</text:p>
          </table:table-cell>
          <table:table-cell office:value-type="float" office:value="5.47122911621713" calcext:value-type="float">
            <text:p>5,47122911621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7215757953327" calcext:value-type="float">
            <text:p>0,897215757953327</text:p>
          </table:table-cell>
          <table:table-cell office:value-type="float" office:value="6.54173038777393" calcext:value-type="float">
            <text:p>6,54173038777393</text:p>
          </table:table-cell>
          <table:table-cell office:value-type="float" office:value="71.4375638089771" calcext:value-type="float">
            <text:p>71,4375638089771</text:p>
          </table:table-cell>
        </table:table-row>
        <table:table-row table:style-name="ro1">
          <table:table-cell office:value-type="float" office:value="0.90041805716333" calcext:value-type="float">
            <text:p>0,90041805716333</text:p>
          </table:table-cell>
          <table:table-cell office:value-type="float" office:value="2.04282750844032" calcext:value-type="float">
            <text:p>2,04282750844032</text:p>
          </table:table-cell>
          <table:table-cell office:value-type="float" office:value="92.2115892762473" calcext:value-type="float">
            <text:p>92,2115892762473</text:p>
          </table:table-cell>
        </table:table-row>
        <table:table-row table:style-name="ro1">
          <table:table-cell office:value-type="float" office:value="0.633101457273268" calcext:value-type="float">
            <text:p>0,633101457273268</text:p>
          </table:table-cell>
          <table:table-cell office:value-type="float" office:value="7.28750808641386" calcext:value-type="float">
            <text:p>7,28750808641386</text:p>
          </table:table-cell>
          <table:table-cell office:value-type="float" office:value="84.1405546243214" calcext:value-type="float">
            <text:p>84,1405546243214</text:p>
          </table:table-cell>
        </table:table-row>
        <table:table-row table:style-name="ro1">
          <table:table-cell office:value-type="float" office:value="0.339029791048701" calcext:value-type="float">
            <text:p>0,339029791048701</text:p>
          </table:table-cell>
          <table:table-cell office:value-type="float" office:value="5.67699281498883" calcext:value-type="float">
            <text:p>5,67699281498883</text:p>
          </table:table-cell>
          <table:table-cell office:value-type="float" office:value="36.0767160347202" calcext:value-type="float">
            <text:p>36,0767160347202</text:p>
          </table:table-cell>
        </table:table-row>
        <table:table-row table:style-name="ro1">
          <table:table-cell office:value-type="float" office:value="0.349209574612661" calcext:value-type="float">
            <text:p>0,349209574612661</text:p>
          </table:table-cell>
          <table:table-cell office:value-type="float" office:value="4.1694241721984" calcext:value-type="float">
            <text:p>4,1694241721984</text:p>
          </table:table-cell>
          <table:table-cell office:value-type="float" office:value="30.6451170791847" calcext:value-type="float">
            <text:p>30,6451170791847</text:p>
          </table:table-cell>
        </table:table-row>
        <table:table-row table:style-name="ro1">
          <table:table-cell office:value-type="float" office:value="0.725955678870239" calcext:value-type="float">
            <text:p>0,725955678870239</text:p>
          </table:table-cell>
          <table:table-cell office:value-type="float" office:value="6.26556373221257" calcext:value-type="float">
            <text:p>6,26556373221257</text:p>
          </table:table-cell>
          <table:table-cell office:value-type="float" office:value="62.186894636717" calcext:value-type="float">
            <text:p>62,186894636717</text:p>
          </table:table-cell>
        </table:table-row>
        <table:table-row table:style-name="ro1">
          <table:table-cell office:value-type="float" office:value="0.897110259952577" calcext:value-type="float">
            <text:p>0,897110259952577</text:p>
          </table:table-cell>
          <table:table-cell office:value-type="float" office:value="9.54138571560879" calcext:value-type="float">
            <text:p>9,541385715608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887086424265117" calcext:value-type="float">
            <text:p>0,887086424265117</text:p>
          </table:table-cell>
          <table:table-cell office:value-type="float" office:value="5.36373251011699" calcext:value-type="float">
            <text:p>5,36373251011699</text:p>
          </table:table-cell>
          <table:table-cell office:value-type="float" office:value="82.3188245410061" calcext:value-type="float">
            <text:p>82,3188245410061</text:p>
          </table:table-cell>
        </table:table-row>
        <table:table-row table:style-name="ro1">
          <table:table-cell office:value-type="float" office:value="0.779875545857624" calcext:value-type="float">
            <text:p>0,779875545857624</text:p>
          </table:table-cell>
          <table:table-cell office:value-type="float" office:value="5.49644117260067" calcext:value-type="float">
            <text:p>5,49644117260067</text:p>
          </table:table-cell>
          <table:table-cell office:value-type="float" office:value="77.3791303856815" calcext:value-type="float">
            <text:p>77,3791303856815</text:p>
          </table:table-cell>
        </table:table-row>
        <table:table-row table:style-name="ro1">
          <table:table-cell office:value-type="float" office:value="0.642031646154288" calcext:value-type="float">
            <text:p>0,642031646154288</text:p>
          </table:table-cell>
          <table:table-cell office:value-type="float" office:value="4.08127820091951" calcext:value-type="float">
            <text:p>4,08127820091951</text:p>
          </table:table-cell>
          <table:table-cell office:value-type="float" office:value="75.4526806535722" calcext:value-type="float">
            <text:p>75,4526806535722</text:p>
          </table:table-cell>
        </table:table-row>
        <table:table-row table:style-name="ro1">
          <table:table-cell office:value-type="float" office:value="0.0841399649950488" calcext:value-type="float">
            <text:p>0,0841399649950488</text:p>
          </table:table-cell>
          <table:table-cell office:value-type="float" office:value="3.30031126107042" calcext:value-type="float">
            <text:p>3,30031126107042</text:p>
          </table:table-cell>
          <table:table-cell office:value-type="float" office:value="23.0254261245149" calcext:value-type="float">
            <text:p>23,0254261245149</text:p>
          </table:table-cell>
        </table:table-row>
        <table:table-row table:style-name="ro1">
          <table:table-cell office:value-type="float" office:value="0.161628714094614" calcext:value-type="float">
            <text:p>0,161628714094614</text:p>
          </table:table-cell>
          <table:table-cell office:value-type="float" office:value="6.66067163308849" calcext:value-type="float">
            <text:p>6,66067163308849</text:p>
          </table:table-cell>
          <table:table-cell office:value-type="float" office:value="31.1595664616167" calcext:value-type="float">
            <text:p>31,1595664616167</text:p>
          </table:table-cell>
        </table:table-row>
        <table:table-row table:style-name="ro1">
          <table:table-cell office:value-type="float" office:value="0.898554188527079" calcext:value-type="float">
            <text:p>0,898554188527079</text:p>
          </table:table-cell>
          <table:table-cell office:value-type="float" office:value="3.28783234818227" calcext:value-type="float">
            <text:p>3,28783234818227</text:p>
          </table:table-cell>
          <table:table-cell office:value-type="float" office:value="63.1375837226543" calcext:value-type="float">
            <text:p>63,1375837226543</text:p>
          </table:table-cell>
        </table:table-row>
        <table:table-row table:style-name="ro1">
          <table:table-cell office:value-type="float" office:value="0.60642905965959" calcext:value-type="float">
            <text:p>0,60642905965959</text:p>
          </table:table-cell>
          <table:table-cell office:value-type="float" office:value="5.14313247443879" calcext:value-type="float">
            <text:p>5,14313247443879</text:p>
          </table:table-cell>
          <table:table-cell office:value-type="float" office:value="55.5262482890493" calcext:value-type="float">
            <text:p>55,5262482890493</text:p>
          </table:table-cell>
        </table:table-row>
        <table:table-row table:style-name="ro1">
          <table:table-cell office:value-type="float" office:value="0.00919705161662965" calcext:value-type="float">
            <text:p>0,00919705161662965</text:p>
          </table:table-cell>
          <table:table-cell office:value-type="float" office:value="4.04468510646977" calcext:value-type="float">
            <text:p>4,04468510646977</text:p>
          </table:table-cell>
          <table:table-cell office:value-type="float" office:value="15.98611879268" calcext:value-type="float">
            <text:p>15,98611879268</text:p>
          </table:table-cell>
        </table:table-row>
        <table:table-row table:style-name="ro1">
          <table:table-cell office:value-type="float" office:value="0.101471542866032" calcext:value-type="float">
            <text:p>0,101471542866032</text:p>
          </table:table-cell>
          <table:table-cell office:value-type="float" office:value="5.95795965149278" calcext:value-type="float">
            <text:p>5,95795965149278</text:p>
          </table:table-cell>
          <table:table-cell office:value-type="float" office:value="44.4727220506727" calcext:value-type="float">
            <text:p>44,4727220506727</text:p>
          </table:table-cell>
        </table:table-row>
        <table:table-row table:style-name="ro1">
          <table:table-cell office:value-type="float" office:value="0.663501769108056" calcext:value-type="float">
            <text:p>0,663501769108056</text:p>
          </table:table-cell>
          <table:table-cell office:value-type="float" office:value="5.6673242105739" calcext:value-type="float">
            <text:p>5,6673242105739</text:p>
          </table:table-cell>
          <table:table-cell office:value-type="float" office:value="63.5183207049249" calcext:value-type="float">
            <text:p>63,5183207049249</text:p>
          </table:table-cell>
        </table:table-row>
        <table:table-row table:style-name="ro1">
          <table:table-cell office:value-type="float" office:value="0.00506158384621869" calcext:value-type="float">
            <text:p>0,00506158384621869</text:p>
          </table:table-cell>
          <table:table-cell office:value-type="float" office:value="7.0750798885158" calcext:value-type="float">
            <text:p>7,0750798885158</text:p>
          </table:table-cell>
          <table:table-cell office:value-type="float" office:value="43.2568161291479" calcext:value-type="float">
            <text:p>43,2568161291479</text:p>
          </table:table-cell>
        </table:table-row>
        <table:table-row table:style-name="ro1">
          <table:table-cell office:value-type="float" office:value="0.160808051417499" calcext:value-type="float">
            <text:p>0,160808051417499</text:p>
          </table:table-cell>
          <table:table-cell office:value-type="float" office:value="3.97996720229051" calcext:value-type="float">
            <text:p>3,97996720229051</text:p>
          </table:table-cell>
          <table:table-cell office:value-type="float" office:value="23.9540202920403" calcext:value-type="float">
            <text:p>23,9540202920403</text:p>
          </table:table-cell>
        </table:table-row>
        <table:table-row table:style-name="ro1">
          <table:table-cell office:value-type="float" office:value="0.548733789366586" calcext:value-type="float">
            <text:p>0,548733789366586</text:p>
          </table:table-cell>
          <table:table-cell office:value-type="float" office:value="4.46025012941326" calcext:value-type="float">
            <text:p>4,46025012941326</text:p>
          </table:table-cell>
          <table:table-cell office:value-type="float" office:value="52.33773168597" calcext:value-type="float">
            <text:p>52,33773168597</text:p>
          </table:table-cell>
        </table:table-row>
        <table:table-row table:style-name="ro1">
          <table:table-cell office:value-type="float" office:value="0.691895197692693" calcext:value-type="float">
            <text:p>0,691895197692693</text:p>
          </table:table-cell>
          <table:table-cell office:value-type="float" office:value="3.04247256843538" calcext:value-type="float">
            <text:p>3,04247256843538</text:p>
          </table:table-cell>
          <table:table-cell office:value-type="float" office:value="13.719588444661" calcext:value-type="float">
            <text:p>13,719588444661</text:p>
          </table:table-cell>
        </table:table-row>
        <table:table-row table:style-name="ro1">
          <table:table-cell office:value-type="float" office:value="0.651961259502601" calcext:value-type="float">
            <text:p>0,651961259502601</text:p>
          </table:table-cell>
          <table:table-cell office:value-type="float" office:value="4.11141347984778" calcext:value-type="float">
            <text:p>4,11141347984778</text:p>
          </table:table-cell>
          <table:table-cell office:value-type="float" office:value="73.8898829835968" calcext:value-type="float">
            <text:p>73,8898829835968</text:p>
          </table:table-cell>
        </table:table-row>
        <table:table-row table:style-name="ro1">
          <table:table-cell office:value-type="float" office:value="0.22426930946056" calcext:value-type="float">
            <text:p>0,22426930946056</text:p>
          </table:table-cell>
          <table:table-cell office:value-type="float" office:value="5.7546009860897" calcext:value-type="float">
            <text:p>5,7546009860897</text:p>
          </table:table-cell>
          <table:table-cell office:value-type="float" office:value="43.4043320299523" calcext:value-type="float">
            <text:p>43,4043320299523</text:p>
          </table:table-cell>
        </table:table-row>
        <table:table-row table:style-name="ro1">
          <table:table-cell office:value-type="float" office:value="0.712179221347536" calcext:value-type="float">
            <text:p>0,712179221347536</text:p>
          </table:table-cell>
          <table:table-cell office:value-type="float" office:value="6.5139772332907" calcext:value-type="float">
            <text:p>6,5139772332907</text:p>
          </table:table-cell>
          <table:table-cell office:value-type="float" office:value="88.746864411208" calcext:value-type="float">
            <text:p>88,746864411208</text:p>
          </table:table-cell>
        </table:table-row>
        <table:table-row table:style-name="ro1">
          <table:table-cell office:value-type="float" office:value="0.2372490874968" calcext:value-type="float">
            <text:p>0,2372490874968</text:p>
          </table:table-cell>
          <table:table-cell office:value-type="float" office:value="3.15566935164475" calcext:value-type="float">
            <text:p>3,15566935164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5399698159268" calcext:value-type="float">
            <text:p>0,325399698159268</text:p>
          </table:table-cell>
          <table:table-cell office:value-type="float" office:value="6.73921184021132" calcext:value-type="float">
            <text:p>6,73921184021132</text:p>
          </table:table-cell>
          <table:table-cell office:value-type="float" office:value="88.2483233460159" calcext:value-type="float">
            <text:p>88,2483233460159</text:p>
          </table:table-cell>
        </table:table-row>
        <table:table-row table:style-name="ro1">
          <table:table-cell office:value-type="float" office:value="0.746491405118024" calcext:value-type="float">
            <text:p>0,746491405118024</text:p>
          </table:table-cell>
          <table:table-cell office:value-type="float" office:value="7.7112757176099" calcext:value-type="float">
            <text:p>7,7112757176099</text:p>
          </table:table-cell>
          <table:table-cell office:value-type="float" office:value="72.8427946144176" calcext:value-type="float">
            <text:p>72,8427946144176</text:p>
          </table:table-cell>
        </table:table-row>
        <table:table-row table:style-name="ro1">
          <table:table-cell office:value-type="float" office:value="0.649632899047215" calcext:value-type="float">
            <text:p>0,649632899047215</text:p>
          </table:table-cell>
          <table:table-cell office:value-type="float" office:value="5.8268698064474" calcext:value-type="float">
            <text:p>5,8268698064474</text:p>
          </table:table-cell>
          <table:table-cell office:value-type="float" office:value="84.4491095033728" calcext:value-type="float">
            <text:p>84,4491095033728</text:p>
          </table:table-cell>
        </table:table-row>
        <table:table-row table:style-name="ro1">
          <table:table-cell office:value-type="float" office:value="0.849223410494178" calcext:value-type="float">
            <text:p>0,849223410494178</text:p>
          </table:table-cell>
          <table:table-cell office:value-type="float" office:value="8.75359162511613" calcext:value-type="float">
            <text:p>8,75359162511613</text:p>
          </table:table-cell>
          <table:table-cell office:value-type="float" office:value="65.1696525876046" calcext:value-type="float">
            <text:p>65,1696525876046</text:p>
          </table:table-cell>
        </table:table-row>
        <table:table-row table:style-name="ro1">
          <table:table-cell office:value-type="float" office:value="0.657612892300343" calcext:value-type="float">
            <text:p>0,657612892300343</text:p>
          </table:table-cell>
          <table:table-cell office:value-type="float" office:value="3.45242160179285" calcext:value-type="float">
            <text:p>3,45242160179285</text:p>
          </table:table-cell>
          <table:table-cell office:value-type="float" office:value="65.5219380464434" calcext:value-type="float">
            <text:p>65,5219380464434</text:p>
          </table:table-cell>
        </table:table-row>
        <table:table-row table:style-name="ro1">
          <table:table-cell office:value-type="float" office:value="0.568308603335472" calcext:value-type="float">
            <text:p>0,568308603335472</text:p>
          </table:table-cell>
          <table:table-cell office:value-type="float" office:value="2.51069059337717" calcext:value-type="float">
            <text:p>2,51069059337717</text:p>
          </table:table-cell>
          <table:table-cell office:value-type="float" office:value="23.0729673101638" calcext:value-type="float">
            <text:p>23,0729673101638</text:p>
          </table:table-cell>
        </table:table-row>
        <table:table-row table:style-name="ro1">
          <table:table-cell office:value-type="float" office:value="0.0936747678280925" calcext:value-type="float">
            <text:p>0,0936747678280925</text:p>
          </table:table-cell>
          <table:table-cell office:value-type="float" office:value="1.44255950219144" calcext:value-type="float">
            <text:p>1,44255950219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7715803059433" calcext:value-type="float">
            <text:p>0,367715803059433</text:p>
          </table:table-cell>
          <table:table-cell office:value-type="float" office:value="7.99208862297837" calcext:value-type="float">
            <text:p>7,99208862297837</text:p>
          </table:table-cell>
          <table:table-cell office:value-type="float" office:value="92.3119297528152" calcext:value-type="float">
            <text:p>92,3119297528152</text:p>
          </table:table-cell>
        </table:table-row>
        <table:table-row table:style-name="ro1">
          <table:table-cell office:value-type="float" office:value="0.265202367681725" calcext:value-type="float">
            <text:p>0,265202367681725</text:p>
          </table:table-cell>
          <table:table-cell office:value-type="float" office:value="6.30873131270812" calcext:value-type="float">
            <text:p>6,30873131270812</text:p>
          </table:table-cell>
          <table:table-cell office:value-type="float" office:value="37.3334192964691" calcext:value-type="float">
            <text:p>37,3334192964691</text:p>
          </table:table-cell>
        </table:table-row>
        <table:table-row table:style-name="ro1">
          <table:table-cell office:value-type="float" office:value="0.243989643379084" calcext:value-type="float">
            <text:p>0,243989643379084</text:p>
          </table:table-cell>
          <table:table-cell office:value-type="float" office:value="4.88883065817909" calcext:value-type="float">
            <text:p>4,88883065817909</text:p>
          </table:table-cell>
          <table:table-cell office:value-type="float" office:value="38.5433586990558" calcext:value-type="float">
            <text:p>38,5433586990558</text:p>
          </table:table-cell>
        </table:table-row>
        <table:table-row table:style-name="ro1">
          <table:table-cell office:value-type="float" office:value="0.973010554752446" calcext:value-type="float">
            <text:p>0,973010554752446</text:p>
          </table:table-cell>
          <table:table-cell office:value-type="float" office:value="5.55993725263964" calcext:value-type="float">
            <text:p>5,55993725263964</text:p>
          </table:table-cell>
          <table:table-cell office:value-type="float" office:value="98.0217369094804" calcext:value-type="float">
            <text:p>98,0217369094804</text:p>
          </table:table-cell>
        </table:table-row>
        <table:table-row table:style-name="ro1">
          <table:table-cell office:value-type="float" office:value="0.39309772466676" calcext:value-type="float">
            <text:p>0,39309772466676</text:p>
          </table:table-cell>
          <table:table-cell office:value-type="float" office:value="2.74902190540325" calcext:value-type="float">
            <text:p>2,74902190540325</text:p>
          </table:table-cell>
          <table:table-cell office:value-type="float" office:value="44.4955888610707" calcext:value-type="float">
            <text:p>44,4955888610707</text:p>
          </table:table-cell>
        </table:table-row>
        <table:table-row table:style-name="ro1">
          <table:table-cell office:value-type="float" office:value="0.892046555177113" calcext:value-type="float">
            <text:p>0,892046555177113</text:p>
          </table:table-cell>
          <table:table-cell office:value-type="float" office:value="9.89150395923365" calcext:value-type="float">
            <text:p>9,89150395923365</text:p>
          </table:table-cell>
          <table:table-cell office:value-type="float" office:value="96.097187250433" calcext:value-type="float">
            <text:p>96,097187250433</text:p>
          </table:table-cell>
        </table:table-row>
        <table:table-row table:style-name="ro1">
          <table:table-cell office:value-type="float" office:value="0.631138625997263" calcext:value-type="float">
            <text:p>0,631138625997263</text:p>
          </table:table-cell>
          <table:table-cell office:value-type="float" office:value="5.25844236395046" calcext:value-type="float">
            <text:p>5,25844236395046</text:p>
          </table:table-cell>
          <table:table-cell office:value-type="float" office:value="66.2013070649621" calcext:value-type="float">
            <text:p>66,2013070649621</text:p>
          </table:table-cell>
        </table:table-row>
        <table:table-row table:style-name="ro1">
          <table:table-cell office:value-type="float" office:value="0.794811303541648" calcext:value-type="float">
            <text:p>0,794811303541648</text:p>
          </table:table-cell>
          <table:table-cell office:value-type="float" office:value="5.21878958920979" calcext:value-type="float">
            <text:p>5,218789589209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502637093105192" calcext:value-type="float">
            <text:p>0,502637093105192</text:p>
          </table:table-cell>
          <table:table-cell office:value-type="float" office:value="6.45153324779738" calcext:value-type="float">
            <text:p>6,45153324779738</text:p>
          </table:table-cell>
          <table:table-cell office:value-type="float" office:value="54.8119826368294" calcext:value-type="float">
            <text:p>54,8119826368294</text:p>
          </table:table-cell>
        </table:table-row>
        <table:table-row table:style-name="ro1">
          <table:table-cell office:value-type="float" office:value="0.576903884626359" calcext:value-type="float">
            <text:p>0,576903884626359</text:p>
          </table:table-cell>
          <table:table-cell office:value-type="float" office:value="5.96201846347343" calcext:value-type="float">
            <text:p>5,96201846347343</text:p>
          </table:table-cell>
          <table:table-cell office:value-type="float" office:value="62.4842878657746" calcext:value-type="float">
            <text:p>62,4842878657746</text:p>
          </table:table-cell>
        </table:table-row>
        <table:table-row table:style-name="ro1">
          <table:table-cell office:value-type="float" office:value="0.492517693818864" calcext:value-type="float">
            <text:p>0,492517693818864</text:p>
          </table:table-cell>
          <table:table-cell office:value-type="float" office:value="5.44776804855826" calcext:value-type="float">
            <text:p>5,44776804855826</text:p>
          </table:table-cell>
          <table:table-cell office:value-type="float" office:value="72.3552217435171" calcext:value-type="float">
            <text:p>72,3552217435171</text:p>
          </table:table-cell>
        </table:table-row>
        <table:table-row table:style-name="ro1">
          <table:table-cell office:value-type="float" office:value="0.195242987798045" calcext:value-type="float">
            <text:p>0,195242987798045</text:p>
          </table:table-cell>
          <table:table-cell office:value-type="float" office:value="3.41905108910938" calcext:value-type="float">
            <text:p>3,41905108910938</text:p>
          </table:table-cell>
          <table:table-cell office:value-type="float" office:value="47.5013022834799" calcext:value-type="float">
            <text:p>47,5013022834799</text:p>
          </table:table-cell>
        </table:table-row>
        <table:table-row table:style-name="ro1">
          <table:table-cell office:value-type="float" office:value="0.722452115261505" calcext:value-type="float">
            <text:p>0,722452115261505</text:p>
          </table:table-cell>
          <table:table-cell office:value-type="float" office:value="5.94293671427199" calcext:value-type="float">
            <text:p>5,94293671427199</text:p>
          </table:table-cell>
          <table:table-cell office:value-type="float" office:value="90.8594798839859" calcext:value-type="float">
            <text:p>90,8594798839859</text:p>
          </table:table-cell>
        </table:table-row>
        <table:table-row table:style-name="ro1">
          <table:table-cell office:value-type="float" office:value="0.280772362440856" calcext:value-type="float">
            <text:p>0,280772362440856</text:p>
          </table:table-cell>
          <table:table-cell office:value-type="float" office:value="8.76404899295007" calcext:value-type="float">
            <text:p>8,76404899295007</text:p>
          </table:table-cell>
          <table:table-cell office:value-type="float" office:value="64.6771421588353" calcext:value-type="float">
            <text:p>64,6771421588353</text:p>
          </table:table-cell>
        </table:table-row>
        <table:table-row table:style-name="ro1">
          <table:table-cell office:value-type="float" office:value="0.0243159664314538" calcext:value-type="float">
            <text:p>0,0243159664314538</text:p>
          </table:table-cell>
          <table:table-cell office:value-type="float" office:value="7.69084009230996" calcext:value-type="float">
            <text:p>7,69084009230996</text:p>
          </table:table-cell>
          <table:table-cell office:value-type="float" office:value="9.36222010051739" calcext:value-type="float">
            <text:p>9,36222010051739</text:p>
          </table:table-cell>
        </table:table-row>
        <table:table-row table:style-name="ro1">
          <table:table-cell office:value-type="float" office:value="0.645472295907168" calcext:value-type="float">
            <text:p>0,645472295907168</text:p>
          </table:table-cell>
          <table:table-cell office:value-type="float" office:value="8.1863732532788" calcext:value-type="float">
            <text:p>8,18637325327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177110679407049" calcext:value-type="float">
            <text:p>0,177110679407049</text:p>
          </table:table-cell>
          <table:table-cell office:value-type="float" office:value="3.97756864713763" calcext:value-type="float">
            <text:p>3,97756864713763</text:p>
          </table:table-cell>
          <table:table-cell office:value-type="float" office:value="3.6100074925997" calcext:value-type="float">
            <text:p>3,6100074925997</text:p>
          </table:table-cell>
        </table:table-row>
        <table:table-row table:style-name="ro1">
          <table:table-cell office:value-type="float" office:value="0.940458584352914" calcext:value-type="float">
            <text:p>0,940458584352914</text:p>
          </table:table-cell>
          <table:table-cell office:value-type="float" office:value="3.02079035948284" calcext:value-type="float">
            <text:p>3,02079035948284</text:p>
          </table:table-cell>
          <table:table-cell office:value-type="float" office:value="74.5633858038869" calcext:value-type="float">
            <text:p>74,5633858038869</text:p>
          </table:table-cell>
        </table:table-row>
        <table:table-row table:style-name="ro1">
          <table:table-cell office:value-type="float" office:value="0.953928577002587" calcext:value-type="float">
            <text:p>0,953928577002587</text:p>
          </table:table-cell>
          <table:table-cell office:value-type="float" office:value="4.7484261598007" calcext:value-type="float">
            <text:p>4,7484261598007</text:p>
          </table:table-cell>
          <table:table-cell office:value-type="float" office:value="61.1439022589709" calcext:value-type="float">
            <text:p>61,1439022589709</text:p>
          </table:table-cell>
        </table:table-row>
        <table:table-row table:style-name="ro1">
          <table:table-cell office:value-type="float" office:value="0.914864390220449" calcext:value-type="float">
            <text:p>0,914864390220449</text:p>
          </table:table-cell>
          <table:table-cell office:value-type="float" office:value="5.11144982457739" calcext:value-type="float">
            <text:p>5,11144982457739</text:p>
          </table:table-cell>
          <table:table-cell office:value-type="float" office:value="74.0548957796766" calcext:value-type="float">
            <text:p>74,0548957796766</text:p>
          </table:table-cell>
        </table:table-row>
        <table:table-row table:style-name="ro1">
          <table:table-cell office:value-type="float" office:value="0.370158700255444" calcext:value-type="float">
            <text:p>0,370158700255444</text:p>
          </table:table-cell>
          <table:table-cell office:value-type="float" office:value="7.1883830369419" calcext:value-type="float">
            <text:p>7,1883830369419</text:p>
          </table:table-cell>
          <table:table-cell office:value-type="float" office:value="57.5383023691639" calcext:value-type="float">
            <text:p>57,5383023691639</text:p>
          </table:table-cell>
        </table:table-row>
        <table:table-row table:style-name="ro1">
          <table:table-cell office:value-type="float" office:value="0.0154566165288674" calcext:value-type="float">
            <text:p>0,0154566165288674</text:p>
          </table:table-cell>
          <table:table-cell office:value-type="float" office:value="1.61507074057036" calcext:value-type="float">
            <text:p>1,61507074057036</text:p>
          </table:table-cell>
          <table:table-cell office:value-type="float" office:value="13.814824263019" calcext:value-type="float">
            <text:p>13,814824263019</text:p>
          </table:table-cell>
        </table:table-row>
        <table:table-row table:style-name="ro1">
          <table:table-cell office:value-type="float" office:value="0.928318562587725" calcext:value-type="float">
            <text:p>0,928318562587725</text:p>
          </table:table-cell>
          <table:table-cell office:value-type="float" office:value="8.05910063892123" calcext:value-type="float">
            <text:p>8,05910063892123</text:p>
          </table:table-cell>
          <table:table-cell office:value-type="float" office:value="96.3739313956541" calcext:value-type="float">
            <text:p>96,3739313956541</text:p>
          </table:table-cell>
        </table:table-row>
        <table:table-row table:style-name="ro1">
          <table:table-cell office:value-type="float" office:value="0.428184148317314" calcext:value-type="float">
            <text:p>0,428184148317314</text:p>
          </table:table-cell>
          <table:table-cell office:value-type="float" office:value="4.68398420284202" calcext:value-type="float">
            <text:p>4,68398420284202</text:p>
          </table:table-cell>
          <table:table-cell office:value-type="float" office:value="76.7012110915799" calcext:value-type="float">
            <text:p>76,7012110915799</text:p>
          </table:table-cell>
        </table:table-row>
        <table:table-row table:style-name="ro1">
          <table:table-cell office:value-type="float" office:value="0.966654819043669" calcext:value-type="float">
            <text:p>0,966654819043669</text:p>
          </table:table-cell>
          <table:table-cell office:value-type="float" office:value="4.14623786010516" calcext:value-type="float">
            <text:p>4,14623786010516</text:p>
          </table:table-cell>
          <table:table-cell office:value-type="float" office:value="83.6549266133204" calcext:value-type="float">
            <text:p>83,6549266133204</text:p>
          </table:table-cell>
        </table:table-row>
        <table:table-row table:style-name="ro1">
          <table:table-cell office:value-type="float" office:value="0.963619977089253" calcext:value-type="float">
            <text:p>0,963619977089253</text:p>
          </table:table-cell>
          <table:table-cell office:value-type="float" office:value="2.97579124947966" calcext:value-type="float">
            <text:p>2,97579124947966</text:p>
          </table:table-cell>
          <table:table-cell office:value-type="float" office:value="64.8372309174609" calcext:value-type="float">
            <text:p>64,8372309174609</text:p>
          </table:table-cell>
        </table:table-row>
        <table:table-row table:style-name="ro1">
          <table:table-cell office:value-type="float" office:value="0.85300945546736" calcext:value-type="float">
            <text:p>0,85300945546736</text:p>
          </table:table-cell>
          <table:table-cell office:value-type="float" office:value="1.69028665626846" calcext:value-type="float">
            <text:p>1,69028665626846</text:p>
          </table:table-cell>
          <table:table-cell office:value-type="float" office:value="77.2234573188826" calcext:value-type="float">
            <text:p>77,2234573188826</text:p>
          </table:table-cell>
        </table:table-row>
        <table:table-row table:style-name="ro1">
          <table:table-cell office:value-type="float" office:value="0.294448892069586" calcext:value-type="float">
            <text:p>0,294448892069586</text:p>
          </table:table-cell>
          <table:table-cell office:value-type="float" office:value="6.64634116792383" calcext:value-type="float">
            <text:p>6,64634116792383</text:p>
          </table:table-cell>
          <table:table-cell office:value-type="float" office:value="68.0417079743633" calcext:value-type="float">
            <text:p>68,0417079743633</text:p>
          </table:table-cell>
        </table:table-row>
        <table:table-row table:style-name="ro1">
          <table:table-cell office:value-type="float" office:value="0.385097728601925" calcext:value-type="float">
            <text:p>0,385097728601925</text:p>
          </table:table-cell>
          <table:table-cell office:value-type="float" office:value="5.14663593437681" calcext:value-type="float">
            <text:p>5,14663593437681</text:p>
          </table:table-cell>
          <table:table-cell office:value-type="float" office:value="19.1402511508829" calcext:value-type="float">
            <text:p>19,1402511508829</text:p>
          </table:table-cell>
        </table:table-row>
        <table:table-row table:style-name="ro1">
          <table:table-cell office:value-type="float" office:value="0.851136671516857" calcext:value-type="float">
            <text:p>0,851136671516857</text:p>
          </table:table-cell>
          <table:table-cell office:value-type="float" office:value="2.42007820051789" calcext:value-type="float">
            <text:p>2,42007820051789</text:p>
          </table:table-cell>
          <table:table-cell office:value-type="float" office:value="72.6965144900801" calcext:value-type="float">
            <text:p>72,6965144900801</text:p>
          </table:table-cell>
        </table:table-row>
        <table:table-row table:style-name="ro1">
          <table:table-cell office:value-type="float" office:value="0.316922005156278" calcext:value-type="float">
            <text:p>0,316922005156278</text:p>
          </table:table-cell>
          <table:table-cell office:value-type="float" office:value="2.40984245587277" calcext:value-type="float">
            <text:p>2,40984245587277</text:p>
          </table:table-cell>
          <table:table-cell office:value-type="float" office:value="42.6781449790857" calcext:value-type="float">
            <text:p>42,6781449790857</text:p>
          </table:table-cell>
        </table:table-row>
        <table:table-row table:style-name="ro1">
          <table:table-cell office:value-type="float" office:value="0.169492746686093" calcext:value-type="float">
            <text:p>0,169492746686093</text:p>
          </table:table-cell>
          <table:table-cell office:value-type="float" office:value="4.32843060141974" calcext:value-type="float">
            <text:p>4,32843060141974</text:p>
          </table:table-cell>
          <table:table-cell office:value-type="float" office:value="21.5320171396447" calcext:value-type="float">
            <text:p>21,5320171396447</text:p>
          </table:table-cell>
        </table:table-row>
        <table:table-row table:style-name="ro1">
          <table:table-cell office:value-type="float" office:value="0.55680126245835" calcext:value-type="float">
            <text:p>0,55680126245835</text:p>
          </table:table-cell>
          <table:table-cell office:value-type="float" office:value="8.33804305057879" calcext:value-type="float">
            <text:p>8,33804305057879</text:p>
          </table:table-cell>
          <table:table-cell office:value-type="float" office:value="94.2743842160485" calcext:value-type="float">
            <text:p>94,2743842160485</text:p>
          </table:table-cell>
        </table:table-row>
        <table:table-row table:style-name="ro1">
          <table:table-cell office:value-type="float" office:value="0.936154774160781" calcext:value-type="float">
            <text:p>0,936154774160781</text:p>
          </table:table-cell>
          <table:table-cell office:value-type="float" office:value="4.48081729727279" calcext:value-type="float">
            <text:p>4,48081729727279</text:p>
          </table:table-cell>
          <table:table-cell office:value-type="float" office:value="71.0914438980875" calcext:value-type="float">
            <text:p>71,0914438980875</text:p>
          </table:table-cell>
        </table:table-row>
        <table:table-row table:style-name="ro1">
          <table:table-cell office:value-type="float" office:value="0.696029796674973" calcext:value-type="float">
            <text:p>0,696029796674973</text:p>
          </table:table-cell>
          <table:table-cell office:value-type="float" office:value="1.99371409376379" calcext:value-type="float">
            <text:p>1,99371409376379</text:p>
          </table:table-cell>
          <table:table-cell office:value-type="float" office:value="52.2481732449844" calcext:value-type="float">
            <text:p>52,2481732449844</text:p>
          </table:table-cell>
        </table:table-row>
        <table:table-row table:style-name="ro1">
          <table:table-cell office:value-type="float" office:value="0.570061170089365" calcext:value-type="float">
            <text:p>0,570061170089365</text:p>
          </table:table-cell>
          <table:table-cell office:value-type="float" office:value="4.50851387182811" calcext:value-type="float">
            <text:p>4,50851387182811</text:p>
          </table:table-cell>
          <table:table-cell office:value-type="float" office:value="48.776289206997" calcext:value-type="float">
            <text:p>48,776289206997</text:p>
          </table:table-cell>
        </table:table-row>
        <table:table-row table:style-name="ro1">
          <table:table-cell office:value-type="float" office:value="0.0971764937707685" calcext:value-type="float">
            <text:p>0,0971764937707685</text:p>
          </table:table-cell>
          <table:table-cell office:value-type="float" office:value="4.45455286050466" calcext:value-type="float">
            <text:p>4,45455286050466</text:p>
          </table:table-cell>
          <table:table-cell office:value-type="float" office:value="23.9603820198941" calcext:value-type="float">
            <text:p>23,9603820198941</text:p>
          </table:table-cell>
        </table:table-row>
        <table:table-row table:style-name="ro1">
          <table:table-cell office:value-type="float" office:value="0.61500722669917" calcext:value-type="float">
            <text:p>0,61500722669917</text:p>
          </table:table-cell>
          <table:table-cell office:value-type="float" office:value="0" calcext:value-type="float">
            <text:p>0</text:p>
          </table:table-cell>
          <table:table-cell office:value-type="float" office:value="14.9749318640461" calcext:value-type="float">
            <text:p>14,9749318640461</text:p>
          </table:table-cell>
        </table:table-row>
        <table:table-row table:style-name="ro1">
          <table:table-cell office:value-type="float" office:value="0.990053850104263" calcext:value-type="float">
            <text:p>0,990053850104263</text:p>
          </table:table-cell>
          <table:table-cell office:value-type="float" office:value="4.89141026696438" calcext:value-type="float">
            <text:p>4,89141026696438</text:p>
          </table:table-cell>
          <table:table-cell office:value-type="float" office:value="50.1678544222274" calcext:value-type="float">
            <text:p>50,1678544222274</text:p>
          </table:table-cell>
        </table:table-row>
        <table:table-row table:style-name="ro1">
          <table:table-cell office:value-type="float" office:value="0.140084015236524" calcext:value-type="float">
            <text:p>0,140084015236524</text:p>
          </table:table-cell>
          <table:table-cell office:value-type="float" office:value="4.53813093958264" calcext:value-type="float">
            <text:p>4,53813093958264</text:p>
          </table:table-cell>
          <table:table-cell office:value-type="float" office:value="58.4476659370215" calcext:value-type="float">
            <text:p>58,4476659370215</text:p>
          </table:table-cell>
        </table:table-row>
        <table:table-row table:style-name="ro1">
          <table:table-cell office:value-type="float" office:value="0.518329652363737" calcext:value-type="float">
            <text:p>0,518329652363737</text:p>
          </table:table-cell>
          <table:table-cell office:value-type="float" office:value="6.39241272962684" calcext:value-type="float">
            <text:p>6,39241272962684</text:p>
          </table:table-cell>
          <table:table-cell office:value-type="float" office:value="39.730203093965" calcext:value-type="float">
            <text:p>39,730203093965</text:p>
          </table:table-cell>
        </table:table-row>
        <table:table-row table:style-name="ro1">
          <table:table-cell office:value-type="float" office:value="0.877373071927955" calcext:value-type="float">
            <text:p>0,877373071927955</text:p>
          </table:table-cell>
          <table:table-cell office:value-type="float" office:value="8.69791218989069" calcext:value-type="float">
            <text:p>8,69791218989069</text:p>
          </table:table-cell>
          <table:table-cell office:value-type="float" office:value="67.606186086114" calcext:value-type="float">
            <text:p>67,606186086114</text:p>
          </table:table-cell>
        </table:table-row>
        <table:table-row table:style-name="ro1">
          <table:table-cell office:value-type="float" office:value="0.740768617754204" calcext:value-type="float">
            <text:p>0,740768617754204</text:p>
          </table:table-cell>
          <table:table-cell office:value-type="float" office:value="7.25313005909552" calcext:value-type="float">
            <text:p>7,25313005909552</text:p>
          </table:table-cell>
          <table:table-cell office:value-type="float" office:value="30.39083502956" calcext:value-type="float">
            <text:p>30,39083502956</text:p>
          </table:table-cell>
        </table:table-row>
        <table:table-row table:style-name="ro1">
          <table:table-cell office:value-type="float" office:value="0.697015740995268" calcext:value-type="float">
            <text:p>0,697015740995268</text:p>
          </table:table-cell>
          <table:table-cell office:value-type="float" office:value="4.46222261889034" calcext:value-type="float">
            <text:p>4,46222261889034</text:p>
          </table:table-cell>
          <table:table-cell office:value-type="float" office:value="46.8905999814874" calcext:value-type="float">
            <text:p>46,8905999814874</text:p>
          </table:table-cell>
        </table:table-row>
        <table:table-row table:style-name="ro1">
          <table:table-cell office:value-type="float" office:value="0.702484083987109" calcext:value-type="float">
            <text:p>0,702484083987109</text:p>
          </table:table-cell>
          <table:table-cell office:value-type="float" office:value="2.78694818251666" calcext:value-type="float">
            <text:p>2,78694818251666</text:p>
          </table:table-cell>
          <table:table-cell office:value-type="float" office:value="26.8350419011432" calcext:value-type="float">
            <text:p>26,8350419011432</text:p>
          </table:table-cell>
        </table:table-row>
        <table:table-row table:style-name="ro1">
          <table:table-cell office:value-type="float" office:value="0.359491151219755" calcext:value-type="float">
            <text:p>0,359491151219755</text:p>
          </table:table-cell>
          <table:table-cell office:value-type="float" office:value="10" calcext:value-type="float">
            <text:p>10</text:p>
          </table:table-cell>
          <table:table-cell office:value-type="float" office:value="94.4097722759127" calcext:value-type="float">
            <text:p>94,4097722759127</text:p>
          </table:table-cell>
        </table:table-row>
        <table:table-row table:style-name="ro1">
          <table:table-cell office:value-type="float" office:value="0.293591844264493" calcext:value-type="float">
            <text:p>0,293591844264493</text:p>
          </table:table-cell>
          <table:table-cell office:value-type="float" office:value="5.11843686802898" calcext:value-type="float">
            <text:p>5,11843686802898</text:p>
          </table:table-cell>
          <table:table-cell office:value-type="float" office:value="58.2855999148382" calcext:value-type="float">
            <text:p>58,2855999148382</text:p>
          </table:table-cell>
        </table:table-row>
        <table:table-row table:style-name="ro1">
          <table:table-cell office:value-type="float" office:value="0.809361155478514" calcext:value-type="float">
            <text:p>0,809361155478514</text:p>
          </table:table-cell>
          <table:table-cell office:value-type="float" office:value="5.02785858382589" calcext:value-type="float">
            <text:p>5,02785858382589</text:p>
          </table:table-cell>
          <table:table-cell office:value-type="float" office:value="54.9100967604599" calcext:value-type="float">
            <text:p>54,9100967604599</text:p>
          </table:table-cell>
        </table:table-row>
        <table:table-row table:style-name="ro1">
          <table:table-cell office:value-type="float" office:value="0.810113394679181" calcext:value-type="float">
            <text:p>0,810113394679181</text:p>
          </table:table-cell>
          <table:table-cell office:value-type="float" office:value="4.95174982577999" calcext:value-type="float">
            <text:p>4,951749825779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867072318580104" calcext:value-type="float">
            <text:p>0,867072318580104</text:p>
          </table:table-cell>
          <table:table-cell office:value-type="float" office:value="5.39616952153571" calcext:value-type="float">
            <text:p>5,39616952153571</text:p>
          </table:table-cell>
          <table:table-cell office:value-type="float" office:value="93.2443269407809" calcext:value-type="float">
            <text:p>93,2443269407809</text:p>
          </table:table-cell>
        </table:table-row>
        <table:table-row table:style-name="ro1">
          <table:table-cell office:value-type="float" office:value="0.913240552556471" calcext:value-type="float">
            <text:p>0,913240552556471</text:p>
          </table:table-cell>
          <table:table-cell office:value-type="float" office:value="4.71127917615212" calcext:value-type="float">
            <text:p>4,71127917615212</text:p>
          </table:table-cell>
          <table:table-cell office:value-type="float" office:value="67.1429221878243" calcext:value-type="float">
            <text:p>67,1429221878243</text:p>
          </table:table-cell>
        </table:table-row>
        <table:table-row table:style-name="ro1">
          <table:table-cell office:value-type="float" office:value="0.511342398860938" calcext:value-type="float">
            <text:p>0,511342398860938</text:p>
          </table:table-cell>
          <table:table-cell office:value-type="float" office:value="3.85267598623953" calcext:value-type="float">
            <text:p>3,85267598623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15162946872" calcext:value-type="float">
            <text:p>0,5015162946872</text:p>
          </table:table-cell>
          <table:table-cell office:value-type="float" office:value="3.90628211751922" calcext:value-type="float">
            <text:p>3,90628211751922</text:p>
          </table:table-cell>
          <table:table-cell office:value-type="float" office:value="91.5349576031237" calcext:value-type="float">
            <text:p>91,5349576031237</text:p>
          </table:table-cell>
        </table:table-row>
        <table:table-row table:style-name="ro1">
          <table:table-cell office:value-type="float" office:value="0.798295178966775" calcext:value-type="float">
            <text:p>0,798295178966775</text:p>
          </table:table-cell>
          <table:table-cell office:value-type="float" office:value="4.934493459568" calcext:value-type="float">
            <text:p>4,934493459568</text:p>
          </table:table-cell>
          <table:table-cell office:value-type="float" office:value="39.8442352410066" calcext:value-type="float">
            <text:p>39,8442352410066</text:p>
          </table:table-cell>
        </table:table-row>
        <table:table-row table:style-name="ro1">
          <table:table-cell office:value-type="float" office:value="0.649963930777765" calcext:value-type="float">
            <text:p>0,649963930777765</text:p>
          </table:table-cell>
          <table:table-cell office:value-type="float" office:value="3.91315045773247" calcext:value-type="float">
            <text:p>3,91315045773247</text:p>
          </table:table-cell>
          <table:table-cell office:value-type="float" office:value="21.7424627384579" calcext:value-type="float">
            <text:p>21,7424627384579</text:p>
          </table:table-cell>
        </table:table-row>
        <table:table-row table:style-name="ro1">
          <table:table-cell office:value-type="float" office:value="0.701966877257703" calcext:value-type="float">
            <text:p>0,701966877257703</text:p>
          </table:table-cell>
          <table:table-cell office:value-type="float" office:value="3.57430843464567" calcext:value-type="float">
            <text:p>3,57430843464567</text:p>
          </table:table-cell>
          <table:table-cell office:value-type="float" office:value="76.8666550142377" calcext:value-type="float">
            <text:p>76,8666550142377</text:p>
          </table:table-cell>
        </table:table-row>
        <table:table-row table:style-name="ro1">
          <table:table-cell office:value-type="float" office:value="0.795792669436101" calcext:value-type="float">
            <text:p>0,795792669436101</text:p>
          </table:table-cell>
          <table:table-cell office:value-type="float" office:value="5.21286045538379" calcext:value-type="float">
            <text:p>5,212860455383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890005341817566" calcext:value-type="float">
            <text:p>0,890005341817566</text:p>
          </table:table-cell>
          <table:table-cell office:value-type="float" office:value="4.49004556515829" calcext:value-type="float">
            <text:p>4,49004556515829</text:p>
          </table:table-cell>
          <table:table-cell office:value-type="float" office:value="99.0459591398975" calcext:value-type="float">
            <text:p>99,0459591398975</text:p>
          </table:table-cell>
        </table:table-row>
        <table:table-row table:style-name="ro1">
          <table:table-cell office:value-type="float" office:value="0.337995156851536" calcext:value-type="float">
            <text:p>0,337995156851536</text:p>
          </table:table-cell>
          <table:table-cell office:value-type="float" office:value="8.00798597716538" calcext:value-type="float">
            <text:p>8,00798597716538</text:p>
          </table:table-cell>
          <table:table-cell office:value-type="float" office:value="63.5898357208009" calcext:value-type="float">
            <text:p>63,5898357208009</text:p>
          </table:table-cell>
        </table:table-row>
        <table:table-row table:style-name="ro1">
          <table:table-cell office:value-type="float" office:value="0.375582952639944" calcext:value-type="float">
            <text:p>0,375582952639944</text:p>
          </table:table-cell>
          <table:table-cell office:value-type="float" office:value="0" calcext:value-type="float">
            <text:p>0</text:p>
          </table:table-cell>
          <table:table-cell office:value-type="float" office:value="34.4300639917024" calcext:value-type="float">
            <text:p>34,4300639917024</text:p>
          </table:table-cell>
        </table:table-row>
        <table:table-row table:style-name="ro1">
          <table:table-cell office:value-type="float" office:value="0.093981939840869" calcext:value-type="float">
            <text:p>0,093981939840869</text:p>
          </table:table-cell>
          <table:table-cell office:value-type="float" office:value="7.18301370384492" calcext:value-type="float">
            <text:p>7,18301370384492</text:p>
          </table:table-cell>
          <table:table-cell office:value-type="float" office:value="51.439282381438" calcext:value-type="float">
            <text:p>51,439282381438</text:p>
          </table:table-cell>
        </table:table-row>
        <table:table-row table:style-name="ro1">
          <table:table-cell office:value-type="float" office:value="0.578280140996174" calcext:value-type="float">
            <text:p>0,578280140996174</text:p>
          </table:table-cell>
          <table:table-cell office:value-type="float" office:value="7.49217038499526" calcext:value-type="float">
            <text:p>7,49217038499526</text:p>
          </table:table-cell>
          <table:table-cell office:value-type="float" office:value="79.8440617954868" calcext:value-type="float">
            <text:p>79,8440617954868</text:p>
          </table:table-cell>
        </table:table-row>
        <table:table-row table:style-name="ro1">
          <table:table-cell office:value-type="float" office:value="0.0359422737967421" calcext:value-type="float">
            <text:p>0,0359422737967421</text:p>
          </table:table-cell>
          <table:table-cell office:value-type="float" office:value="0.853219535183701" calcext:value-type="float">
            <text:p>0,853219535183701</text:p>
          </table:table-cell>
          <table:table-cell office:value-type="float" office:value="11.1932430479268" calcext:value-type="float">
            <text:p>11,1932430479268</text:p>
          </table:table-cell>
        </table:table-row>
        <table:table-row table:style-name="ro1">
          <table:table-cell office:value-type="float" office:value="0.46559801813246" calcext:value-type="float">
            <text:p>0,46559801813246</text:p>
          </table:table-cell>
          <table:table-cell office:value-type="float" office:value="4.3146248118393" calcext:value-type="float">
            <text:p>4,3146248118393</text:p>
          </table:table-cell>
          <table:table-cell office:value-type="float" office:value="47.2784024143424" calcext:value-type="float">
            <text:p>47,2784024143424</text:p>
          </table:table-cell>
        </table:table-row>
        <table:table-row table:style-name="ro1">
          <table:table-cell office:value-type="float" office:value="0.542644634707577" calcext:value-type="float">
            <text:p>0,542644634707577</text:p>
          </table:table-cell>
          <table:table-cell office:value-type="float" office:value="4.25711826800842" calcext:value-type="float">
            <text:p>4,25711826800842</text:p>
          </table:table-cell>
          <table:table-cell office:value-type="float" office:value="48.3352885964978" calcext:value-type="float">
            <text:p>48,3352885964978</text:p>
          </table:table-cell>
        </table:table-row>
        <table:table-row table:style-name="ro1">
          <table:table-cell office:value-type="float" office:value="0.286541252128284" calcext:value-type="float">
            <text:p>0,286541252128284</text:p>
          </table:table-cell>
          <table:table-cell office:value-type="float" office:value="2.18497661056436" calcext:value-type="float">
            <text:p>2,18497661056436</text:p>
          </table:table-cell>
          <table:table-cell office:value-type="float" office:value="10.853089792621" calcext:value-type="float">
            <text:p>10,853089792621</text:p>
          </table:table-cell>
        </table:table-row>
        <table:table-row table:style-name="ro1">
          <table:table-cell office:value-type="float" office:value="0.590833260569011" calcext:value-type="float">
            <text:p>0,590833260569011</text:p>
          </table:table-cell>
          <table:table-cell office:value-type="float" office:value="3.44436662481825" calcext:value-type="float">
            <text:p>3,44436662481825</text:p>
          </table:table-cell>
          <table:table-cell office:value-type="float" office:value="43.6139605960782" calcext:value-type="float">
            <text:p>43,6139605960782</text:p>
          </table:table-cell>
        </table:table-row>
        <table:table-row table:style-name="ro1">
          <table:table-cell office:value-type="float" office:value="0.0305002499390494" calcext:value-type="float">
            <text:p>0,0305002499390494</text:p>
          </table:table-cell>
          <table:table-cell office:value-type="float" office:value="2.77884830906834" calcext:value-type="float">
            <text:p>2,77884830906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73481887492144" calcext:value-type="float">
            <text:p>0,0373481887492144</text:p>
          </table:table-cell>
          <table:table-cell office:value-type="float" office:value="8.50454088684725" calcext:value-type="float">
            <text:p>8,50454088684725</text:p>
          </table:table-cell>
          <table:table-cell office:value-type="float" office:value="34.2922623364468" calcext:value-type="float">
            <text:p>34,2922623364468</text:p>
          </table:table-cell>
        </table:table-row>
        <table:table-row table:style-name="ro1">
          <table:table-cell office:value-type="float" office:value="0.822600560659658" calcext:value-type="float">
            <text:p>0,822600560659658</text:p>
          </table:table-cell>
          <table:table-cell office:value-type="float" office:value="6.87135678629492" calcext:value-type="float">
            <text:p>6,87135678629492</text:p>
          </table:table-cell>
          <table:table-cell office:value-type="float" office:value="57.0696386417408" calcext:value-type="float">
            <text:p>57,0696386417408</text:p>
          </table:table-cell>
        </table:table-row>
        <table:table-row table:style-name="ro1">
          <table:table-cell office:value-type="float" office:value="0.360190641411263" calcext:value-type="float">
            <text:p>0,360190641411263</text:p>
          </table:table-cell>
          <table:table-cell office:value-type="float" office:value="7.54311018998832" calcext:value-type="float">
            <text:p>7,54311018998832</text:p>
          </table:table-cell>
          <table:table-cell office:value-type="float" office:value="29.7120929003136" calcext:value-type="float">
            <text:p>29,7120929003136</text:p>
          </table:table-cell>
        </table:table-row>
        <table:table-row table:style-name="ro1">
          <table:table-cell office:value-type="float" office:value="0.127060512651885" calcext:value-type="float">
            <text:p>0,127060512651885</text:p>
          </table:table-cell>
          <table:table-cell office:value-type="float" office:value="6.44334412808647" calcext:value-type="float">
            <text:p>6,44334412808647</text:p>
          </table:table-cell>
          <table:table-cell office:value-type="float" office:value="36.9948902945285" calcext:value-type="float">
            <text:p>36,9948902945285</text:p>
          </table:table-cell>
        </table:table-row>
        <table:table-row table:style-name="ro1">
          <table:table-cell office:value-type="float" office:value="0.522243260054804" calcext:value-type="float">
            <text:p>0,522243260054804</text:p>
          </table:table-cell>
          <table:table-cell office:value-type="float" office:value="2.74189645756554" calcext:value-type="float">
            <text:p>2,74189645756554</text:p>
          </table:table-cell>
          <table:table-cell office:value-type="float" office:value="70.1422271604424" calcext:value-type="float">
            <text:p>70,1422271604424</text:p>
          </table:table-cell>
        </table:table-row>
        <table:table-row table:style-name="ro1">
          <table:table-cell office:value-type="float" office:value="0.769993553098611" calcext:value-type="float">
            <text:p>0,769993553098611</text:p>
          </table:table-cell>
          <table:table-cell office:value-type="float" office:value="3.95095946744045" calcext:value-type="float">
            <text:p>3,95095946744045</text:p>
          </table:table-cell>
          <table:table-cell office:value-type="float" office:value="80.3697831757247" calcext:value-type="float">
            <text:p>80,3697831757247</text:p>
          </table:table-cell>
        </table:table-row>
        <table:table-row table:style-name="ro1">
          <table:table-cell office:value-type="float" office:value="0.215821027496843" calcext:value-type="float">
            <text:p>0,215821027496843</text:p>
          </table:table-cell>
          <table:table-cell office:value-type="float" office:value="5.97874912245584" calcext:value-type="float">
            <text:p>5,97874912245584</text:p>
          </table:table-cell>
          <table:table-cell office:value-type="float" office:value="5.4542460671704" calcext:value-type="float">
            <text:p>5,4542460671704</text:p>
          </table:table-cell>
        </table:table-row>
        <table:table-row table:style-name="ro1">
          <table:table-cell office:value-type="float" office:value="0.622890475819" calcext:value-type="float">
            <text:p>0,622890475819</text:p>
          </table:table-cell>
          <table:table-cell office:value-type="float" office:value="2.55574438221611" calcext:value-type="float">
            <text:p>2,55574438221611</text:p>
          </table:table-cell>
          <table:table-cell office:value-type="float" office:value="27.8038433465977" calcext:value-type="float">
            <text:p>27,8038433465977</text:p>
          </table:table-cell>
        </table:table-row>
        <table:table-row table:style-name="ro1">
          <table:table-cell office:value-type="float" office:value="0.085347464993768" calcext:value-type="float">
            <text:p>0,085347464993768</text:p>
          </table:table-cell>
          <table:table-cell office:value-type="float" office:value="6.42599686034478" calcext:value-type="float">
            <text:p>6,42599686034478</text:p>
          </table:table-cell>
          <table:table-cell office:value-type="float" office:value="49.6402591007695" calcext:value-type="float">
            <text:p>49,6402591007695</text:p>
          </table:table-cell>
        </table:table-row>
        <table:table-row table:style-name="ro1">
          <table:table-cell office:value-type="float" office:value="0.0516817211686077" calcext:value-type="float">
            <text:p>0,0516817211686077</text:p>
          </table:table-cell>
          <table:table-cell office:value-type="float" office:value="4.51934920368373" calcext:value-type="float">
            <text:p>4,51934920368373</text:p>
          </table:table-cell>
          <table:table-cell office:value-type="float" office:value="1.52855221408519" calcext:value-type="float">
            <text:p>1,52855221408519</text:p>
          </table:table-cell>
        </table:table-row>
        <table:table-row table:style-name="ro1">
          <table:table-cell office:value-type="float" office:value="0.531354631568148" calcext:value-type="float">
            <text:p>0,531354631568148</text:p>
          </table:table-cell>
          <table:table-cell office:value-type="float" office:value="4.25035838490081" calcext:value-type="float">
            <text:p>4,25035838490081</text:p>
          </table:table-cell>
          <table:table-cell office:value-type="float" office:value="44.3900484337516" calcext:value-type="float">
            <text:p>44,3900484337516</text:p>
          </table:table-cell>
        </table:table-row>
        <table:table-row table:style-name="ro1">
          <table:table-cell office:value-type="float" office:value="0.540635121610107" calcext:value-type="float">
            <text:p>0,540635121610107</text:p>
          </table:table-cell>
          <table:table-cell office:value-type="float" office:value="6.42191993640698" calcext:value-type="float">
            <text:p>6,42191993640698</text:p>
          </table:table-cell>
          <table:table-cell office:value-type="float" office:value="69.1268290227254" calcext:value-type="float">
            <text:p>69,1268290227254</text:p>
          </table:table-cell>
        </table:table-row>
        <table:table-row table:style-name="ro1">
          <table:table-cell office:value-type="float" office:value="0.637429901498207" calcext:value-type="float">
            <text:p>0,637429901498207</text:p>
          </table:table-cell>
          <table:table-cell office:value-type="float" office:value="5.88852662297208" calcext:value-type="float">
            <text:p>5,88852662297208</text:p>
          </table:table-cell>
          <table:table-cell office:value-type="float" office:value="42.433011484508" calcext:value-type="float">
            <text:p>42,433011484508</text:p>
          </table:table-cell>
        </table:table-row>
        <table:table-row table:style-name="ro1">
          <table:table-cell office:value-type="float" office:value="0.726091333722662" calcext:value-type="float">
            <text:p>0,726091333722662</text:p>
          </table:table-cell>
          <table:table-cell office:value-type="float" office:value="4.27806766836184" calcext:value-type="float">
            <text:p>4,27806766836184</text:p>
          </table:table-cell>
          <table:table-cell office:value-type="float" office:value="62.7852608197262" calcext:value-type="float">
            <text:p>62,7852608197262</text:p>
          </table:table-cell>
        </table:table-row>
        <table:table-row table:style-name="ro1">
          <table:table-cell office:value-type="float" office:value="0.975852079462535" calcext:value-type="float">
            <text:p>0,975852079462535</text:p>
          </table:table-cell>
          <table:table-cell office:value-type="float" office:value="7.3186596067285" calcext:value-type="float">
            <text:p>7,3186596067285</text:p>
          </table:table-cell>
          <table:table-cell office:value-type="float" office:value="61.145253296302" calcext:value-type="float">
            <text:p>61,145253296302</text:p>
          </table:table-cell>
        </table:table-row>
        <table:table-row table:style-name="ro1">
          <table:table-cell office:value-type="float" office:value="0.516300348301195" calcext:value-type="float">
            <text:p>0,516300348301195</text:p>
          </table:table-cell>
          <table:table-cell office:value-type="float" office:value="2.83787334480021" calcext:value-type="float">
            <text:p>2,83787334480021</text:p>
          </table:table-cell>
          <table:table-cell office:value-type="float" office:value="30.3021613982483" calcext:value-type="float">
            <text:p>30,3021613982483</text:p>
          </table:table-cell>
        </table:table-row>
        <table:table-row table:style-name="ro1">
          <table:table-cell office:value-type="float" office:value="0.322956472941246" calcext:value-type="float">
            <text:p>0,322956472941246</text:p>
          </table:table-cell>
          <table:table-cell office:value-type="float" office:value="6.23187121388853" calcext:value-type="float">
            <text:p>6,23187121388853</text:p>
          </table:table-cell>
          <table:table-cell office:value-type="float" office:value="50.7005119148796" calcext:value-type="float">
            <text:p>50,7005119148796</text:p>
          </table:table-cell>
        </table:table-row>
        <table:table-row table:style-name="ro1">
          <table:table-cell office:value-type="float" office:value="0.795186194768704" calcext:value-type="float">
            <text:p>0,795186194768704</text:p>
          </table:table-cell>
          <table:table-cell office:value-type="float" office:value="6.18620251593677" calcext:value-type="float">
            <text:p>6,18620251593677</text:p>
          </table:table-cell>
          <table:table-cell office:value-type="float" office:value="40.5961070792359" calcext:value-type="float">
            <text:p>40,5961070792359</text:p>
          </table:table-cell>
        </table:table-row>
        <table:table-row table:style-name="ro1">
          <table:table-cell office:value-type="float" office:value="0.270832251262074" calcext:value-type="float">
            <text:p>0,270832251262074</text:p>
          </table:table-cell>
          <table:table-cell office:value-type="float" office:value="4.38090712137202" calcext:value-type="float">
            <text:p>4,38090712137202</text:p>
          </table:table-cell>
          <table:table-cell office:value-type="float" office:value="42.5830583204205" calcext:value-type="float">
            <text:p>42,5830583204205</text:p>
          </table:table-cell>
        </table:table-row>
        <table:table-row table:style-name="ro1">
          <table:table-cell office:value-type="float" office:value="0.438971420705636" calcext:value-type="float">
            <text:p>0,438971420705636</text:p>
          </table:table-cell>
          <table:table-cell office:value-type="float" office:value="5.65226604448424" calcext:value-type="float">
            <text:p>5,65226604448424</text:p>
          </table:table-cell>
          <table:table-cell office:value-type="float" office:value="48.5545934417415" calcext:value-type="float">
            <text:p>48,5545934417415</text:p>
          </table:table-cell>
        </table:table-row>
        <table:table-row table:style-name="ro1">
          <table:table-cell office:value-type="float" office:value="0.078456381342266" calcext:value-type="float">
            <text:p>0,078456381342266</text:p>
          </table:table-cell>
          <table:table-cell office:value-type="float" office:value="2.49777284722939" calcext:value-type="float">
            <text:p>2,49777284722939</text:p>
          </table:table-cell>
          <table:table-cell office:value-type="float" office:value="25.7482733577965" calcext:value-type="float">
            <text:p>25,7482733577965</text:p>
          </table:table-cell>
        </table:table-row>
        <table:table-row table:style-name="ro1">
          <table:table-cell office:value-type="float" office:value="0.0253507434154575" calcext:value-type="float">
            <text:p>0,0253507434154575</text:p>
          </table:table-cell>
          <table:table-cell office:value-type="float" office:value="6.8480540384138" calcext:value-type="float">
            <text:p>6,8480540384138</text:p>
          </table:table-cell>
          <table:table-cell office:value-type="float" office:value="33.3915434398759" calcext:value-type="float">
            <text:p>33,3915434398759</text:p>
          </table:table-cell>
        </table:table-row>
        <table:table-row table:style-name="ro1">
          <table:table-cell office:value-type="float" office:value="0.962648414677925" calcext:value-type="float">
            <text:p>0,962648414677925</text:p>
          </table:table-cell>
          <table:table-cell office:value-type="float" office:value="4.63019572711402" calcext:value-type="float">
            <text:p>4,630195727114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835980120512206" calcext:value-type="float">
            <text:p>0,835980120512206</text:p>
          </table:table-cell>
          <table:table-cell office:value-type="float" office:value="3.95455395896192" calcext:value-type="float">
            <text:p>3,95455395896192</text:p>
          </table:table-cell>
          <table:table-cell office:value-type="float" office:value="68.4815131195382" calcext:value-type="float">
            <text:p>68,4815131195382</text:p>
          </table:table-cell>
        </table:table-row>
        <table:table-row table:style-name="ro1">
          <table:table-cell office:value-type="float" office:value="0.695974206093698" calcext:value-type="float">
            <text:p>0,695974206093698</text:p>
          </table:table-cell>
          <table:table-cell office:value-type="float" office:value="7.09801845167378" calcext:value-type="float">
            <text:p>7,09801845167378</text:p>
          </table:table-cell>
          <table:table-cell office:value-type="float" office:value="61.5624153498119" calcext:value-type="float">
            <text:p>61,5624153498119</text:p>
          </table:table-cell>
        </table:table-row>
        <table:table-row table:style-name="ro1">
          <table:table-cell office:value-type="float" office:value="0.40895294441427" calcext:value-type="float">
            <text:p>0,40895294441427</text:p>
          </table:table-cell>
          <table:table-cell office:value-type="float" office:value="3.59131261891448" calcext:value-type="float">
            <text:p>3,59131261891448</text:p>
          </table:table-cell>
          <table:table-cell office:value-type="float" office:value="41.3483772011598" calcext:value-type="float">
            <text:p>41,3483772011598</text:p>
          </table:table-cell>
        </table:table-row>
        <table:table-row table:style-name="ro1">
          <table:table-cell office:value-type="float" office:value="0.173294320070846" calcext:value-type="float">
            <text:p>0,173294320070846</text:p>
          </table:table-cell>
          <table:table-cell office:value-type="float" office:value="2.18307740727288" calcext:value-type="float">
            <text:p>2,18307740727288</text:p>
          </table:table-cell>
          <table:table-cell office:value-type="float" office:value="29.99592941407" calcext:value-type="float">
            <text:p>29,99592941407</text:p>
          </table:table-cell>
        </table:table-row>
        <table:table-row table:style-name="ro1">
          <table:table-cell office:value-type="float" office:value="0.156437042671086" calcext:value-type="float">
            <text:p>0,156437042671086</text:p>
          </table:table-cell>
          <table:table-cell office:value-type="float" office:value="1.88674165295219" calcext:value-type="float">
            <text:p>1,88674165295219</text:p>
          </table:table-cell>
          <table:table-cell office:value-type="float" office:value="17.910390578588" calcext:value-type="float">
            <text:p>17,910390578588</text:p>
          </table:table-cell>
        </table:table-row>
        <table:table-row table:style-name="ro1">
          <table:table-cell office:value-type="float" office:value="0.250242898164595" calcext:value-type="float">
            <text:p>0,250242898164595</text:p>
          </table:table-cell>
          <table:table-cell office:value-type="float" office:value="6.21201990269128" calcext:value-type="float">
            <text:p>6,21201990269128</text:p>
          </table:table-cell>
          <table:table-cell office:value-type="float" office:value="40.6744873247185" calcext:value-type="float">
            <text:p>40,6744873247185</text:p>
          </table:table-cell>
        </table:table-row>
        <table:table-row table:style-name="ro1">
          <table:table-cell office:value-type="float" office:value="0.54922666470612" calcext:value-type="float">
            <text:p>0,54922666470612</text:p>
          </table:table-cell>
          <table:table-cell office:value-type="float" office:value="2.43914129500743" calcext:value-type="float">
            <text:p>2,43914129500743</text:p>
          </table:table-cell>
          <table:table-cell office:value-type="float" office:value="28.6703313062619" calcext:value-type="float">
            <text:p>28,6703313062619</text:p>
          </table:table-cell>
        </table:table-row>
        <table:table-row table:style-name="ro1">
          <table:table-cell office:value-type="float" office:value="0.714595922700062" calcext:value-type="float">
            <text:p>0,714595922700062</text:p>
          </table:table-cell>
          <table:table-cell office:value-type="float" office:value="8.50958836396873" calcext:value-type="float">
            <text:p>8,50958836396873</text:p>
          </table:table-cell>
          <table:table-cell office:value-type="float" office:value="63.6560904668597" calcext:value-type="float">
            <text:p>63,6560904668597</text:p>
          </table:table-cell>
        </table:table-row>
        <table:table-row table:style-name="ro1">
          <table:table-cell office:value-type="float" office:value="0.660197376717731" calcext:value-type="float">
            <text:p>0,660197376717731</text:p>
          </table:table-cell>
          <table:table-cell office:value-type="float" office:value="0.836141184232556" calcext:value-type="float">
            <text:p>0,836141184232556</text:p>
          </table:table-cell>
          <table:table-cell office:value-type="float" office:value="14.9043019040002" calcext:value-type="float">
            <text:p>14,9043019040002</text:p>
          </table:table-cell>
        </table:table-row>
        <table:table-row table:style-name="ro1">
          <table:table-cell office:value-type="float" office:value="0.279933896945943" calcext:value-type="float">
            <text:p>0,279933896945943</text:p>
          </table:table-cell>
          <table:table-cell office:value-type="float" office:value="8.39291273658008" calcext:value-type="float">
            <text:p>8,39291273658008</text:p>
          </table:table-cell>
          <table:table-cell office:value-type="float" office:value="85.3592196268157" calcext:value-type="float">
            <text:p>85,3592196268157</text:p>
          </table:table-cell>
        </table:table-row>
        <table:table-row table:style-name="ro1">
          <table:table-cell office:value-type="float" office:value="0.954865280663194" calcext:value-type="float">
            <text:p>0,954865280663194</text:p>
          </table:table-cell>
          <table:table-cell office:value-type="float" office:value="5.42203493440524" calcext:value-type="float">
            <text:p>5,42203493440524</text:p>
          </table:table-cell>
          <table:table-cell office:value-type="float" office:value="54.1027918695869" calcext:value-type="float">
            <text:p>54,1027918695869</text:p>
          </table:table-cell>
        </table:table-row>
        <table:table-row table:style-name="ro1">
          <table:table-cell office:value-type="float" office:value="0.737896916695769" calcext:value-type="float">
            <text:p>0,737896916695769</text:p>
          </table:table-cell>
          <table:table-cell office:value-type="float" office:value="4.80657377625922" calcext:value-type="float">
            <text:p>4,80657377625922</text:p>
          </table:table-cell>
          <table:table-cell office:value-type="float" office:value="49.6420061508648" calcext:value-type="float">
            <text:p>49,6420061508648</text:p>
          </table:table-cell>
        </table:table-row>
        <table:table-row table:style-name="ro1">
          <table:table-cell office:value-type="float" office:value="0.554354052511401" calcext:value-type="float">
            <text:p>0,554354052511401</text:p>
          </table:table-cell>
          <table:table-cell office:value-type="float" office:value="3.9101618263821" calcext:value-type="float">
            <text:p>3,9101618263821</text:p>
          </table:table-cell>
          <table:table-cell office:value-type="float" office:value="34.5337451448285" calcext:value-type="float">
            <text:p>34,5337451448285</text:p>
          </table:table-cell>
        </table:table-row>
        <table:table-row table:style-name="ro1">
          <table:table-cell office:value-type="float" office:value="0.611720746234352" calcext:value-type="float">
            <text:p>0,611720746234352</text:p>
          </table:table-cell>
          <table:table-cell office:value-type="float" office:value="5.79827222870414" calcext:value-type="float">
            <text:p>5,79827222870414</text:p>
          </table:table-cell>
          <table:table-cell office:value-type="float" office:value="77.7948212277665" calcext:value-type="float">
            <text:p>77,7948212277665</text:p>
          </table:table-cell>
        </table:table-row>
        <table:table-row table:style-name="ro1">
          <table:table-cell office:value-type="float" office:value="0.41960006242779" calcext:value-type="float">
            <text:p>0,41960006242779</text:p>
          </table:table-cell>
          <table:table-cell office:value-type="float" office:value="4.9247305951503" calcext:value-type="float">
            <text:p>4,9247305951503</text:p>
          </table:table-cell>
          <table:table-cell office:value-type="float" office:value="38.975932560428" calcext:value-type="float">
            <text:p>38,975932560428</text:p>
          </table:table-cell>
        </table:table-row>
        <table:table-row table:style-name="ro1">
          <table:table-cell office:value-type="float" office:value="0.247730989501157" calcext:value-type="float">
            <text:p>0,247730989501157</text:p>
          </table:table-cell>
          <table:table-cell office:value-type="float" office:value="7.20660376403304" calcext:value-type="float">
            <text:p>7,20660376403304</text:p>
          </table:table-cell>
          <table:table-cell office:value-type="float" office:value="68.6451158796763" calcext:value-type="float">
            <text:p>68,6451158796763</text:p>
          </table:table-cell>
        </table:table-row>
        <table:table-row table:style-name="ro1">
          <table:table-cell office:value-type="float" office:value="0.355972678651262" calcext:value-type="float">
            <text:p>0,355972678651262</text:p>
          </table:table-cell>
          <table:table-cell office:value-type="float" office:value="5.22845529732408" calcext:value-type="float">
            <text:p>5,22845529732408</text:p>
          </table:table-cell>
          <table:table-cell office:value-type="float" office:value="28.8023694234946" calcext:value-type="float">
            <text:p>28,8023694234946</text:p>
          </table:table-cell>
        </table:table-row>
        <table:table-row table:style-name="ro1">
          <table:table-cell office:value-type="float" office:value="0.757846110464369" calcext:value-type="float">
            <text:p>0,757846110464369</text:p>
          </table:table-cell>
          <table:table-cell office:value-type="float" office:value="5.30060352292376" calcext:value-type="float">
            <text:p>5,30060352292376</text:p>
          </table:table-cell>
          <table:table-cell office:value-type="float" office:value="72.2530639640332" calcext:value-type="float">
            <text:p>72,2530639640332</text:p>
          </table:table-cell>
        </table:table-row>
        <table:table-row table:style-name="ro1">
          <table:table-cell office:value-type="float" office:value="0.0143934886297559" calcext:value-type="float">
            <text:p>0,0143934886297559</text:p>
          </table:table-cell>
          <table:table-cell office:value-type="float" office:value="4.27277557557229" calcext:value-type="float">
            <text:p>4,27277557557229</text:p>
          </table:table-cell>
          <table:table-cell office:value-type="float" office:value="1.24777055487936" calcext:value-type="float">
            <text:p>1,24777055487936</text:p>
          </table:table-cell>
        </table:table-row>
        <table:table-row table:style-name="ro1">
          <table:table-cell office:value-type="float" office:value="0.116072640506916" calcext:value-type="float">
            <text:p>0,116072640506916</text:p>
          </table:table-cell>
          <table:table-cell office:value-type="float" office:value="4.88610875255787" calcext:value-type="float">
            <text:p>4,88610875255787</text:p>
          </table:table-cell>
          <table:table-cell office:value-type="float" office:value="69.4117759961142" calcext:value-type="float">
            <text:p>69,4117759961142</text:p>
          </table:table-cell>
        </table:table-row>
        <table:table-row table:style-name="ro1">
          <table:table-cell office:value-type="float" office:value="0.0460026420217528" calcext:value-type="float">
            <text:p>0,0460026420217528</text:p>
          </table:table-cell>
          <table:table-cell office:value-type="float" office:value="5.61560353778412" calcext:value-type="float">
            <text:p>5,61560353778412</text:p>
          </table:table-cell>
          <table:table-cell office:value-type="float" office:value="1.47060429185138" calcext:value-type="float">
            <text:p>1,47060429185138</text:p>
          </table:table-cell>
        </table:table-row>
        <table:table-row table:style-name="ro1">
          <table:table-cell office:value-type="float" office:value="0.0407288023189701" calcext:value-type="float">
            <text:p>0,0407288023189701</text:p>
          </table:table-cell>
          <table:table-cell office:value-type="float" office:value="1.57966321468675" calcext:value-type="float">
            <text:p>1,57966321468675</text:p>
          </table:table-cell>
          <table:table-cell office:value-type="float" office:value="14.9587952024258" calcext:value-type="float">
            <text:p>14,9587952024258</text:p>
          </table:table-cell>
        </table:table-row>
        <table:table-row table:style-name="ro1">
          <table:table-cell office:value-type="float" office:value="0.855460584011007" calcext:value-type="float">
            <text:p>0,855460584011007</text:p>
          </table:table-cell>
          <table:table-cell office:value-type="float" office:value="2.30362915578857" calcext:value-type="float">
            <text:p>2,30362915578857</text:p>
          </table:table-cell>
          <table:table-cell office:value-type="float" office:value="73.2176892824567" calcext:value-type="float">
            <text:p>73,2176892824567</text:p>
          </table:table-cell>
        </table:table-row>
        <table:table-row table:style-name="ro1">
          <table:table-cell office:value-type="float" office:value="0.703657859380024" calcext:value-type="float">
            <text:p>0,703657859380024</text:p>
          </table:table-cell>
          <table:table-cell office:value-type="float" office:value="6.48652818804543" calcext:value-type="float">
            <text:p>6,48652818804543</text:p>
          </table:table-cell>
          <table:table-cell office:value-type="float" office:value="76.4415662640131" calcext:value-type="float">
            <text:p>76,4415662640131</text:p>
          </table:table-cell>
        </table:table-row>
        <table:table-row table:style-name="ro1">
          <table:table-cell office:value-type="float" office:value="0.474173829087325" calcext:value-type="float">
            <text:p>0,474173829087325</text:p>
          </table:table-cell>
          <table:table-cell office:value-type="float" office:value="5.34173087625588" calcext:value-type="float">
            <text:p>5,34173087625588</text:p>
          </table:table-cell>
          <table:table-cell office:value-type="float" office:value="46.1116000727089" calcext:value-type="float">
            <text:p>46,1116000727089</text:p>
          </table:table-cell>
        </table:table-row>
        <table:table-row table:style-name="ro1">
          <table:table-cell office:value-type="float" office:value="0.0978341606510015" calcext:value-type="float">
            <text:p>0,0978341606510015</text:p>
          </table:table-cell>
          <table:table-cell office:value-type="float" office:value="4.63203332729464" calcext:value-type="float">
            <text:p>4,63203332729464</text:p>
          </table:table-cell>
          <table:table-cell office:value-type="float" office:value="21.8017689535701" calcext:value-type="float">
            <text:p>21,8017689535701</text:p>
          </table:table-cell>
        </table:table-row>
        <table:table-row table:style-name="ro1">
          <table:table-cell office:value-type="float" office:value="0.491615875116832" calcext:value-type="float">
            <text:p>0,491615875116832</text:p>
          </table:table-cell>
          <table:table-cell office:value-type="float" office:value="5.03686786613079" calcext:value-type="float">
            <text:p>5,03686786613079</text:p>
          </table:table-cell>
          <table:table-cell office:value-type="float" office:value="50.5206534111153" calcext:value-type="float">
            <text:p>50,5206534111153</text:p>
          </table:table-cell>
        </table:table-row>
        <table:table-row table:style-name="ro1">
          <table:table-cell office:value-type="float" office:value="0.473471770780566" calcext:value-type="float">
            <text:p>0,473471770780566</text:p>
          </table:table-cell>
          <table:table-cell office:value-type="float" office:value="5.69516341072334" calcext:value-type="float">
            <text:p>5,69516341072334</text:p>
          </table:table-cell>
          <table:table-cell office:value-type="float" office:value="48.2489198571575" calcext:value-type="float">
            <text:p>48,2489198571575</text:p>
          </table:table-cell>
        </table:table-row>
        <table:table-row table:style-name="ro1">
          <table:table-cell office:value-type="float" office:value="0.173201869910015" calcext:value-type="float">
            <text:p>0,173201869910015</text:p>
          </table:table-cell>
          <table:table-cell office:value-type="float" office:value="3.92048063938128" calcext:value-type="float">
            <text:p>3,92048063938128</text:p>
          </table:table-cell>
          <table:table-cell office:value-type="float" office:value="45.3516170880242" calcext:value-type="float">
            <text:p>45,3516170880242</text:p>
          </table:table-cell>
        </table:table-row>
        <table:table-row table:style-name="ro1">
          <table:table-cell office:value-type="float" office:value="0.433851649237973" calcext:value-type="float">
            <text:p>0,433851649237973</text:p>
          </table:table-cell>
          <table:table-cell office:value-type="float" office:value="3.44339054919537" calcext:value-type="float">
            <text:p>3,44339054919537</text:p>
          </table:table-cell>
          <table:table-cell office:value-type="float" office:value="84.0151211828869" calcext:value-type="float">
            <text:p>84,0151211828869</text:p>
          </table:table-cell>
        </table:table-row>
        <table:table-row table:style-name="ro1">
          <table:table-cell office:value-type="float" office:value="0.398504734397373" calcext:value-type="float">
            <text:p>0,398504734397373</text:p>
          </table:table-cell>
          <table:table-cell office:value-type="float" office:value="5.39169051019536" calcext:value-type="float">
            <text:p>5,39169051019536</text:p>
          </table:table-cell>
          <table:table-cell office:value-type="float" office:value="34.3272104044672" calcext:value-type="float">
            <text:p>34,3272104044672</text:p>
          </table:table-cell>
        </table:table-row>
        <table:table-row table:style-name="ro1">
          <table:table-cell office:value-type="float" office:value="0.615850098052216" calcext:value-type="float">
            <text:p>0,615850098052216</text:p>
          </table:table-cell>
          <table:table-cell office:value-type="float" office:value="3.04325444476994" calcext:value-type="float">
            <text:p>3,04325444476994</text:p>
          </table:table-cell>
          <table:table-cell office:value-type="float" office:value="21.7279640706312" calcext:value-type="float">
            <text:p>21,7279640706312</text:p>
          </table:table-cell>
        </table:table-row>
        <table:table-row table:style-name="ro1">
          <table:table-cell office:value-type="float" office:value="0.635093650867644" calcext:value-type="float">
            <text:p>0,635093650867644</text:p>
          </table:table-cell>
          <table:table-cell office:value-type="float" office:value="5.81650551142894" calcext:value-type="float">
            <text:p>5,81650551142894</text:p>
          </table:table-cell>
          <table:table-cell office:value-type="float" office:value="59.6060001307493" calcext:value-type="float">
            <text:p>59,6060001307493</text:p>
          </table:table-cell>
        </table:table-row>
        <table:table-row table:style-name="ro1">
          <table:table-cell office:value-type="float" office:value="0.0453040097720445" calcext:value-type="float">
            <text:p>0,0453040097720445</text:p>
          </table:table-cell>
          <table:table-cell office:value-type="float" office:value="1.59483279152432" calcext:value-type="float">
            <text:p>1,59483279152432</text:p>
          </table:table-cell>
          <table:table-cell office:value-type="float" office:value="60.6917585055063" calcext:value-type="float">
            <text:p>60,6917585055063</text:p>
          </table:table-cell>
        </table:table-row>
        <table:table-row table:style-name="ro1">
          <table:table-cell office:value-type="float" office:value="0.374612614626471" calcext:value-type="float">
            <text:p>0,374612614626471</text:p>
          </table:table-cell>
          <table:table-cell office:value-type="float" office:value="7.05831127465129" calcext:value-type="float">
            <text:p>7,05831127465129</text:p>
          </table:table-cell>
          <table:table-cell office:value-type="float" office:value="34.6365106167988" calcext:value-type="float">
            <text:p>34,6365106167988</text:p>
          </table:table-cell>
        </table:table-row>
        <table:table-row table:style-name="ro1">
          <table:table-cell office:value-type="float" office:value="0.625859915714236" calcext:value-type="float">
            <text:p>0,625859915714236</text:p>
          </table:table-cell>
          <table:table-cell office:value-type="float" office:value="5.94519496482609" calcext:value-type="float">
            <text:p>5,94519496482609</text:p>
          </table:table-cell>
          <table:table-cell office:value-type="float" office:value="94.1147109110399" calcext:value-type="float">
            <text:p>94,1147109110399</text:p>
          </table:table-cell>
        </table:table-row>
        <table:table-row table:style-name="ro1">
          <table:table-cell office:value-type="float" office:value="0.503136258580088" calcext:value-type="float">
            <text:p>0,503136258580088</text:p>
          </table:table-cell>
          <table:table-cell office:value-type="float" office:value="5.51205946862775" calcext:value-type="float">
            <text:p>5,51205946862775</text:p>
          </table:table-cell>
          <table:table-cell office:value-type="float" office:value="85.7904296708451" calcext:value-type="float">
            <text:p>85,7904296708451</text:p>
          </table:table-cell>
        </table:table-row>
        <table:table-row table:style-name="ro1">
          <table:table-cell office:value-type="float" office:value="0.856489841188322" calcext:value-type="float">
            <text:p>0,856489841188322</text:p>
          </table:table-cell>
          <table:table-cell office:value-type="float" office:value="6.96538196789103" calcext:value-type="float">
            <text:p>6,96538196789103</text:p>
          </table:table-cell>
          <table:table-cell office:value-type="float" office:value="68.1791535087036" calcext:value-type="float">
            <text:p>68,1791535087036</text:p>
          </table:table-cell>
        </table:table-row>
        <table:table-row table:style-name="ro1">
          <table:table-cell office:value-type="float" office:value="0.658693631618945" calcext:value-type="float">
            <text:p>0,658693631618945</text:p>
          </table:table-cell>
          <table:table-cell office:value-type="float" office:value="8.33094888892515" calcext:value-type="float">
            <text:p>8,33094888892515</text:p>
          </table:table-cell>
          <table:table-cell office:value-type="float" office:value="84.2250750365428" calcext:value-type="float">
            <text:p>84,2250750365428</text:p>
          </table:table-cell>
        </table:table-row>
        <table:table-row table:style-name="ro1">
          <table:table-cell office:value-type="float" office:value="0.16293442708143" calcext:value-type="float">
            <text:p>0,16293442708143</text:p>
          </table:table-cell>
          <table:table-cell office:value-type="float" office:value="7.02874013003626" calcext:value-type="float">
            <text:p>7,02874013003626</text:p>
          </table:table-cell>
          <table:table-cell office:value-type="float" office:value="70.4589586076016" calcext:value-type="float">
            <text:p>70,4589586076016</text:p>
          </table:table-cell>
        </table:table-row>
        <table:table-row table:style-name="ro1">
          <table:table-cell office:value-type="float" office:value="0.0705687474004298" calcext:value-type="float">
            <text:p>0,0705687474004298</text:p>
          </table:table-cell>
          <table:table-cell office:value-type="float" office:value="1.31825153733671" calcext:value-type="float">
            <text:p>1,31825153733671</text:p>
          </table:table-cell>
          <table:table-cell office:value-type="float" office:value="1.92457617362289" calcext:value-type="float">
            <text:p>1,92457617362289</text:p>
          </table:table-cell>
        </table:table-row>
        <table:table-row table:style-name="ro1">
          <table:table-cell office:value-type="float" office:value="0.642419278206316" calcext:value-type="float">
            <text:p>0,642419278206316</text:p>
          </table:table-cell>
          <table:table-cell office:value-type="float" office:value="2.4408460665286" calcext:value-type="float">
            <text:p>2,4408460665286</text:p>
          </table:table-cell>
          <table:table-cell office:value-type="float" office:value="44.2369337564461" calcext:value-type="float">
            <text:p>44,2369337564461</text:p>
          </table:table-cell>
        </table:table-row>
        <table:table-row table:style-name="ro1">
          <table:table-cell office:value-type="float" office:value="0.0265113105416218" calcext:value-type="float">
            <text:p>0,0265113105416218</text:p>
          </table:table-cell>
          <table:table-cell office:value-type="float" office:value="3.75036284460864" calcext:value-type="float">
            <text:p>3,75036284460864</text:p>
          </table:table-cell>
          <table:table-cell office:value-type="float" office:value="4.958511731959" calcext:value-type="float">
            <text:p>4,958511731959</text:p>
          </table:table-cell>
        </table:table-row>
        <table:table-row table:style-name="ro1">
          <table:table-cell office:value-type="float" office:value="0.585775581273463" calcext:value-type="float">
            <text:p>0,585775581273463</text:p>
          </table:table-cell>
          <table:table-cell office:value-type="float" office:value="5.05218210042167" calcext:value-type="float">
            <text:p>5,05218210042167</text:p>
          </table:table-cell>
          <table:table-cell office:value-type="float" office:value="35.0601286642371" calcext:value-type="float">
            <text:p>35,0601286642371</text:p>
          </table:table-cell>
        </table:table-row>
        <table:table-row table:style-name="ro1">
          <table:table-cell office:value-type="float" office:value="0.940230241424958" calcext:value-type="float">
            <text:p>0,940230241424958</text:p>
          </table:table-cell>
          <table:table-cell office:value-type="float" office:value="6.03531804093825" calcext:value-type="float">
            <text:p>6,03531804093825</text:p>
          </table:table-cell>
          <table:table-cell office:value-type="float" office:value="67.5695357479303" calcext:value-type="float">
            <text:p>67,5695357479303</text:p>
          </table:table-cell>
        </table:table-row>
        <table:table-row table:style-name="ro1">
          <table:table-cell office:value-type="float" office:value="0.575474177875879" calcext:value-type="float">
            <text:p>0,575474177875879</text:p>
          </table:table-cell>
          <table:table-cell office:value-type="float" office:value="3.54851237369307" calcext:value-type="float">
            <text:p>3,54851237369307</text:p>
          </table:table-cell>
          <table:table-cell office:value-type="float" office:value="24.2436948320799" calcext:value-type="float">
            <text:p>24,2436948320799</text:p>
          </table:table-cell>
        </table:table-row>
        <table:table-row table:style-name="ro1">
          <table:table-cell office:value-type="float" office:value="0.388169926206522" calcext:value-type="float">
            <text:p>0,388169926206522</text:p>
          </table:table-cell>
          <table:table-cell office:value-type="float" office:value="5.37353352895416" calcext:value-type="float">
            <text:p>5,37353352895416</text:p>
          </table:table-cell>
          <table:table-cell office:value-type="float" office:value="45.4659990533925" calcext:value-type="float">
            <text:p>45,4659990533925</text:p>
          </table:table-cell>
        </table:table-row>
        <table:table-row table:style-name="ro1">
          <table:table-cell office:value-type="float" office:value="0.643288218442353" calcext:value-type="float">
            <text:p>0,643288218442353</text:p>
          </table:table-cell>
          <table:table-cell office:value-type="float" office:value="3.48923413529335" calcext:value-type="float">
            <text:p>3,48923413529335</text:p>
          </table:table-cell>
          <table:table-cell office:value-type="float" office:value="37.1547650265418" calcext:value-type="float">
            <text:p>37,1547650265418</text:p>
          </table:table-cell>
        </table:table-row>
        <table:table-row table:style-name="ro1">
          <table:table-cell office:value-type="float" office:value="0.458252890491517" calcext:value-type="float">
            <text:p>0,458252890491517</text:p>
          </table:table-cell>
          <table:table-cell office:value-type="float" office:value="3.7769643940161" calcext:value-type="float">
            <text:p>3,7769643940161</text:p>
          </table:table-cell>
          <table:table-cell office:value-type="float" office:value="47.2787492413704" calcext:value-type="float">
            <text:p>47,2787492413704</text:p>
          </table:table-cell>
        </table:table-row>
        <table:table-row table:style-name="ro1">
          <table:table-cell office:value-type="float" office:value="0.545616789315935" calcext:value-type="float">
            <text:p>0,545616789315935</text:p>
          </table:table-cell>
          <table:table-cell office:value-type="float" office:value="2.18667780630356" calcext:value-type="float">
            <text:p>2,18667780630356</text:p>
          </table:table-cell>
          <table:table-cell office:value-type="float" office:value="10.3658056600978" calcext:value-type="float">
            <text:p>10,3658056600978</text:p>
          </table:table-cell>
        </table:table-row>
        <table:table-row table:style-name="ro1">
          <table:table-cell office:value-type="float" office:value="0.941464808776525" calcext:value-type="float">
            <text:p>0,941464808776525</text:p>
          </table:table-cell>
          <table:table-cell office:value-type="float" office:value="3.15353350777819" calcext:value-type="float">
            <text:p>3,15353350777819</text:p>
          </table:table-cell>
          <table:table-cell office:value-type="float" office:value="75.7196272019934" calcext:value-type="float">
            <text:p>75,7196272019934</text:p>
          </table:table-cell>
        </table:table-row>
        <table:table-row table:style-name="ro1">
          <table:table-cell office:value-type="float" office:value="0.386102637800774" calcext:value-type="float">
            <text:p>0,386102637800774</text:p>
          </table:table-cell>
          <table:table-cell office:value-type="float" office:value="2.29663078876733" calcext:value-type="float">
            <text:p>2,29663078876733</text:p>
          </table:table-cell>
          <table:table-cell office:value-type="float" office:value="49.0232606552943" calcext:value-type="float">
            <text:p>49,0232606552943</text:p>
          </table:table-cell>
        </table:table-row>
        <table:table-row table:style-name="ro1">
          <table:table-cell office:value-type="float" office:value="0.961190563823914" calcext:value-type="float">
            <text:p>0,961190563823914</text:p>
          </table:table-cell>
          <table:table-cell office:value-type="float" office:value="3.04825349404533" calcext:value-type="float">
            <text:p>3,04825349404533</text:p>
          </table:table-cell>
          <table:table-cell office:value-type="float" office:value="29.9897349541871" calcext:value-type="float">
            <text:p>29,9897349541871</text:p>
          </table:table-cell>
        </table:table-row>
        <table:table-row table:style-name="ro1">
          <table:table-cell office:value-type="float" office:value="0.905350641956064" calcext:value-type="float">
            <text:p>0,905350641956064</text:p>
          </table:table-cell>
          <table:table-cell office:value-type="float" office:value="7.10728359321568" calcext:value-type="float">
            <text:p>7,10728359321568</text:p>
          </table:table-cell>
          <table:table-cell office:value-type="float" office:value="90.231304287178" calcext:value-type="float">
            <text:p>90,231304287178</text:p>
          </table:table-cell>
        </table:table-row>
        <table:table-row table:style-name="ro1">
          <table:table-cell office:value-type="float" office:value="0.195791134789296" calcext:value-type="float">
            <text:p>0,195791134789296</text:p>
          </table:table-cell>
          <table:table-cell office:value-type="float" office:value="3.10120222233611" calcext:value-type="float">
            <text:p>3,10120222233611</text:p>
          </table:table-cell>
          <table:table-cell office:value-type="float" office:value="48.7056568261681" calcext:value-type="float">
            <text:p>48,7056568261681</text:p>
          </table:table-cell>
        </table:table-row>
        <table:table-row table:style-name="ro1">
          <table:table-cell office:value-type="float" office:value="0.0693613008751655" calcext:value-type="float">
            <text:p>0,0693613008751655</text:p>
          </table:table-cell>
          <table:table-cell office:value-type="float" office:value="10" calcext:value-type="float">
            <text:p>10</text:p>
          </table:table-cell>
          <table:table-cell office:value-type="float" office:value="19.9688576786858" calcext:value-type="float">
            <text:p>19,9688576786858</text:p>
          </table:table-cell>
        </table:table-row>
        <table:table-row table:style-name="ro1">
          <table:table-cell office:value-type="float" office:value="0.100778001377427" calcext:value-type="float">
            <text:p>0,100778001377427</text:p>
          </table:table-cell>
          <table:table-cell office:value-type="float" office:value="5.98663580176178" calcext:value-type="float">
            <text:p>5,98663580176178</text:p>
          </table:table-cell>
          <table:table-cell office:value-type="float" office:value="63.4446710264468" calcext:value-type="float">
            <text:p>63,4446710264468</text:p>
          </table:table-cell>
        </table:table-row>
        <table:table-row table:style-name="ro1">
          <table:table-cell office:value-type="float" office:value="0.0182218256515497" calcext:value-type="float">
            <text:p>0,0182218256515497</text:p>
          </table:table-cell>
          <table:table-cell office:value-type="float" office:value="5.36967224738975" calcext:value-type="float">
            <text:p>5,36967224738975</text:p>
          </table:table-cell>
          <table:table-cell office:value-type="float" office:value="30.9523787159729" calcext:value-type="float">
            <text:p>30,9523787159729</text:p>
          </table:table-cell>
        </table:table-row>
        <table:table-row table:style-name="ro1">
          <table:table-cell office:value-type="float" office:value="0.0944429607559284" calcext:value-type="float">
            <text:p>0,0944429607559284</text:p>
          </table:table-cell>
          <table:table-cell office:value-type="float" office:value="3.28328443963757" calcext:value-type="float">
            <text:p>3,28328443963757</text:p>
          </table:table-cell>
          <table:table-cell office:value-type="float" office:value="4.69947828873782" calcext:value-type="float">
            <text:p>4,69947828873782</text:p>
          </table:table-cell>
        </table:table-row>
        <table:table-row table:style-name="ro1">
          <table:table-cell office:value-type="float" office:value="0.683006773416357" calcext:value-type="float">
            <text:p>0,683006773416357</text:p>
          </table:table-cell>
          <table:table-cell office:value-type="float" office:value="6.40061975881798" calcext:value-type="float">
            <text:p>6,40061975881798</text:p>
          </table:table-cell>
          <table:table-cell office:value-type="float" office:value="65.4675038870992" calcext:value-type="float">
            <text:p>65,4675038870992</text:p>
          </table:table-cell>
        </table:table-row>
        <table:table-row table:style-name="ro1">
          <table:table-cell office:value-type="float" office:value="0.071188648460229" calcext:value-type="float">
            <text:p>0,071188648460229</text:p>
          </table:table-cell>
          <table:table-cell office:value-type="float" office:value="3.84872434752445" calcext:value-type="float">
            <text:p>3,84872434752445</text:p>
          </table:table-cell>
          <table:table-cell office:value-type="float" office:value="30.832754548146" calcext:value-type="float">
            <text:p>30,832754548146</text:p>
          </table:table-cell>
        </table:table-row>
        <table:table-row table:style-name="ro1">
          <table:table-cell office:value-type="float" office:value="0.318975630293761" calcext:value-type="float">
            <text:p>0,318975630293761</text:p>
          </table:table-cell>
          <table:table-cell office:value-type="float" office:value="5.24401962929072" calcext:value-type="float">
            <text:p>5,24401962929072</text:p>
          </table:table-cell>
          <table:table-cell office:value-type="float" office:value="41.6347241630368" calcext:value-type="float">
            <text:p>41,6347241630368</text:p>
          </table:table-cell>
        </table:table-row>
        <table:table-row table:style-name="ro1">
          <table:table-cell office:value-type="float" office:value="0.844875310969455" calcext:value-type="float">
            <text:p>0,84487531096945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232719357358259" calcext:value-type="float">
            <text:p>0,0232719357358259</text:p>
          </table:table-cell>
          <table:table-cell office:value-type="float" office:value="4.8078802005507" calcext:value-type="float">
            <text:p>4,8078802005507</text:p>
          </table:table-cell>
          <table:table-cell office:value-type="float" office:value="2.21436508476503" calcext:value-type="float">
            <text:p>2,21436508476503</text:p>
          </table:table-cell>
        </table:table-row>
        <table:table-row table:style-name="ro1">
          <table:table-cell office:value-type="float" office:value="0.814468482588936" calcext:value-type="float">
            <text:p>0,814468482588936</text:p>
          </table:table-cell>
          <table:table-cell office:value-type="float" office:value="7.29854665257135" calcext:value-type="float">
            <text:p>7,29854665257135</text:p>
          </table:table-cell>
          <table:table-cell office:value-type="float" office:value="81.4495120463431" calcext:value-type="float">
            <text:p>81,4495120463431</text:p>
          </table:table-cell>
        </table:table-row>
        <table:table-row table:style-name="ro1">
          <table:table-cell office:value-type="float" office:value="0.2818547747734" calcext:value-type="float">
            <text:p>0,2818547747734</text:p>
          </table:table-cell>
          <table:table-cell office:value-type="float" office:value="3.59364714974823" calcext:value-type="float">
            <text:p>3,59364714974823</text:p>
          </table:table-cell>
          <table:table-cell office:value-type="float" office:value="3.01158514729729" calcext:value-type="float">
            <text:p>3,01158514729729</text:p>
          </table:table-cell>
        </table:table-row>
        <table:table-row table:style-name="ro1">
          <table:table-cell office:value-type="float" office:value="0.118164827621656" calcext:value-type="float">
            <text:p>0,118164827621656</text:p>
          </table:table-cell>
          <table:table-cell office:value-type="float" office:value="4.93002301900608" calcext:value-type="float">
            <text:p>4,93002301900608</text:p>
          </table:table-cell>
          <table:table-cell office:value-type="float" office:value="24.5854605063497" calcext:value-type="float">
            <text:p>24,5854605063497</text:p>
          </table:table-cell>
        </table:table-row>
        <table:table-row table:style-name="ro1">
          <table:table-cell office:value-type="float" office:value="0.696737165364151" calcext:value-type="float">
            <text:p>0,696737165364151</text:p>
          </table:table-cell>
          <table:table-cell office:value-type="float" office:value="8.54160127127102" calcext:value-type="float">
            <text:p>8,54160127127102</text:p>
          </table:table-cell>
          <table:table-cell office:value-type="float" office:value="57.8924821776373" calcext:value-type="float">
            <text:p>57,8924821776373</text:p>
          </table:table-cell>
        </table:table-row>
        <table:table-row table:style-name="ro1">
          <table:table-cell office:value-type="float" office:value="0.628942846779884" calcext:value-type="float">
            <text:p>0,628942846779884</text:p>
          </table:table-cell>
          <table:table-cell office:value-type="float" office:value="3.74606588442446" calcext:value-type="float">
            <text:p>3,74606588442446</text:p>
          </table:table-cell>
          <table:table-cell office:value-type="float" office:value="38.0102354926956" calcext:value-type="float">
            <text:p>38,0102354926956</text:p>
          </table:table-cell>
        </table:table-row>
        <table:table-row table:style-name="ro1">
          <table:table-cell office:value-type="float" office:value="0.877472013527053" calcext:value-type="float">
            <text:p>0,877472013527053</text:p>
          </table:table-cell>
          <table:table-cell office:value-type="float" office:value="8.62489711599386" calcext:value-type="float">
            <text:p>8,624897115993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735071043803886" calcext:value-type="float">
            <text:p>0,735071043803886</text:p>
          </table:table-cell>
          <table:table-cell office:value-type="float" office:value="6.41550387091095" calcext:value-type="float">
            <text:p>6,41550387091095</text:p>
          </table:table-cell>
          <table:table-cell office:value-type="float" office:value="91.5924805237623" calcext:value-type="float">
            <text:p>91,5924805237623</text:p>
          </table:table-cell>
        </table:table-row>
        <table:table-row table:style-name="ro1">
          <table:table-cell office:value-type="float" office:value="0.803480930384849" calcext:value-type="float">
            <text:p>0,803480930384849</text:p>
          </table:table-cell>
          <table:table-cell office:value-type="float" office:value="3.87506644821146" calcext:value-type="float">
            <text:p>3,87506644821146</text:p>
          </table:table-cell>
          <table:table-cell office:value-type="float" office:value="75.8918840340803" calcext:value-type="float">
            <text:p>75,8918840340803</text:p>
          </table:table-cell>
        </table:table-row>
        <table:table-row table:style-name="ro1">
          <table:table-cell office:value-type="float" office:value="0.282034572571306" calcext:value-type="float">
            <text:p>0,282034572571306</text:p>
          </table:table-cell>
          <table:table-cell office:value-type="float" office:value="6.26481547811104" calcext:value-type="float">
            <text:p>6,26481547811104</text:p>
          </table:table-cell>
          <table:table-cell office:value-type="float" office:value="20.135080973271" calcext:value-type="float">
            <text:p>20,135080973271</text:p>
          </table:table-cell>
        </table:table-row>
        <table:table-row table:style-name="ro1">
          <table:table-cell office:value-type="float" office:value="0.177439543779723" calcext:value-type="float">
            <text:p>0,177439543779723</text:p>
          </table:table-cell>
          <table:table-cell office:value-type="float" office:value="6.94510889925346" calcext:value-type="float">
            <text:p>6,94510889925346</text:p>
          </table:table-cell>
          <table:table-cell office:value-type="float" office:value="32.0986392299012" calcext:value-type="float">
            <text:p>32,0986392299012</text:p>
          </table:table-cell>
        </table:table-row>
        <table:table-row table:style-name="ro1">
          <table:table-cell office:value-type="float" office:value="0.750614751640858" calcext:value-type="float">
            <text:p>0,750614751640858</text:p>
          </table:table-cell>
          <table:table-cell office:value-type="float" office:value="6.24361992443439" calcext:value-type="float">
            <text:p>6,24361992443439</text:p>
          </table:table-cell>
          <table:table-cell office:value-type="float" office:value="94.2733187957727" calcext:value-type="float">
            <text:p>94,2733187957727</text:p>
          </table:table-cell>
        </table:table-row>
        <table:table-row table:style-name="ro1">
          <table:table-cell office:value-type="float" office:value="0.806834739267264" calcext:value-type="float">
            <text:p>0,806834739267264</text:p>
          </table:table-cell>
          <table:table-cell office:value-type="float" office:value="1.85955056021909" calcext:value-type="float">
            <text:p>1,85955056021909</text:p>
          </table:table-cell>
          <table:table-cell office:value-type="float" office:value="58.6826248697103" calcext:value-type="float">
            <text:p>58,6826248697103</text:p>
          </table:table-cell>
        </table:table-row>
        <table:table-row table:style-name="ro1">
          <table:table-cell office:value-type="float" office:value="0.990505142000673" calcext:value-type="float">
            <text:p>0,990505142000673</text:p>
          </table:table-cell>
          <table:table-cell office:value-type="float" office:value="3.54572564835026" calcext:value-type="float">
            <text:p>3,545725648350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412617676911427" calcext:value-type="float">
            <text:p>0,412617676911427</text:p>
          </table:table-cell>
          <table:table-cell office:value-type="float" office:value="4.50496272889699" calcext:value-type="float">
            <text:p>4,50496272889699</text:p>
          </table:table-cell>
          <table:table-cell office:value-type="float" office:value="50.643268318161" calcext:value-type="float">
            <text:p>50,643268318161</text:p>
          </table:table-cell>
        </table:table-row>
        <table:table-row table:style-name="ro1">
          <table:table-cell office:value-type="float" office:value="0.372018085792783" calcext:value-type="float">
            <text:p>0,372018085792783</text:p>
          </table:table-cell>
          <table:table-cell office:value-type="float" office:value="4.85113314179991" calcext:value-type="float">
            <text:p>4,85113314179991</text:p>
          </table:table-cell>
          <table:table-cell office:value-type="float" office:value="45.5666000445673" calcext:value-type="float">
            <text:p>45,5666000445673</text:p>
          </table:table-cell>
        </table:table-row>
        <table:table-row table:style-name="ro1">
          <table:table-cell office:value-type="float" office:value="0.776412960741997" calcext:value-type="float">
            <text:p>0,776412960741997</text:p>
          </table:table-cell>
          <table:table-cell office:value-type="float" office:value="6.24134419510136" calcext:value-type="float">
            <text:p>6,24134419510136</text:p>
          </table:table-cell>
          <table:table-cell office:value-type="float" office:value="65.3678251408752" calcext:value-type="float">
            <text:p>65,3678251408752</text:p>
          </table:table-cell>
        </table:table-row>
        <table:table-row table:style-name="ro1">
          <table:table-cell office:value-type="float" office:value="0.340803540253018" calcext:value-type="float">
            <text:p>0,340803540253018</text:p>
          </table:table-cell>
          <table:table-cell office:value-type="float" office:value="5.35540200186651" calcext:value-type="float">
            <text:p>5,35540200186651</text:p>
          </table:table-cell>
          <table:table-cell office:value-type="float" office:value="44.5406385182927" calcext:value-type="float">
            <text:p>44,5406385182927</text:p>
          </table:table-cell>
        </table:table-row>
        <table:table-row table:style-name="ro1">
          <table:table-cell office:value-type="float" office:value="0.930757325603565" calcext:value-type="float">
            <text:p>0,930757325603565</text:p>
          </table:table-cell>
          <table:table-cell office:value-type="float" office:value="2.3293112825798" calcext:value-type="float">
            <text:p>2,3293112825798</text:p>
          </table:table-cell>
          <table:table-cell office:value-type="float" office:value="62.1132879389222" calcext:value-type="float">
            <text:p>62,1132879389222</text:p>
          </table:table-cell>
        </table:table-row>
        <table:table-row table:style-name="ro1">
          <table:table-cell office:value-type="float" office:value="0.858412751843012" calcext:value-type="float">
            <text:p>0,858412751843012</text:p>
          </table:table-cell>
          <table:table-cell office:value-type="float" office:value="5.76039570201193" calcext:value-type="float">
            <text:p>5,76039570201193</text:p>
          </table:table-cell>
          <table:table-cell office:value-type="float" office:value="88.7085214524002" calcext:value-type="float">
            <text:p>88,7085214524002</text:p>
          </table:table-cell>
        </table:table-row>
        <table:table-row table:style-name="ro1">
          <table:table-cell office:value-type="float" office:value="0.428994027375018" calcext:value-type="float">
            <text:p>0,428994027375018</text:p>
          </table:table-cell>
          <table:table-cell office:value-type="float" office:value="6.22117149056765" calcext:value-type="float">
            <text:p>6,22117149056765</text:p>
          </table:table-cell>
          <table:table-cell office:value-type="float" office:value="69.7583739406634" calcext:value-type="float">
            <text:p>69,7583739406634</text:p>
          </table:table-cell>
        </table:table-row>
        <table:table-row table:style-name="ro1">
          <table:table-cell office:value-type="float" office:value="0.750871067791497" calcext:value-type="float">
            <text:p>0,750871067791497</text:p>
          </table:table-cell>
          <table:table-cell office:value-type="float" office:value="6.11958089586208" calcext:value-type="float">
            <text:p>6,11958089586208</text:p>
          </table:table-cell>
          <table:table-cell office:value-type="float" office:value="53.8107984407792" calcext:value-type="float">
            <text:p>53,8107984407792</text:p>
          </table:table-cell>
        </table:table-row>
        <table:table-row table:style-name="ro1">
          <table:table-cell office:value-type="float" office:value="0.754542874084682" calcext:value-type="float">
            <text:p>0,754542874084682</text:p>
          </table:table-cell>
          <table:table-cell office:value-type="float" office:value="7.16156145110924" calcext:value-type="float">
            <text:p>7,16156145110924</text:p>
          </table:table-cell>
          <table:table-cell office:value-type="float" office:value="47.2941591783624" calcext:value-type="float">
            <text:p>47,2941591783624</text:p>
          </table:table-cell>
        </table:table-row>
        <table:table-row table:style-name="ro1">
          <table:table-cell office:value-type="float" office:value="0.103123868835933" calcext:value-type="float">
            <text:p>0,103123868835933</text:p>
          </table:table-cell>
          <table:table-cell office:value-type="float" office:value="6.66784430909781" calcext:value-type="float">
            <text:p>6,66784430909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2552906679567" calcext:value-type="float">
            <text:p>0,902552906679567</text:p>
          </table:table-cell>
          <table:table-cell office:value-type="float" office:value="5.91836015845687" calcext:value-type="float">
            <text:p>5,91836015845687</text:p>
          </table:table-cell>
          <table:table-cell office:value-type="float" office:value="87.9864415728524" calcext:value-type="float">
            <text:p>87,9864415728524</text:p>
          </table:table-cell>
        </table:table-row>
        <table:table-row table:style-name="ro1">
          <table:table-cell office:value-type="float" office:value="0.505252372447857" calcext:value-type="float">
            <text:p>0,505252372447857</text:p>
          </table:table-cell>
          <table:table-cell office:value-type="float" office:value="4.85966857708271" calcext:value-type="float">
            <text:p>4,85966857708271</text:p>
          </table:table-cell>
          <table:table-cell office:value-type="float" office:value="27.6864845317248" calcext:value-type="float">
            <text:p>27,6864845317248</text:p>
          </table:table-cell>
        </table:table-row>
        <table:table-row table:style-name="ro1">
          <table:table-cell office:value-type="float" office:value="0.826457466107742" calcext:value-type="float">
            <text:p>0,826457466107742</text:p>
          </table:table-cell>
          <table:table-cell office:value-type="float" office:value="1.67807813296802" calcext:value-type="float">
            <text:p>1,67807813296802</text:p>
          </table:table-cell>
          <table:table-cell office:value-type="float" office:value="13.2419486392869" calcext:value-type="float">
            <text:p>13,2419486392869</text:p>
          </table:table-cell>
        </table:table-row>
        <table:table-row table:style-name="ro1">
          <table:table-cell office:value-type="float" office:value="0.320049601030612" calcext:value-type="float">
            <text:p>0,320049601030612</text:p>
          </table:table-cell>
          <table:table-cell office:value-type="float" office:value="5.85923643826517" calcext:value-type="float">
            <text:p>5,85923643826517</text:p>
          </table:table-cell>
          <table:table-cell office:value-type="float" office:value="50.4114939055167" calcext:value-type="float">
            <text:p>50,4114939055167</text:p>
          </table:table-cell>
        </table:table-row>
        <table:table-row table:style-name="ro1">
          <table:table-cell office:value-type="float" office:value="0.895523228496201" calcext:value-type="float">
            <text:p>0,895523228496201</text:p>
          </table:table-cell>
          <table:table-cell office:value-type="float" office:value="5.41537537432622" calcext:value-type="float">
            <text:p>5,415375374326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389201678734163" calcext:value-type="float">
            <text:p>0,389201678734163</text:p>
          </table:table-cell>
          <table:table-cell office:value-type="float" office:value="5.54315767439075" calcext:value-type="float">
            <text:p>5,54315767439075</text:p>
          </table:table-cell>
          <table:table-cell office:value-type="float" office:value="45.4033131908149" calcext:value-type="float">
            <text:p>45,4033131908149</text:p>
          </table:table-cell>
        </table:table-row>
        <table:table-row table:style-name="ro1">
          <table:table-cell office:value-type="float" office:value="0.0108376514802984" calcext:value-type="float">
            <text:p>0,0108376514802984</text:p>
          </table:table-cell>
          <table:table-cell office:value-type="float" office:value="2.44650284835938" calcext:value-type="float">
            <text:p>2,44650284835938</text:p>
          </table:table-cell>
          <table:table-cell office:value-type="float" office:value="27.2060859712883" calcext:value-type="float">
            <text:p>27,2060859712883</text:p>
          </table:table-cell>
        </table:table-row>
        <table:table-row table:style-name="ro1">
          <table:table-cell office:value-type="float" office:value="0.905381976419264" calcext:value-type="float">
            <text:p>0,905381976419264</text:p>
          </table:table-cell>
          <table:table-cell office:value-type="float" office:value="2.83788691918348" calcext:value-type="float">
            <text:p>2,83788691918348</text:p>
          </table:table-cell>
          <table:table-cell office:value-type="float" office:value="67.311053432841" calcext:value-type="float">
            <text:p>67,311053432841</text:p>
          </table:table-cell>
        </table:table-row>
        <table:table-row table:style-name="ro1">
          <table:table-cell office:value-type="float" office:value="0.0912866767861336" calcext:value-type="float">
            <text:p>0,0912866767861336</text:p>
          </table:table-cell>
          <table:table-cell office:value-type="float" office:value="7.10630570666581" calcext:value-type="float">
            <text:p>7,10630570666581</text:p>
          </table:table-cell>
          <table:table-cell office:value-type="float" office:value="31.9246303700084" calcext:value-type="float">
            <text:p>31,9246303700084</text:p>
          </table:table-cell>
        </table:table-row>
        <table:table-row table:style-name="ro1">
          <table:table-cell office:value-type="float" office:value="0.319313637590415" calcext:value-type="float">
            <text:p>0,319313637590415</text:p>
          </table:table-cell>
          <table:table-cell office:value-type="float" office:value="4.92088969228669" calcext:value-type="float">
            <text:p>4,92088969228669</text:p>
          </table:table-cell>
          <table:table-cell office:value-type="float" office:value="57.223906684327" calcext:value-type="float">
            <text:p>57,223906684327</text:p>
          </table:table-cell>
        </table:table-row>
        <table:table-row table:style-name="ro1">
          <table:table-cell office:value-type="float" office:value="0.950061967050805" calcext:value-type="float">
            <text:p>0,950061967050805</text:p>
          </table:table-cell>
          <table:table-cell office:value-type="float" office:value="6.36300139474525" calcext:value-type="float">
            <text:p>6,36300139474525</text:p>
          </table:table-cell>
          <table:table-cell office:value-type="float" office:value="76.6502327182563" calcext:value-type="float">
            <text:p>76,6502327182563</text:p>
          </table:table-cell>
        </table:table-row>
        <table:table-row table:style-name="ro1">
          <table:table-cell office:value-type="float" office:value="0.950607146937556" calcext:value-type="float">
            <text:p>0,950607146937556</text:p>
          </table:table-cell>
          <table:table-cell office:value-type="float" office:value="5.05663675226092" calcext:value-type="float">
            <text:p>5,05663675226092</text:p>
          </table:table-cell>
          <table:table-cell office:value-type="float" office:value="82.6108221067351" calcext:value-type="float">
            <text:p>82,6108221067351</text:p>
          </table:table-cell>
        </table:table-row>
        <table:table-row table:style-name="ro1">
          <table:table-cell office:value-type="float" office:value="0.573437888123286" calcext:value-type="float">
            <text:p>0,573437888123286</text:p>
          </table:table-cell>
          <table:table-cell office:value-type="float" office:value="5.05951227899149" calcext:value-type="float">
            <text:p>5,05951227899149</text:p>
          </table:table-cell>
          <table:table-cell office:value-type="float" office:value="61.0782785272834" calcext:value-type="float">
            <text:p>61,0782785272834</text:p>
          </table:table-cell>
        </table:table-row>
        <table:table-row table:style-name="ro1">
          <table:table-cell office:value-type="float" office:value="0.631837212169799" calcext:value-type="float">
            <text:p>0,631837212169799</text:p>
          </table:table-cell>
          <table:table-cell office:value-type="float" office:value="6.876567611952" calcext:value-type="float">
            <text:p>6,876567611952</text:p>
          </table:table-cell>
          <table:table-cell office:value-type="float" office:value="52.054694105135" calcext:value-type="float">
            <text:p>52,054694105135</text:p>
          </table:table-cell>
        </table:table-row>
        <table:table-row table:style-name="ro1">
          <table:table-cell office:value-type="float" office:value="0.44844552197832" calcext:value-type="float">
            <text:p>0,44844552197832</text:p>
          </table:table-cell>
          <table:table-cell office:value-type="float" office:value="3.96791054356525" calcext:value-type="float">
            <text:p>3,96791054356525</text:p>
          </table:table-cell>
          <table:table-cell office:value-type="float" office:value="62.6192204836907" calcext:value-type="float">
            <text:p>62,6192204836907</text:p>
          </table:table-cell>
        </table:table-row>
        <table:table-row table:style-name="ro1">
          <table:table-cell office:value-type="float" office:value="0.293210771698065" calcext:value-type="float">
            <text:p>0,293210771698065</text:p>
          </table:table-cell>
          <table:table-cell office:value-type="float" office:value="5.19224155388197" calcext:value-type="float">
            <text:p>5,19224155388197</text:p>
          </table:table-cell>
          <table:table-cell office:value-type="float" office:value="34.8624173835036" calcext:value-type="float">
            <text:p>34,8624173835036</text:p>
          </table:table-cell>
        </table:table-row>
        <table:table-row table:style-name="ro1">
          <table:table-cell office:value-type="float" office:value="0.328664545369916" calcext:value-type="float">
            <text:p>0,328664545369916</text:p>
          </table:table-cell>
          <table:table-cell office:value-type="float" office:value="4.07544942258992" calcext:value-type="float">
            <text:p>4,07544942258992</text:p>
          </table:table-cell>
          <table:table-cell office:value-type="float" office:value="20.9067672226977" calcext:value-type="float">
            <text:p>20,9067672226977</text:p>
          </table:table-cell>
        </table:table-row>
        <table:table-row table:style-name="ro1">
          <table:table-cell office:value-type="float" office:value="0.672518456077038" calcext:value-type="float">
            <text:p>0,672518456077038</text:p>
          </table:table-cell>
          <table:table-cell office:value-type="float" office:value="4.13100754513537" calcext:value-type="float">
            <text:p>4,13100754513537</text:p>
          </table:table-cell>
          <table:table-cell office:value-type="float" office:value="67.6053344165719" calcext:value-type="float">
            <text:p>67,6053344165719</text:p>
          </table:table-cell>
        </table:table-row>
        <table:table-row table:style-name="ro1">
          <table:table-cell office:value-type="float" office:value="0.75237452943768" calcext:value-type="float">
            <text:p>0,75237452943768</text:p>
          </table:table-cell>
          <table:table-cell office:value-type="float" office:value="4.38165575306272" calcext:value-type="float">
            <text:p>4,38165575306272</text:p>
          </table:table-cell>
          <table:table-cell office:value-type="float" office:value="44.6997351426909" calcext:value-type="float">
            <text:p>44,6997351426909</text:p>
          </table:table-cell>
        </table:table-row>
        <table:table-row table:style-name="ro1">
          <table:table-cell office:value-type="float" office:value="0.791579043725849" calcext:value-type="float">
            <text:p>0,791579043725849</text:p>
          </table:table-cell>
          <table:table-cell office:value-type="float" office:value="5.44426754326743" calcext:value-type="float">
            <text:p>5,44426754326743</text:p>
          </table:table-cell>
          <table:table-cell office:value-type="float" office:value="69.8354359440032" calcext:value-type="float">
            <text:p>69,8354359440032</text:p>
          </table:table-cell>
        </table:table-row>
        <table:table-row table:style-name="ro1">
          <table:table-cell office:value-type="float" office:value="0.789618142794554" calcext:value-type="float">
            <text:p>0,789618142794554</text:p>
          </table:table-cell>
          <table:table-cell office:value-type="float" office:value="4.04250275667305" calcext:value-type="float">
            <text:p>4,04250275667305</text:p>
          </table:table-cell>
          <table:table-cell office:value-type="float" office:value="63.3647196614813" calcext:value-type="float">
            <text:p>63,3647196614813</text:p>
          </table:table-cell>
        </table:table-row>
        <table:table-row table:style-name="ro1">
          <table:table-cell office:value-type="float" office:value="0.0912061030486904" calcext:value-type="float">
            <text:p>0,0912061030486904</text:p>
          </table:table-cell>
          <table:table-cell office:value-type="float" office:value="7.51151225114704" calcext:value-type="float">
            <text:p>7,51151225114704</text:p>
          </table:table-cell>
          <table:table-cell office:value-type="float" office:value="57.2363265041412" calcext:value-type="float">
            <text:p>57,2363265041412</text:p>
          </table:table-cell>
        </table:table-row>
        <table:table-row table:style-name="ro1">
          <table:table-cell office:value-type="float" office:value="0.494420304702581" calcext:value-type="float">
            <text:p>0,494420304702581</text:p>
          </table:table-cell>
          <table:table-cell office:value-type="float" office:value="3.21078539556099" calcext:value-type="float">
            <text:p>3,21078539556099</text:p>
          </table:table-cell>
          <table:table-cell office:value-type="float" office:value="52.0023245219979" calcext:value-type="float">
            <text:p>52,0023245219979</text:p>
          </table:table-cell>
        </table:table-row>
        <table:table-row table:style-name="ro1">
          <table:table-cell office:value-type="float" office:value="0.0575587600166443" calcext:value-type="float">
            <text:p>0,0575587600166443</text:p>
          </table:table-cell>
          <table:table-cell office:value-type="float" office:value="4.62625671167728" calcext:value-type="float">
            <text:p>4,62625671167728</text:p>
          </table:table-cell>
          <table:table-cell office:value-type="float" office:value="21.4580132728049" calcext:value-type="float">
            <text:p>21,4580132728049</text:p>
          </table:table-cell>
        </table:table-row>
        <table:table-row table:style-name="ro1">
          <table:table-cell office:value-type="float" office:value="0.549528882323736" calcext:value-type="float">
            <text:p>0,549528882323736</text:p>
          </table:table-cell>
          <table:table-cell office:value-type="float" office:value="4.12053788345165" calcext:value-type="float">
            <text:p>4,12053788345165</text:p>
          </table:table-cell>
          <table:table-cell office:value-type="float" office:value="65.8092104572365" calcext:value-type="float">
            <text:p>65,8092104572365</text:p>
          </table:table-cell>
        </table:table-row>
        <table:table-row table:style-name="ro1">
          <table:table-cell office:value-type="float" office:value="0.441530501373377" calcext:value-type="float">
            <text:p>0,441530501373377</text:p>
          </table:table-cell>
          <table:table-cell office:value-type="float" office:value="7.89395576870747" calcext:value-type="float">
            <text:p>7,89395576870747</text:p>
          </table:table-cell>
          <table:table-cell office:value-type="float" office:value="85.8718041375787" calcext:value-type="float">
            <text:p>85,8718041375787</text:p>
          </table:table-cell>
        </table:table-row>
        <table:table-row table:style-name="ro1">
          <table:table-cell office:value-type="float" office:value="0.8877041827583" calcext:value-type="float">
            <text:p>0,8877041827583</text:p>
          </table:table-cell>
          <table:table-cell office:value-type="float" office:value="5.39310955302315" calcext:value-type="float">
            <text:p>5,39310955302315</text:p>
          </table:table-cell>
          <table:table-cell office:value-type="float" office:value="85.9908953046278" calcext:value-type="float">
            <text:p>85,9908953046278</text:p>
          </table:table-cell>
        </table:table-row>
        <table:table-row table:style-name="ro1">
          <table:table-cell office:value-type="float" office:value="0.350915012552079" calcext:value-type="float">
            <text:p>0,350915012552079</text:p>
          </table:table-cell>
          <table:table-cell office:value-type="float" office:value="7.06368907893727" calcext:value-type="float">
            <text:p>7,06368907893727</text:p>
          </table:table-cell>
          <table:table-cell office:value-type="float" office:value="49.5167094657414" calcext:value-type="float">
            <text:p>49,5167094657414</text:p>
          </table:table-cell>
        </table:table-row>
        <table:table-row table:style-name="ro1">
          <table:table-cell office:value-type="float" office:value="0.117067016427606" calcext:value-type="float">
            <text:p>0,117067016427606</text:p>
          </table:table-cell>
          <table:table-cell office:value-type="float" office:value="2.02887925392606" calcext:value-type="float">
            <text:p>2,02887925392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2991682052836" calcext:value-type="float">
            <text:p>0,142991682052836</text:p>
          </table:table-cell>
          <table:table-cell office:value-type="float" office:value="5.53410053173852" calcext:value-type="float">
            <text:p>5,53410053173852</text:p>
          </table:table-cell>
          <table:table-cell office:value-type="float" office:value="9.41362978861677" calcext:value-type="float">
            <text:p>9,41362978861677</text:p>
          </table:table-cell>
        </table:table-row>
        <table:table-row table:style-name="ro1">
          <table:table-cell office:value-type="float" office:value="0.761510631717472" calcext:value-type="float">
            <text:p>0,761510631717472</text:p>
          </table:table-cell>
          <table:table-cell office:value-type="float" office:value="6.77926159124687" calcext:value-type="float">
            <text:p>6,77926159124687</text:p>
          </table:table-cell>
          <table:table-cell office:value-type="float" office:value="66.7031901809425" calcext:value-type="float">
            <text:p>66,7031901809425</text:p>
          </table:table-cell>
        </table:table-row>
        <table:table-row table:style-name="ro1">
          <table:table-cell office:value-type="float" office:value="0.618218063316261" calcext:value-type="float">
            <text:p>0,618218063316261</text:p>
          </table:table-cell>
          <table:table-cell office:value-type="float" office:value="5.16456797855085" calcext:value-type="float">
            <text:p>5,16456797855085</text:p>
          </table:table-cell>
          <table:table-cell office:value-type="float" office:value="45.5611116699934" calcext:value-type="float">
            <text:p>45,5611116699934</text:p>
          </table:table-cell>
        </table:table-row>
        <table:table-row table:style-name="ro1">
          <table:table-cell office:value-type="float" office:value="0.10112267612279" calcext:value-type="float">
            <text:p>0,10112267612279</text:p>
          </table:table-cell>
          <table:table-cell office:value-type="float" office:value="7.1309607501307" calcext:value-type="float">
            <text:p>7,1309607501307</text:p>
          </table:table-cell>
          <table:table-cell office:value-type="float" office:value="30.8517775081813" calcext:value-type="float">
            <text:p>30,8517775081813</text:p>
          </table:table-cell>
        </table:table-row>
        <table:table-row table:style-name="ro1">
          <table:table-cell office:value-type="float" office:value="0.0841068061149974" calcext:value-type="float">
            <text:p>0,0841068061149974</text:p>
          </table:table-cell>
          <table:table-cell office:value-type="float" office:value="3.96542309979926" calcext:value-type="float">
            <text:p>3,96542309979926</text:p>
          </table:table-cell>
          <table:table-cell office:value-type="float" office:value="22.041099264039" calcext:value-type="float">
            <text:p>22,041099264039</text:p>
          </table:table-cell>
        </table:table-row>
        <table:table-row table:style-name="ro1">
          <table:table-cell office:value-type="float" office:value="0.70096913145912" calcext:value-type="float">
            <text:p>0,70096913145912</text:p>
          </table:table-cell>
          <table:table-cell office:value-type="float" office:value="7.81869488037116" calcext:value-type="float">
            <text:p>7,81869488037116</text:p>
          </table:table-cell>
          <table:table-cell office:value-type="float" office:value="83.9267824961665" calcext:value-type="float">
            <text:p>83,9267824961665</text:p>
          </table:table-cell>
        </table:table-row>
        <table:table-row table:style-name="ro1">
          <table:table-cell office:value-type="float" office:value="0.0727630063641935" calcext:value-type="float">
            <text:p>0,0727630063641935</text:p>
          </table:table-cell>
          <table:table-cell office:value-type="float" office:value="9.5977962472385" calcext:value-type="float">
            <text:p>9,5977962472385</text:p>
          </table:table-cell>
          <table:table-cell office:value-type="float" office:value="41.3469898096238" calcext:value-type="float">
            <text:p>41,3469898096238</text:p>
          </table:table-cell>
        </table:table-row>
        <table:table-row table:style-name="ro1">
          <table:table-cell office:value-type="float" office:value="0.821860059290356" calcext:value-type="float">
            <text:p>0,821860059290356</text:p>
          </table:table-cell>
          <table:table-cell office:value-type="float" office:value="4.27432287912068" calcext:value-type="float">
            <text:p>4,27432287912068</text:p>
          </table:table-cell>
          <table:table-cell office:value-type="float" office:value="76.1389279504281" calcext:value-type="float">
            <text:p>76,1389279504281</text:p>
          </table:table-cell>
        </table:table-row>
        <table:table-row table:style-name="ro1">
          <table:table-cell office:value-type="float" office:value="0.706242227156496" calcext:value-type="float">
            <text:p>0,706242227156496</text:p>
          </table:table-cell>
          <table:table-cell office:value-type="float" office:value="4.10899495719846" calcext:value-type="float">
            <text:p>4,10899495719846</text:p>
          </table:table-cell>
          <table:table-cell office:value-type="float" office:value="60.100001754386" calcext:value-type="float">
            <text:p>60,100001754386</text:p>
          </table:table-cell>
        </table:table-row>
        <table:table-row table:style-name="ro1">
          <table:table-cell office:value-type="float" office:value="0.0813487806418998" calcext:value-type="float">
            <text:p>0,0813487806418998</text:p>
          </table:table-cell>
          <table:table-cell office:value-type="float" office:value="7.9067689542354" calcext:value-type="float">
            <text:p>7,9067689542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48377140851919" calcext:value-type="float">
            <text:p>0,0848377140851919</text:p>
          </table:table-cell>
          <table:table-cell office:value-type="float" office:value="8.15914429146143" calcext:value-type="float">
            <text:p>8,15914429146143</text:p>
          </table:table-cell>
          <table:table-cell office:value-type="float" office:value="18.9401321345821" calcext:value-type="float">
            <text:p>18,9401321345821</text:p>
          </table:table-cell>
        </table:table-row>
        <table:table-row table:style-name="ro1">
          <table:table-cell office:value-type="float" office:value="0.986639578501175" calcext:value-type="float">
            <text:p>0,986639578501175</text:p>
          </table:table-cell>
          <table:table-cell office:value-type="float" office:value="3.95427994569346" calcext:value-type="float">
            <text:p>3,95427994569346</text:p>
          </table:table-cell>
          <table:table-cell office:value-type="float" office:value="72.1337433784121" calcext:value-type="float">
            <text:p>72,1337433784121</text:p>
          </table:table-cell>
        </table:table-row>
        <table:table-row table:style-name="ro1">
          <table:table-cell office:value-type="float" office:value="0.37427079575612" calcext:value-type="float">
            <text:p>0,37427079575612</text:p>
          </table:table-cell>
          <table:table-cell office:value-type="float" office:value="4.15962636580829" calcext:value-type="float">
            <text:p>4,15962636580829</text:p>
          </table:table-cell>
          <table:table-cell office:value-type="float" office:value="14.9008583517782" calcext:value-type="float">
            <text:p>14,9008583517782</text:p>
          </table:table-cell>
        </table:table-row>
        <table:table-row table:style-name="ro1">
          <table:table-cell office:value-type="float" office:value="0.370642147066891" calcext:value-type="float">
            <text:p>0,370642147066891</text:p>
          </table:table-cell>
          <table:table-cell office:value-type="float" office:value="4.43643078227899" calcext:value-type="float">
            <text:p>4,43643078227899</text:p>
          </table:table-cell>
          <table:table-cell office:value-type="float" office:value="51.9828265530535" calcext:value-type="float">
            <text:p>51,9828265530535</text:p>
          </table:table-cell>
        </table:table-row>
        <table:table-row table:style-name="ro1">
          <table:table-cell office:value-type="float" office:value="0.812799567257503" calcext:value-type="float">
            <text:p>0,812799567257503</text:p>
          </table:table-cell>
          <table:table-cell office:value-type="float" office:value="2.31109897793145" calcext:value-type="float">
            <text:p>2,31109897793145</text:p>
          </table:table-cell>
          <table:table-cell office:value-type="float" office:value="88.6273865940499" calcext:value-type="float">
            <text:p>88,6273865940499</text:p>
          </table:table-cell>
        </table:table-row>
        <table:table-row table:style-name="ro1">
          <table:table-cell office:value-type="float" office:value="0.947248577383859" calcext:value-type="float">
            <text:p>0,947248577383859</text:p>
          </table:table-cell>
          <table:table-cell office:value-type="float" office:value="3.1626961070316" calcext:value-type="float">
            <text:p>3,1626961070316</text:p>
          </table:table-cell>
          <table:table-cell office:value-type="float" office:value="93.8609361051043" calcext:value-type="float">
            <text:p>93,8609361051043</text:p>
          </table:table-cell>
        </table:table-row>
        <table:table-row table:style-name="ro1">
          <table:table-cell office:value-type="float" office:value="0.986001063822871" calcext:value-type="float">
            <text:p>0,986001063822871</text:p>
          </table:table-cell>
          <table:table-cell office:value-type="float" office:value="2.99171846649586" calcext:value-type="float">
            <text:p>2,99171846649586</text:p>
          </table:table-cell>
          <table:table-cell office:value-type="float" office:value="66.8580802767516" calcext:value-type="float">
            <text:p>66,8580802767516</text:p>
          </table:table-cell>
        </table:table-row>
        <table:table-row table:style-name="ro1">
          <table:table-cell office:value-type="float" office:value="0.753378185258942" calcext:value-type="float">
            <text:p>0,753378185258942</text:p>
          </table:table-cell>
          <table:table-cell office:value-type="float" office:value="3.46440486979174" calcext:value-type="float">
            <text:p>3,46440486979174</text:p>
          </table:table-cell>
          <table:table-cell office:value-type="float" office:value="88.8748333317025" calcext:value-type="float">
            <text:p>88,8748333317025</text:p>
          </table:table-cell>
        </table:table-row>
        <table:table-row table:style-name="ro1">
          <table:table-cell office:value-type="float" office:value="0.376259585530916" calcext:value-type="float">
            <text:p>0,376259585530916</text:p>
          </table:table-cell>
          <table:table-cell office:value-type="float" office:value="4.93063022522644" calcext:value-type="float">
            <text:p>4,93063022522644</text:p>
          </table:table-cell>
          <table:table-cell office:value-type="float" office:value="45.2714451768029" calcext:value-type="float">
            <text:p>45,2714451768029</text:p>
          </table:table-cell>
        </table:table-row>
        <table:table-row table:style-name="ro1">
          <table:table-cell office:value-type="float" office:value="0.0835007166986688" calcext:value-type="float">
            <text:p>0,0835007166986688</text:p>
          </table:table-cell>
          <table:table-cell office:value-type="float" office:value="5.46842946507304" calcext:value-type="float">
            <text:p>5,46842946507304</text:p>
          </table:table-cell>
          <table:table-cell office:value-type="float" office:value="20.1420414398515" calcext:value-type="float">
            <text:p>20,1420414398515</text:p>
          </table:table-cell>
        </table:table-row>
        <table:table-row table:style-name="ro1">
          <table:table-cell office:value-type="float" office:value="0.777146915927437" calcext:value-type="float">
            <text:p>0,777146915927437</text:p>
          </table:table-cell>
          <table:table-cell office:value-type="float" office:value="8.10100098562815" calcext:value-type="float">
            <text:p>8,10100098562815</text:p>
          </table:table-cell>
          <table:table-cell office:value-type="float" office:value="66.76476562734" calcext:value-type="float">
            <text:p>66,76476562734</text:p>
          </table:table-cell>
        </table:table-row>
        <table:table-row table:style-name="ro1">
          <table:table-cell office:value-type="float" office:value="0.558404249735805" calcext:value-type="float">
            <text:p>0,558404249735805</text:p>
          </table:table-cell>
          <table:table-cell office:value-type="float" office:value="3.00329191852242" calcext:value-type="float">
            <text:p>3,00329191852242</text:p>
          </table:table-cell>
          <table:table-cell office:value-type="float" office:value="39.4680289284754" calcext:value-type="float">
            <text:p>39,4680289284754</text:p>
          </table:table-cell>
        </table:table-row>
        <table:table-row table:style-name="ro1">
          <table:table-cell office:value-type="float" office:value="0.424222009246976" calcext:value-type="float">
            <text:p>0,424222009246976</text:p>
          </table:table-cell>
          <table:table-cell office:value-type="float" office:value="6.96864479695317" calcext:value-type="float">
            <text:p>6,96864479695317</text:p>
          </table:table-cell>
          <table:table-cell office:value-type="float" office:value="45.5643633718067" calcext:value-type="float">
            <text:p>45,5643633718067</text:p>
          </table:table-cell>
        </table:table-row>
        <table:table-row table:style-name="ro1">
          <table:table-cell office:value-type="float" office:value="0.906354385094736" calcext:value-type="float">
            <text:p>0,906354385094736</text:p>
          </table:table-cell>
          <table:table-cell office:value-type="float" office:value="4.57202231154898" calcext:value-type="float">
            <text:p>4,57202231154898</text:p>
          </table:table-cell>
          <table:table-cell office:value-type="float" office:value="76.0776767993898" calcext:value-type="float">
            <text:p>76,0776767993898</text:p>
          </table:table-cell>
        </table:table-row>
        <table:table-row table:style-name="ro1">
          <table:table-cell office:value-type="float" office:value="0.111197482306151" calcext:value-type="float">
            <text:p>0,111197482306151</text:p>
          </table:table-cell>
          <table:table-cell office:value-type="float" office:value="4.90107258069513" calcext:value-type="float">
            <text:p>4,90107258069513</text:p>
          </table:table-cell>
          <table:table-cell office:value-type="float" office:value="29.4876188821469" calcext:value-type="float">
            <text:p>29,4876188821469</text:p>
          </table:table-cell>
        </table:table-row>
        <table:table-row table:style-name="ro1">
          <table:table-cell office:value-type="float" office:value="0.492625104290859" calcext:value-type="float">
            <text:p>0,492625104290859</text:p>
          </table:table-cell>
          <table:table-cell office:value-type="float" office:value="6.34963898433321" calcext:value-type="float">
            <text:p>6,34963898433321</text:p>
          </table:table-cell>
          <table:table-cell office:value-type="float" office:value="55.0169825978527" calcext:value-type="float">
            <text:p>55,0169825978527</text:p>
          </table:table-cell>
        </table:table-row>
        <table:table-row table:style-name="ro1">
          <table:table-cell office:value-type="float" office:value="0.0113536447674191" calcext:value-type="float">
            <text:p>0,0113536447674191</text:p>
          </table:table-cell>
          <table:table-cell office:value-type="float" office:value="2.7545559568754" calcext:value-type="float">
            <text:p>2,7545559568754</text:p>
          </table:table-cell>
          <table:table-cell office:value-type="float" office:value="20.4382059084738" calcext:value-type="float">
            <text:p>20,4382059084738</text:p>
          </table:table-cell>
        </table:table-row>
        <table:table-row table:style-name="ro1">
          <table:table-cell office:value-type="float" office:value="0.468660641994126" calcext:value-type="float">
            <text:p>0,468660641994126</text:p>
          </table:table-cell>
          <table:table-cell office:value-type="float" office:value="5.7648194923681" calcext:value-type="float">
            <text:p>5,7648194923681</text:p>
          </table:table-cell>
          <table:table-cell office:value-type="float" office:value="74.9918419848468" calcext:value-type="float">
            <text:p>74,9918419848468</text:p>
          </table:table-cell>
        </table:table-row>
        <table:table-row table:style-name="ro1">
          <table:table-cell office:value-type="float" office:value="0.0563032756818374" calcext:value-type="float">
            <text:p>0,0563032756818374</text:p>
          </table:table-cell>
          <table:table-cell office:value-type="float" office:value="5.33290441642611" calcext:value-type="float">
            <text:p>5,33290441642611</text:p>
          </table:table-cell>
          <table:table-cell office:value-type="float" office:value="43.7008969154412" calcext:value-type="float">
            <text:p>43,7008969154412</text:p>
          </table:table-cell>
        </table:table-row>
        <table:table-row table:style-name="ro1">
          <table:table-cell office:value-type="float" office:value="0.118817916268072" calcext:value-type="float">
            <text:p>0,118817916268072</text:p>
          </table:table-cell>
          <table:table-cell office:value-type="float" office:value="5.9849025280163" calcext:value-type="float">
            <text:p>5,9849025280163</text:p>
          </table:table-cell>
          <table:table-cell office:value-type="float" office:value="1.37072571915144" calcext:value-type="float">
            <text:p>1,37072571915144</text:p>
          </table:table-cell>
        </table:table-row>
        <table:table-row table:style-name="ro1">
          <table:table-cell office:value-type="float" office:value="0.117526246777105" calcext:value-type="float">
            <text:p>0,117526246777105</text:p>
          </table:table-cell>
          <table:table-cell office:value-type="float" office:value="5.57833728781564" calcext:value-type="float">
            <text:p>5,57833728781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9210302116064" calcext:value-type="float">
            <text:p>0,649210302116064</text:p>
          </table:table-cell>
          <table:table-cell office:value-type="float" office:value="9.91060027982179" calcext:value-type="float">
            <text:p>9,91060027982179</text:p>
          </table:table-cell>
          <table:table-cell office:value-type="float" office:value="97.2814174710365" calcext:value-type="float">
            <text:p>97,2814174710365</text:p>
          </table:table-cell>
        </table:table-row>
        <table:table-row table:style-name="ro1">
          <table:table-cell office:value-type="float" office:value="0.746044879265423" calcext:value-type="float">
            <text:p>0,746044879265423</text:p>
          </table:table-cell>
          <table:table-cell office:value-type="float" office:value="3.72452003149737" calcext:value-type="float">
            <text:p>3,72452003149737</text:p>
          </table:table-cell>
          <table:table-cell office:value-type="float" office:value="32.3231989136064" calcext:value-type="float">
            <text:p>32,3231989136064</text:p>
          </table:table-cell>
        </table:table-row>
        <table:table-row table:style-name="ro1">
          <table:table-cell office:value-type="float" office:value="0.58336876509716" calcext:value-type="float">
            <text:p>0,58336876509716</text:p>
          </table:table-cell>
          <table:table-cell office:value-type="float" office:value="3.93800608999636" calcext:value-type="float">
            <text:p>3,93800608999636</text:p>
          </table:table-cell>
          <table:table-cell office:value-type="float" office:value="46.2588422279614" calcext:value-type="float">
            <text:p>46,2588422279614</text:p>
          </table:table-cell>
        </table:table-row>
        <table:table-row table:style-name="ro1">
          <table:table-cell office:value-type="float" office:value="0.962172548474542" calcext:value-type="float">
            <text:p>0,962172548474542</text:p>
          </table:table-cell>
          <table:table-cell office:value-type="float" office:value="3.75371894715047" calcext:value-type="float">
            <text:p>3,75371894715047</text:p>
          </table:table-cell>
          <table:table-cell office:value-type="float" office:value="49.3429681758872" calcext:value-type="float">
            <text:p>49,3429681758872</text:p>
          </table:table-cell>
        </table:table-row>
        <table:table-row table:style-name="ro1">
          <table:table-cell office:value-type="float" office:value="0.374870579523704" calcext:value-type="float">
            <text:p>0,374870579523704</text:p>
          </table:table-cell>
          <table:table-cell office:value-type="float" office:value="3.88904576167949" calcext:value-type="float">
            <text:p>3,88904576167949</text:p>
          </table:table-cell>
          <table:table-cell office:value-type="float" office:value="2.00880906653981" calcext:value-type="float">
            <text:p>2,00880906653981</text:p>
          </table:table-cell>
        </table:table-row>
        <table:table-row table:style-name="ro1">
          <table:table-cell office:value-type="float" office:value="0.285712086281861" calcext:value-type="float">
            <text:p>0,285712086281861</text:p>
          </table:table-cell>
          <table:table-cell office:value-type="float" office:value="3.72522574538696" calcext:value-type="float">
            <text:p>3,72522574538696</text:p>
          </table:table-cell>
          <table:table-cell office:value-type="float" office:value="42.8728827225553" calcext:value-type="float">
            <text:p>42,8728827225553</text:p>
          </table:table-cell>
        </table:table-row>
        <table:table-row table:style-name="ro1">
          <table:table-cell office:value-type="float" office:value="0.86859912818946" calcext:value-type="float">
            <text:p>0,86859912818946</text:p>
          </table:table-cell>
          <table:table-cell office:value-type="float" office:value="7.3780330622151" calcext:value-type="float">
            <text:p>7,3780330622151</text:p>
          </table:table-cell>
          <table:table-cell office:value-type="float" office:value="96.811183146281" calcext:value-type="float">
            <text:p>96,811183146281</text:p>
          </table:table-cell>
        </table:table-row>
        <table:table-row table:style-name="ro1">
          <table:table-cell office:value-type="float" office:value="0.223595838519453" calcext:value-type="float">
            <text:p>0,223595838519453</text:p>
          </table:table-cell>
          <table:table-cell office:value-type="float" office:value="7.84100849597971" calcext:value-type="float">
            <text:p>7,84100849597971</text:p>
          </table:table-cell>
          <table:table-cell office:value-type="float" office:value="33.2495762805516" calcext:value-type="float">
            <text:p>33,2495762805516</text:p>
          </table:table-cell>
        </table:table-row>
        <table:table-row table:style-name="ro1">
          <table:table-cell office:value-type="float" office:value="0.963222539440611" calcext:value-type="float">
            <text:p>0,963222539440611</text:p>
          </table:table-cell>
          <table:table-cell office:value-type="float" office:value="3.85850741250105" calcext:value-type="float">
            <text:p>3,85850741250105</text:p>
          </table:table-cell>
          <table:table-cell office:value-type="float" office:value="21.4065361735427" calcext:value-type="float">
            <text:p>21,4065361735427</text:p>
          </table:table-cell>
        </table:table-row>
        <table:table-row table:style-name="ro1">
          <table:table-cell office:value-type="float" office:value="0.0121544746898163" calcext:value-type="float">
            <text:p>0,0121544746898163</text:p>
          </table:table-cell>
          <table:table-cell office:value-type="float" office:value="3.33528885379154" calcext:value-type="float">
            <text:p>3,33528885379154</text:p>
          </table:table-cell>
          <table:table-cell office:value-type="float" office:value="3.1455349315055" calcext:value-type="float">
            <text:p>3,1455349315055</text:p>
          </table:table-cell>
        </table:table-row>
        <table:table-row table:style-name="ro1">
          <table:table-cell office:value-type="float" office:value="0.969878826707639" calcext:value-type="float">
            <text:p>0,969878826707639</text:p>
          </table:table-cell>
          <table:table-cell office:value-type="float" office:value="5.94283111277281" calcext:value-type="float">
            <text:p>5,94283111277281</text:p>
          </table:table-cell>
          <table:table-cell office:value-type="float" office:value="89.8001341616005" calcext:value-type="float">
            <text:p>89,8001341616005</text:p>
          </table:table-cell>
        </table:table-row>
        <table:table-row table:style-name="ro1">
          <table:table-cell office:value-type="float" office:value="0.0431599119505761" calcext:value-type="float">
            <text:p>0,0431599119505761</text:p>
          </table:table-cell>
          <table:table-cell office:value-type="float" office:value="3.89555391143806" calcext:value-type="float">
            <text:p>3,89555391143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1143113698071" calcext:value-type="float">
            <text:p>0,891143113698071</text:p>
          </table:table-cell>
          <table:table-cell office:value-type="float" office:value="6.26586363551102" calcext:value-type="float">
            <text:p>6,26586363551102</text:p>
          </table:table-cell>
          <table:table-cell office:value-type="float" office:value="82.1992397595115" calcext:value-type="float">
            <text:p>82,1992397595115</text:p>
          </table:table-cell>
        </table:table-row>
        <table:table-row table:style-name="ro1">
          <table:table-cell office:value-type="float" office:value="0.5277011090863" calcext:value-type="float">
            <text:p>0,5277011090863</text:p>
          </table:table-cell>
          <table:table-cell office:value-type="float" office:value="5.4058460417026" calcext:value-type="float">
            <text:p>5,4058460417026</text:p>
          </table:table-cell>
          <table:table-cell office:value-type="float" office:value="52.9792537285285" calcext:value-type="float">
            <text:p>52,9792537285285</text:p>
          </table:table-cell>
        </table:table-row>
        <table:table-row table:style-name="ro1">
          <table:table-cell office:value-type="float" office:value="0.9929647961193" calcext:value-type="float">
            <text:p>0,9929647961193</text:p>
          </table:table-cell>
          <table:table-cell office:value-type="float" office:value="1.96851177000554" calcext:value-type="float">
            <text:p>1,96851177000554</text:p>
          </table:table-cell>
          <table:table-cell office:value-type="float" office:value="79.0377648392019" calcext:value-type="float">
            <text:p>79,0377648392019</text:p>
          </table:table-cell>
        </table:table-row>
        <table:table-row table:style-name="ro1">
          <table:table-cell office:value-type="float" office:value="0.0737965647353989" calcext:value-type="float">
            <text:p>0,0737965647353989</text:p>
          </table:table-cell>
          <table:table-cell office:value-type="float" office:value="8.09501040266012" calcext:value-type="float">
            <text:p>8,09501040266012</text:p>
          </table:table-cell>
          <table:table-cell office:value-type="float" office:value="39.1994428630475" calcext:value-type="float">
            <text:p>39,1994428630475</text:p>
          </table:table-cell>
        </table:table-row>
        <table:table-row table:style-name="ro1">
          <table:table-cell office:value-type="float" office:value="0.553854284401321" calcext:value-type="float">
            <text:p>0,553854284401321</text:p>
          </table:table-cell>
          <table:table-cell office:value-type="float" office:value="8.59175534619104" calcext:value-type="float">
            <text:p>8,59175534619104</text:p>
          </table:table-cell>
          <table:table-cell office:value-type="float" office:value="48.1368996312123" calcext:value-type="float">
            <text:p>48,1368996312123</text:p>
          </table:table-cell>
        </table:table-row>
        <table:table-row table:style-name="ro1">
          <table:table-cell office:value-type="float" office:value="0.969302535619099" calcext:value-type="float">
            <text:p>0,969302535619099</text:p>
          </table:table-cell>
          <table:table-cell office:value-type="float" office:value="3.77442261903123" calcext:value-type="float">
            <text:p>3,77442261903123</text:p>
          </table:table-cell>
          <table:table-cell office:value-type="float" office:value="97.1872726465607" calcext:value-type="float">
            <text:p>97,1872726465607</text:p>
          </table:table-cell>
        </table:table-row>
        <table:table-row table:style-name="ro1">
          <table:table-cell office:value-type="float" office:value="0.523097844170149" calcext:value-type="float">
            <text:p>0,523097844170149</text:p>
          </table:table-cell>
          <table:table-cell office:value-type="float" office:value="4.22459688012803" calcext:value-type="float">
            <text:p>4,22459688012803</text:p>
          </table:table-cell>
          <table:table-cell office:value-type="float" office:value="45.1136667101817" calcext:value-type="float">
            <text:p>45,1136667101817</text:p>
          </table:table-cell>
        </table:table-row>
        <table:table-row table:style-name="ro1">
          <table:table-cell office:value-type="float" office:value="0.629398638135263" calcext:value-type="float">
            <text:p>0,629398638135263</text:p>
          </table:table-cell>
          <table:table-cell office:value-type="float" office:value="5.57173078144981" calcext:value-type="float">
            <text:p>5,57173078144981</text:p>
          </table:table-cell>
          <table:table-cell office:value-type="float" office:value="59.5047506237164" calcext:value-type="float">
            <text:p>59,5047506237164</text:p>
          </table:table-cell>
        </table:table-row>
        <table:table-row table:style-name="ro1">
          <table:table-cell office:value-type="float" office:value="0.695748688984617" calcext:value-type="float">
            <text:p>0,695748688984617</text:p>
          </table:table-cell>
          <table:table-cell office:value-type="float" office:value="5.66891357997405" calcext:value-type="float">
            <text:p>5,66891357997405</text:p>
          </table:table-cell>
          <table:table-cell office:value-type="float" office:value="45.7552164775093" calcext:value-type="float">
            <text:p>45,7552164775093</text:p>
          </table:table-cell>
        </table:table-row>
        <table:table-row table:style-name="ro1">
          <table:table-cell office:value-type="float" office:value="0.454541064767773" calcext:value-type="float">
            <text:p>0,454541064767773</text:p>
          </table:table-cell>
          <table:table-cell office:value-type="float" office:value="6.31708854534566" calcext:value-type="float">
            <text:p>6,31708854534566</text:p>
          </table:table-cell>
          <table:table-cell office:value-type="float" office:value="43.6751730436188" calcext:value-type="float">
            <text:p>43,6751730436188</text:p>
          </table:table-cell>
        </table:table-row>
        <table:table-row table:style-name="ro1">
          <table:table-cell office:value-type="float" office:value="0.627558080084063" calcext:value-type="float">
            <text:p>0,627558080084063</text:p>
          </table:table-cell>
          <table:table-cell office:value-type="float" office:value="9.0204090775327" calcext:value-type="float">
            <text:p>9,0204090775327</text:p>
          </table:table-cell>
          <table:table-cell office:value-type="float" office:value="56.0390668346366" calcext:value-type="float">
            <text:p>56,0390668346366</text:p>
          </table:table-cell>
        </table:table-row>
        <table:table-row table:style-name="ro1">
          <table:table-cell office:value-type="float" office:value="0.5843143119231" calcext:value-type="float">
            <text:p>0,5843143119231</text:p>
          </table:table-cell>
          <table:table-cell office:value-type="float" office:value="4.6461055450119" calcext:value-type="float">
            <text:p>4,6461055450119</text:p>
          </table:table-cell>
          <table:table-cell office:value-type="float" office:value="50.1843596969652" calcext:value-type="float">
            <text:p>50,1843596969652</text:p>
          </table:table-cell>
        </table:table-row>
        <table:table-row table:style-name="ro1">
          <table:table-cell office:value-type="float" office:value="0.901158010490989" calcext:value-type="float">
            <text:p>0,901158010490989</text:p>
          </table:table-cell>
          <table:table-cell office:value-type="float" office:value="3.40340551092309" calcext:value-type="float">
            <text:p>3,403405510923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454463803414579" calcext:value-type="float">
            <text:p>0,0454463803414579</text:p>
          </table:table-cell>
          <table:table-cell office:value-type="float" office:value="2.24136154397095" calcext:value-type="float">
            <text:p>2,24136154397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096318959223" calcext:value-type="float">
            <text:p>0,28096318959223</text:p>
          </table:table-cell>
          <table:table-cell office:value-type="float" office:value="3.53813992011616" calcext:value-type="float">
            <text:p>3,53813992011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0411484076559" calcext:value-type="float">
            <text:p>0,950411484076559</text:p>
          </table:table-cell>
          <table:table-cell office:value-type="float" office:value="4.93374605425241" calcext:value-type="float">
            <text:p>4,933746054252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890263783890916" calcext:value-type="float">
            <text:p>0,890263783890916</text:p>
          </table:table-cell>
          <table:table-cell office:value-type="float" office:value="8.58911572703558" calcext:value-type="float">
            <text:p>8,58911572703558</text:p>
          </table:table-cell>
          <table:table-cell office:value-type="float" office:value="83.58581639856" calcext:value-type="float">
            <text:p>83,58581639856</text:p>
          </table:table-cell>
        </table:table-row>
        <table:table-row table:style-name="ro1">
          <table:table-cell office:value-type="float" office:value="0.455656752785713" calcext:value-type="float">
            <text:p>0,455656752785713</text:p>
          </table:table-cell>
          <table:table-cell office:value-type="float" office:value="3.96477740192766" calcext:value-type="float">
            <text:p>3,96477740192766</text:p>
          </table:table-cell>
          <table:table-cell office:value-type="float" office:value="29.8170600016551" calcext:value-type="float">
            <text:p>29,8170600016551</text:p>
          </table:table-cell>
        </table:table-row>
        <table:table-row table:style-name="ro1">
          <table:table-cell office:value-type="float" office:value="0.620132597801537" calcext:value-type="float">
            <text:p>0,620132597801537</text:p>
          </table:table-cell>
          <table:table-cell office:value-type="float" office:value="5.4475759032778" calcext:value-type="float">
            <text:p>5,4475759032778</text:p>
          </table:table-cell>
          <table:table-cell office:value-type="float" office:value="79.7963532291249" calcext:value-type="float">
            <text:p>79,7963532291249</text:p>
          </table:table-cell>
        </table:table-row>
        <table:table-row table:style-name="ro1">
          <table:table-cell office:value-type="float" office:value="0.277381182981133" calcext:value-type="float">
            <text:p>0,277381182981133</text:p>
          </table:table-cell>
          <table:table-cell office:value-type="float" office:value="4.9671542078545" calcext:value-type="float">
            <text:p>4,9671542078545</text:p>
          </table:table-cell>
          <table:table-cell office:value-type="float" office:value="24.3991770155487" calcext:value-type="float">
            <text:p>24,3991770155487</text:p>
          </table:table-cell>
        </table:table-row>
        <table:table-row table:style-name="ro1">
          <table:table-cell office:value-type="float" office:value="0.188121159723761" calcext:value-type="float">
            <text:p>0,188121159723761</text:p>
          </table:table-cell>
          <table:table-cell office:value-type="float" office:value="7.37678654689617" calcext:value-type="float">
            <text:p>7,37678654689617</text:p>
          </table:table-cell>
          <table:table-cell office:value-type="float" office:value="77.3146100419491" calcext:value-type="float">
            <text:p>77,3146100419491</text:p>
          </table:table-cell>
        </table:table-row>
        <table:table-row table:style-name="ro1">
          <table:table-cell office:value-type="float" office:value="0.463698404939982" calcext:value-type="float">
            <text:p>0,463698404939982</text:p>
          </table:table-cell>
          <table:table-cell office:value-type="float" office:value="10" calcext:value-type="float">
            <text:p>10</text:p>
          </table:table-cell>
          <table:table-cell office:value-type="float" office:value="81.3804217231843" calcext:value-type="float">
            <text:p>81,3804217231843</text:p>
          </table:table-cell>
        </table:table-row>
        <table:table-row table:style-name="ro1">
          <table:table-cell office:value-type="float" office:value="0.353352228026053" calcext:value-type="float">
            <text:p>0,353352228026053</text:p>
          </table:table-cell>
          <table:table-cell office:value-type="float" office:value="3.93826245415936" calcext:value-type="float">
            <text:p>3,93826245415936</text:p>
          </table:table-cell>
          <table:table-cell office:value-type="float" office:value="27.1959553352866" calcext:value-type="float">
            <text:p>27,1959553352866</text:p>
          </table:table-cell>
        </table:table-row>
        <table:table-row table:style-name="ro1">
          <table:table-cell office:value-type="float" office:value="0.583656111850872" calcext:value-type="float">
            <text:p>0,583656111850872</text:p>
          </table:table-cell>
          <table:table-cell office:value-type="float" office:value="4.02112111496356" calcext:value-type="float">
            <text:p>4,02112111496356</text:p>
          </table:table-cell>
          <table:table-cell office:value-type="float" office:value="94.2500154362166" calcext:value-type="float">
            <text:p>94,2500154362166</text:p>
          </table:table-cell>
        </table:table-row>
        <table:table-row table:style-name="ro1">
          <table:table-cell office:value-type="float" office:value="0.0777346369649848" calcext:value-type="float">
            <text:p>0,0777346369649848</text:p>
          </table:table-cell>
          <table:table-cell office:value-type="float" office:value="7.08832175413814" calcext:value-type="float">
            <text:p>7,08832175413814</text:p>
          </table:table-cell>
          <table:table-cell office:value-type="float" office:value="20.9030667743849" calcext:value-type="float">
            <text:p>20,9030667743849</text:p>
          </table:table-cell>
        </table:table-row>
        <table:table-row table:style-name="ro1">
          <table:table-cell office:value-type="float" office:value="0.974394807666167" calcext:value-type="float">
            <text:p>0,974394807666167</text:p>
          </table:table-cell>
          <table:table-cell office:value-type="float" office:value="6.36378297925262" calcext:value-type="float">
            <text:p>6,36378297925262</text:p>
          </table:table-cell>
          <table:table-cell office:value-type="float" office:value="98.7607278171666" calcext:value-type="float">
            <text:p>98,7607278171666</text:p>
          </table:table-cell>
        </table:table-row>
        <table:table-row table:style-name="ro1">
          <table:table-cell office:value-type="float" office:value="0.986210744479603" calcext:value-type="float">
            <text:p>0,986210744479603</text:p>
          </table:table-cell>
          <table:table-cell office:value-type="float" office:value="8.69341465147207" calcext:value-type="float">
            <text:p>8,69341465147207</text:p>
          </table:table-cell>
          <table:table-cell office:value-type="float" office:value="99.9321548827943" calcext:value-type="float">
            <text:p>99,93215488279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7-24T11:20:15.105752366</dc:date>
    <meta:editing-duration>PT51S</meta:editing-duration>
    <meta:editing-cycles>1</meta:editing-cycles>
    <meta:document-statistic meta:table-count="1" meta:cell-count="1503" meta:object-count="0"/>
  </office:meta>
</office:document-meta>
</file>